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rimitivo ES 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500" calcext:value-type="float">
            <text:p>9500</text:p>
          </table:table-cell>
          <table:table-cell office:value-type="float" office:value="3800" calcext:value-type="float">
            <text:p>38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56013" calcext:value-type="float">
            <text:p>50.4560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Barbaresco Martinenga </text:p>
          </table:table-cell>
          <table:table-cell office:value-type="string" calcext:value-type="string">
            <text:p>Marchesi di Gres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evfefewmwzk9bd1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54.264908" calcext:value-type="float">
            <text:p>54.2649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Barolo Ornato 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500" calcext:value-type="float">
            <text:p>1450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96g16anb9vmm2j4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nato Barolo</text:p>
          </table:table-cell>
          <table:table-cell office:value-type="string" calcext:value-type="string">
            <text:p>Pio Cesare</text:p>
          </table:table-cell>
          <table:table-cell office:value-type="float" office:value="53.32991" calcext:value-type="float">
            <text:p>53.329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Barolo 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3500" calcext:value-type="float">
            <text:p>35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9gnn8fv71bs04f1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Pio Cesare</text:p>
          </table:table-cell>
          <table:table-cell office:value-type="float" office:value="43.14882" calcext:value-type="float">
            <text:p>43.148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Barolo Cerequio </text:p>
          </table:table-cell>
          <table:table-cell office:value-type="string" calcext:value-type="string">
            <text:p>Roberto Voer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1kn9h6bat8tt1ve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requio Barolo</text:p>
          </table:table-cell>
          <table:table-cell office:value-type="string" calcext:value-type="string">
            <text:p>Roberto Voerzio</text:p>
          </table:table-cell>
          <table:table-cell office:value-type="float" office:value="54.098095" calcext:value-type="float">
            <text:p>54.0980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Rosso di Montalcino </text:p>
          </table:table-cell>
          <table:table-cell office:value-type="string" calcext:value-type="string">
            <text:p>Lis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300" calcext:value-type="float">
            <text:p>13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141ysjvmj4af4ea3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isini</text:p>
          </table:table-cell>
          <table:table-cell office:value-type="float" office:value="43.38419" calcext:value-type="float">
            <text:p>43.384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string" calcext:value-type="string">
            <text:p>Brunello di Montalcino Riserva </text:p>
          </table:table-cell>
          <table:table-cell office:value-type="string" calcext:value-type="string">
            <text:p>Capan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6000" calcext:value-type="float">
            <text:p>16000</text:p>
          </table:table-cell>
          <table:table-cell office:value-type="float" office:value="4300" calcext:value-type="float">
            <text:p>43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sn3v0x6rx3vxhta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Capanna</text:p>
          </table:table-cell>
          <table:table-cell office:value-type="float" office:value="45.92301" calcext:value-type="float">
            <text:p>45.923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Brunello di Montalcino </text:p>
          </table:table-cell>
          <table:table-cell office:value-type="string" calcext:value-type="string">
            <text:p>Lisin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850" calcext:value-type="float">
            <text:p>28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6j14kdd4qpprnfr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isini</text:p>
          </table:table-cell>
          <table:table-cell office:value-type="float" office:value="46.072037" calcext:value-type="float">
            <text:p>46.0720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Brunello di Montalcino Ugolaia </text:p>
          </table:table-cell>
          <table:table-cell office:value-type="string" calcext:value-type="string">
            <text:p>Lis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2500" calcext:value-type="float">
            <text:p>12500</text:p>
          </table:table-cell>
          <table:table-cell office:value-type="float" office:value="4200" calcext:value-type="float">
            <text:p>4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1nz3rwq29mkt64sn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Ugolaia</text:p>
          </table:table-cell>
          <table:table-cell office:value-type="string" calcext:value-type="string">
            <text:p>Lisini</text:p>
          </table:table-cell>
          <table:table-cell office:value-type="float" office:value="55.292274" calcext:value-type="float">
            <text:p>55.292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Brunello di Montalcino </text:p>
          </table:table-cell>
          <table:table-cell office:value-type="string" calcext:value-type="string">
            <text:p>Collosor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2500" calcext:value-type="float">
            <text:p>25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46.77983" calcext:value-type="float">
            <text:p>46.779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string" calcext:value-type="string">
            <text:p>Brunello di Montalcino Riserva </text:p>
          </table:table-cell>
          <table:table-cell office:value-type="string" calcext:value-type="string">
            <text:p>Piancor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500" calcext:value-type="float">
            <text:p>10500</text:p>
          </table:table-cell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wqpgq3qpk3sh9yv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Brunello di Montalcino</text:p>
          </table:table-cell>
          <table:table-cell office:value-type="string" calcext:value-type="string">
            <text:p>Piancornello</text:p>
          </table:table-cell>
          <table:table-cell office:value-type="float" office:value="47.29027" calcext:value-type="float">
            <text:p>47.290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Montevertine 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3200" calcext:value-type="float">
            <text:p>32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6.757545" calcext:value-type="float">
            <text:p>46.7575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Vino Nobile di Montepulciano </text:p>
          </table:table-cell>
          <table:table-cell office:value-type="string" calcext:value-type="string">
            <text:p>Poliz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fekgfr5zac12k933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Poliziano</text:p>
          </table:table-cell>
          <table:table-cell office:value-type="float" office:value="46.575153" calcext:value-type="float">
            <text:p>46.5751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Rosso del Conte </text:p>
          </table:table-cell>
          <table:table-cell office:value-type="string" calcext:value-type="string">
            <text:p>Tasca d’Alme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700" calcext:value-type="float">
            <text:p>27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j76yn3fkn6r9pbn6y31jm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Conte</text:p>
          </table:table-cell>
          <table:table-cell office:value-type="string" calcext:value-type="string">
            <text:p>Tasca d’Almerita</text:p>
          </table:table-cell>
          <table:table-cell office:value-type="float" office:value="53.195656" calcext:value-type="float">
            <text:p>53.1956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Pinotage </text:p>
          </table:table-cell>
          <table:table-cell office:value-type="string" calcext:value-type="string">
            <text:p>Aalder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610" calcext:value-type="float">
            <text:p>26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4b54kzeq5p0exsgev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age</text:p>
          </table:table-cell>
          <table:table-cell office:value-type="string" calcext:value-type="string">
            <text:p>Aaldering</text:p>
          </table:table-cell>
          <table:table-cell office:value-type="float" office:value="36.803818" calcext:value-type="float">
            <text:p>36.8038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Sauvignon Blanc </text:p>
          </table:table-cell>
          <table:table-cell office:value-type="string" calcext:value-type="string">
            <text:p>Palliser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wfsq06fa0qdaw3xtd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Palliser Estate</text:p>
          </table:table-cell>
          <table:table-cell office:value-type="float" office:value="37.949753" calcext:value-type="float">
            <text:p>37.9497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Viognier Yarden </text:p>
          </table:table-cell>
          <table:table-cell office:value-type="string" calcext:value-type="string">
            <text:p>Golan Heights Wine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0bwgdssevhs58r9cm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ognier Yarden</text:p>
          </table:table-cell>
          <table:table-cell office:value-type="string" calcext:value-type="string">
            <text:p>Golan Heights Winery</text:p>
          </table:table-cell>
          <table:table-cell office:value-type="float" office:value="53.947445" calcext:value-type="float">
            <text:p>53.9474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Pinot Noir Gamla </text:p>
          </table:table-cell>
          <table:table-cell office:value-type="string" calcext:value-type="string">
            <text:p>Golan Heights Wine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3900" calcext:value-type="float">
            <text:p>39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0bcw78vcqsy9hfje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Gamla</text:p>
          </table:table-cell>
          <table:table-cell office:value-type="string" calcext:value-type="string">
            <text:p>Golan Heights Winery</text:p>
          </table:table-cell>
          <table:table-cell office:value-type="float" office:value="53.80806" calcext:value-type="float">
            <text:p>53.808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Cote Rotie La Turque </text:p>
          </table:table-cell>
          <table:table-cell office:value-type="string" calcext:value-type="string">
            <text:p>E. Gui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50000" calcext:value-type="float">
            <text:p>50000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r8rws1g6e6p5svk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 La Turque</text:p>
          </table:table-cell>
          <table:table-cell office:value-type="string" calcext:value-type="string">
            <text:p>E. Guigal</text:p>
          </table:table-cell>
          <table:table-cell office:value-type="float" office:value="49.785217" calcext:value-type="float">
            <text:p>49.7852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Cote Rotie La Mouline </text:p>
          </table:table-cell>
          <table:table-cell office:value-type="string" calcext:value-type="string">
            <text:p>E. Gui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50000" calcext:value-type="float">
            <text:p>50000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rqfm81zc51a9rzr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 La Mouline</text:p>
          </table:table-cell>
          <table:table-cell office:value-type="string" calcext:value-type="string">
            <text:p>E. Guigal</text:p>
          </table:table-cell>
          <table:table-cell office:value-type="float" office:value="46.964184" calcext:value-type="float">
            <text:p>46.9641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ote-Rotie </text:p>
          </table:table-cell>
          <table:table-cell office:value-type="string" calcext:value-type="string">
            <text:p>Bonser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42jr918cjd5qw3v2n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</text:p>
          </table:table-cell>
          <table:table-cell office:value-type="string" calcext:value-type="string">
            <text:p>Bonserine</text:p>
          </table:table-cell>
          <table:table-cell office:value-type="float" office:value="42.55271" calcext:value-type="float">
            <text:p>42.552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Vintage Port </text:p>
          </table:table-cell>
          <table:table-cell office:value-type="string" calcext:value-type="string">
            <text:p>Quinta De La R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9500" calcext:value-type="float">
            <text:p>95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0mn36zx93yyzbw2cj0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Vintage Port</text:p>
          </table:table-cell>
          <table:table-cell office:value-type="string" calcext:value-type="string">
            <text:p>Quinta de La Rosa</text:p>
          </table:table-cell>
          <table:table-cell office:value-type="float" office:value="41.164864" calcext:value-type="float">
            <text:p>41.1648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Tokaji Aszu 6 Puttonyos </text:p>
          </table:table-cell>
          <table:table-cell office:value-type="string" calcext:value-type="string">
            <text:p>Disznokö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1995" calcext:value-type="float">
            <text:p>1995</text:p>
          </table:table-cell>
          <table:table-cell office:value-type="float" office:value="15000" calcext:value-type="float">
            <text:p>150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0a2y4d63c62n64qfr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6 Puttonyos</text:p>
          </table:table-cell>
          <table:table-cell office:value-type="string" calcext:value-type="string">
            <text:p>Disznókó</text:p>
          </table:table-cell>
          <table:table-cell office:value-type="float" office:value="53.705544" calcext:value-type="float">
            <text:p>53.705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Tokaji Aszu 3 Puttonyos 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3" calcext:value-type="float">
            <text:p>2013</text:p>
          </table:table-cell>
          <table:table-cell office:value-type="float" office:value="7500" calcext:value-type="float">
            <text:p>7500</text:p>
          </table:table-cell>
          <table:table-cell office:value-type="float" office:value="3300" calcext:value-type="float">
            <text:p>33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8bpzbzh0qrhgkn2r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3 Puttonyos</text:p>
          </table:table-cell>
          <table:table-cell office:value-type="string" calcext:value-type="string">
            <text:p>Oremus</text:p>
          </table:table-cell>
          <table:table-cell office:value-type="float" office:value="52.833984" calcext:value-type="float">
            <text:p>52.8339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string" calcext:value-type="string">
            <text:p>Tokaji Aszu 5 Puttonyos 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06" calcext:value-type="float">
            <text:p>2006</text:p>
          </table:table-cell>
          <table:table-cell office:value-type="float" office:value="9000" calcext:value-type="float">
            <text:p>9000</text:p>
          </table:table-cell>
          <table:table-cell office:value-type="float" office:value="3900" calcext:value-type="float">
            <text:p>39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08k777d06v1y0vm2f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5 Puttonyos</text:p>
          </table:table-cell>
          <table:table-cell office:value-type="string" calcext:value-type="string">
            <text:p>Oremus</text:p>
          </table:table-cell>
          <table:table-cell office:value-type="float" office:value="53.07157" calcext:value-type="float">
            <text:p>53.071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Tokaji Aszu 6 Puttonyos </text:p>
          </table:table-cell>
          <table:table-cell office:value-type="string" calcext:value-type="string">
            <text:p>Szepsy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1996" calcext:value-type="float">
            <text:p>1996</text:p>
          </table:table-cell>
          <table:table-cell office:value-type="float" office:value="35000" calcext:value-type="float">
            <text:p>35000</text:p>
          </table:table-cell>
          <table:table-cell office:value-type="float" office:value="13950" calcext:value-type="float">
            <text:p>139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4n1hp7299g1qws465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szú Tokaji 6 Puttonyos</text:p>
          </table:table-cell>
          <table:table-cell office:value-type="string" calcext:value-type="string">
            <text:p>Szepsy</text:p>
          </table:table-cell>
          <table:table-cell office:value-type="float" office:value="54.38437" calcext:value-type="float">
            <text:p>54.384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Tokaji Aszu 6 Puttonyos </text:p>
          </table:table-cell>
          <table:table-cell office:value-type="string" calcext:value-type="string">
            <text:p>Szepsy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08" calcext:value-type="float">
            <text:p>2008</text:p>
          </table:table-cell>
          <table:table-cell office:value-type="float" office:value="35000" calcext:value-type="float">
            <text:p>35000</text:p>
          </table:table-cell>
          <table:table-cell office:value-type="float" office:value="13950" calcext:value-type="float">
            <text:p>139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4n1hp7299g1qws465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szú Tokaji 6 Puttonyos</text:p>
          </table:table-cell>
          <table:table-cell office:value-type="string" calcext:value-type="string">
            <text:p>Szepsy</text:p>
          </table:table-cell>
          <table:table-cell office:value-type="float" office:value="54.38437" calcext:value-type="float">
            <text:p>54.384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Beerenauslese Cuvee </text:p>
          </table:table-cell>
          <table:table-cell office:value-type="string" calcext:value-type="string">
            <text:p>Krach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8jmk609gewew7w2f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uvée Beerenauslese</text:p>
          </table:table-cell>
          <table:table-cell office:value-type="string" calcext:value-type="string">
            <text:p>Kracher</text:p>
          </table:table-cell>
          <table:table-cell office:value-type="float" office:value="33.862793" calcext:value-type="float">
            <text:p>33.8627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Ruster Ausbruch Essenz </text:p>
          </table:table-cell>
          <table:table-cell office:value-type="string" calcext:value-type="string">
            <text:p>Feiler-Arting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9000" calcext:value-type="float">
            <text:p>9000</text:p>
          </table:table-cell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hh6jfw6g5rrhptp93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uster Ausbruch Essenz</text:p>
          </table:table-cell>
          <table:table-cell office:value-type="string" calcext:value-type="string">
            <text:p>Feiler-Artinger</text:p>
          </table:table-cell>
          <table:table-cell office:value-type="float" office:value="67.598465" calcext:value-type="float">
            <text:p>67.5984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Barolo Ciabot Mentin Ginestra 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4500" calcext:value-type="float">
            <text:p>145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69.38083" calcext:value-type="float">
            <text:p>69.38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Barbaresco Gaiun Martinenga </text:p>
          </table:table-cell>
          <table:table-cell office:value-type="string" calcext:value-type="string">
            <text:p>Marchesi di Gres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500" calcext:value-type="float">
            <text:p>12500</text:p>
          </table:table-cell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er1whspydz90as1f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Gaiun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61.035133" calcext:value-type="float">
            <text:p>61.0351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inticlarus Cuvee 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2750" calcext:value-type="float">
            <text:p>27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vfjex7ec5r6bex9n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Linticlarus</text:p>
          </table:table-cell>
          <table:table-cell office:value-type="string" calcext:value-type="string">
            <text:p>Tiefenbrunner</text:p>
          </table:table-cell>
          <table:table-cell office:value-type="float" office:value="43.186317" calcext:value-type="float">
            <text:p>43.1863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Barbaresco Rabaja 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4800" calcext:value-type="float">
            <text:p>48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49.764965" calcext:value-type="float">
            <text:p>49.7649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Sauvignon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4.881718" calcext:value-type="float">
            <text:p>54.8817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Vintage Tunina 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9000" calcext:value-type="float">
            <text:p>19000</text:p>
          </table:table-cell>
          <table:table-cell office:value-type="float" office:value="8320" calcext:value-type="float">
            <text:p>83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43004" calcext:value-type="float">
            <text:p>37.43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Chardonnay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36823" calcext:value-type="float">
            <text:p>55.368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Cabernet Sauvignon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75951" calcext:value-type="float">
            <text:p>55.759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Cabernet Sauvignon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5" calcext:value-type="float">
            <text:p>2005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75951" calcext:value-type="float">
            <text:p>55.759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San Leonardo </text:p>
          </table:table-cell>
          <table:table-cell office:value-type="string" calcext:value-type="string">
            <text:p>San Leonard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8000" calcext:value-type="float">
            <text:p>28000</text:p>
          </table:table-cell>
          <table:table-cell office:value-type="float" office:value="12800" calcext:value-type="float">
            <text:p>128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7.21386" calcext:value-type="float">
            <text:p>47.213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Brunello di Montalcino </text:p>
          </table:table-cell>
          <table:table-cell office:value-type="string" calcext:value-type="string">
            <text:p>Collosorb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3000" calcext:value-type="float">
            <text:p>130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46.77983" calcext:value-type="float">
            <text:p>46.779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Brunello di Montalcino Riserva </text:p>
          </table:table-cell>
          <table:table-cell office:value-type="string" calcext:value-type="string">
            <text:p>Capann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32000" calcext:value-type="float">
            <text:p>32000</text:p>
          </table:table-cell>
          <table:table-cell office:value-type="float" office:value="6450" calcext:value-type="float">
            <text:p>645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sn3v0x6rx3vxhta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Capanna</text:p>
          </table:table-cell>
          <table:table-cell office:value-type="float" office:value="45.92301" calcext:value-type="float">
            <text:p>45.923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arolo Prapo 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7" calcext:value-type="float">
            <text:p>1997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5.94156" calcext:value-type="float">
            <text:p>45.941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Barolo Prapo 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6" calcext:value-type="float">
            <text:p>1996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5.94156" calcext:value-type="float">
            <text:p>45.941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qjv1sbfwwyz6m6d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Bertani</text:p>
          </table:table-cell>
          <table:table-cell office:value-type="float" office:value="43.169376" calcext:value-type="float">
            <text:p>43.1693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6" calcext:value-type="float">
            <text:p>2006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qjv1sbfwwyz6m6d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Bertani</text:p>
          </table:table-cell>
          <table:table-cell office:value-type="float" office:value="43.169376" calcext:value-type="float">
            <text:p>43.1693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Moscato Giallo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40" calcext:value-type="float">
            <text:p>114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d33wzx76s1rr066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</text:p>
          </table:table-cell>
          <table:table-cell office:value-type="string" calcext:value-type="string">
            <text:p>Manincor</text:p>
          </table:table-cell>
          <table:table-cell office:value-type="float" office:value="41.50973" calcext:value-type="float">
            <text:p>41.509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LR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000" calcext:value-type="float">
            <text:p>15000</text:p>
          </table:table-cell>
          <table:table-cell office:value-type="float" office:value="5900" calcext:value-type="float">
            <text:p>59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948967" calcext:value-type="float">
            <text:p>55.9489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Rosé 20/26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010" calcext:value-type="float">
            <text:p>10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'20/26'</text:p>
          </table:table-cell>
          <table:table-cell office:value-type="string" calcext:value-type="string">
            <text:p>Elena Walch</text:p>
          </table:table-cell>
          <table:table-cell office:value-type="float" office:value="58.67508" calcext:value-type="float">
            <text:p>58.675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Blauburgunder Riserva 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2640" calcext:value-type="float">
            <text:p>26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zpn6ntqgqxrvmk812p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Stroblhof</text:p>
          </table:table-cell>
          <table:table-cell office:value-type="float" office:value="41.301575" calcext:value-type="float">
            <text:p>41.301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Il Conte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1.032898" calcext:value-type="float">
            <text:p>41.0328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rande Cuvee Kermes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7.512894" calcext:value-type="float">
            <text:p>57.5128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Arzio 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2880" calcext:value-type="float">
            <text:p>288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1.05641" calcext:value-type="float">
            <text:p>41.056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San Leonardo </text:p>
          </table:table-cell>
          <table:table-cell office:value-type="string" calcext:value-type="string">
            <text:p>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500" calcext:value-type="float">
            <text:p>13500</text:p>
          </table:table-cell>
          <table:table-cell office:value-type="float" office:value="5800" calcext:value-type="float">
            <text:p>58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7.21386" calcext:value-type="float">
            <text:p>47.213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Valpolicella Ca Fiui </text:p>
          </table:table-cell>
          <table:table-cell office:value-type="string" calcext:value-type="string">
            <text:p>Corte Sant Al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060" calcext:value-type="float">
            <text:p>106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4f6mn1tbtvkd2yzm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'Fiui Valpolicella</text:p>
          </table:table-cell>
          <table:table-cell office:value-type="string" calcext:value-type="string">
            <text:p>Corte Sant'Alda</text:p>
          </table:table-cell>
          <table:table-cell office:value-type="float" office:value="57.18021" calcext:value-type="float">
            <text:p>57.180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3900" calcext:value-type="float">
            <text:p>13900</text:p>
          </table:table-cell>
          <table:table-cell office:value-type="float" office:value="6200" calcext:value-type="float">
            <text:p>62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qjv1sbfwwyz6m6d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Bertani</text:p>
          </table:table-cell>
          <table:table-cell office:value-type="float" office:value="43.169376" calcext:value-type="float">
            <text:p>43.1693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Amarone della Valpolicella Valmezzane </text:p>
          </table:table-cell>
          <table:table-cell office:value-type="string" calcext:value-type="string">
            <text:p>Corte Sant Al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00" calcext:value-type="float">
            <text:p>9500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wef8f3pfq7wtyz6e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mezzane Amarone della Valpolicella</text:p>
          </table:table-cell>
          <table:table-cell office:value-type="string" calcext:value-type="string">
            <text:p>Corte Sant'Alda</text:p>
          </table:table-cell>
          <table:table-cell office:value-type="float" office:value="60.670242" calcext:value-type="float">
            <text:p>60.6702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Vintage Tunina 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3729" calcext:value-type="float">
            <text:p>372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43004" calcext:value-type="float">
            <text:p>37.43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Chardonnay Gaia &amp; Rey 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3000" calcext:value-type="float">
            <text:p>33000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pmrbs9bck881h9qr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ia &amp; Rey</text:p>
          </table:table-cell>
          <table:table-cell office:value-type="string" calcext:value-type="string">
            <text:p>Gaja</text:p>
          </table:table-cell>
          <table:table-cell office:value-type="float" office:value="40.27541" calcext:value-type="float">
            <text:p>40.275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Langhe Nebbiolo </text:p>
          </table:table-cell>
          <table:table-cell office:value-type="string" calcext:value-type="string">
            <text:p>G.D. Vajr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050" calcext:value-type="float">
            <text:p>10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qw2t4kw43wwfsv9c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G.D. Vajra</text:p>
          </table:table-cell>
          <table:table-cell office:value-type="float" office:value="44.397427" calcext:value-type="float">
            <text:p>44.3974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Barbaresco 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3900" calcext:value-type="float">
            <text:p>39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686bngphnhxx92e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io Cesare</text:p>
          </table:table-cell>
          <table:table-cell office:value-type="float" office:value="44.2639" calcext:value-type="float">
            <text:p>44.26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Eiswein </text:p>
          </table:table-cell>
          <table:table-cell office:value-type="string" calcext:value-type="string">
            <text:p>Krach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3100" calcext:value-type="float">
            <text:p>3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aerrv8cf7b1ha2vt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swein</text:p>
          </table:table-cell>
          <table:table-cell office:value-type="string" calcext:value-type="string">
            <text:p>Kracher</text:p>
          </table:table-cell>
          <table:table-cell office:value-type="float" office:value="31.47072" calcext:value-type="float">
            <text:p>31.4707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uvee Trias 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730" calcext:value-type="float">
            <text:p>17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rqwh2b0tvrv2f3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as Mitterberg Weiss</text:p>
          </table:table-cell>
          <table:table-cell office:value-type="string" calcext:value-type="string">
            <text:p>Ignaz Niedrist</text:p>
          </table:table-cell>
          <table:table-cell office:value-type="float" office:value="33.10165" calcext:value-type="float">
            <text:p>33.101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rlaner Sauvignon Porphyr&amp;Kalk </text:p>
          </table:table-cell>
          <table:table-cell office:value-type="string" calcext:value-type="string">
            <text:p>Sauvignon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430" calcext:value-type="float">
            <text:p>14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Sauvignon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43.21913" calcext:value-type="float">
            <text:p>43.219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inot Grigio Vigna Kastel Ringberg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565" calcext:value-type="float">
            <text:p>156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4.61199" calcext:value-type="float">
            <text:p>64.611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ardonnay Magdalena 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019" calcext:value-type="float">
            <text:p>101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d1w002x6veypw2vn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dalena Chardonnay</text:p>
          </table:table-cell>
          <table:table-cell office:value-type="string" calcext:value-type="string">
            <text:p>Tenuta Nicolussi Leck</text:p>
          </table:table-cell>
          <table:table-cell office:value-type="float" office:value="48.259937" calcext:value-type="float">
            <text:p>48.259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inot Bianco Platt &amp; Riegl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69" calcext:value-type="float">
            <text:p>9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m6h26prmraqbdja4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Platt&amp;Riegl</text:p>
          </table:table-cell>
          <table:table-cell office:value-type="string" calcext:value-type="string">
            <text:p>Girlan</text:p>
          </table:table-cell>
          <table:table-cell office:value-type="float" office:value="50.567005" calcext:value-type="float">
            <text:p>50.5670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ntanasanta Nosiola (Anfora) </text:p>
          </table:table-cell>
          <table:table-cell office:value-type="string" calcext:value-type="string">
            <text:p>Foradori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cvdr1724n7cmge6k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siola Fontanasanta</text:p>
          </table:table-cell>
          <table:table-cell office:value-type="string" calcext:value-type="string">
            <text:p>Foradori</text:p>
          </table:table-cell>
          <table:table-cell office:value-type="float" office:value="55.06488" calcext:value-type="float">
            <text:p>55.064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urmint Dry Mandolas 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e4se37jyth9ve7ms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dolás Furmint</text:p>
          </table:table-cell>
          <table:table-cell office:value-type="string" calcext:value-type="string">
            <text:p>Oremus</text:p>
          </table:table-cell>
          <table:table-cell office:value-type="float" office:value="46.73182" calcext:value-type="float">
            <text:p>46.73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an Vino Albarinho</text:p>
          </table:table-cell>
          <table:table-cell office:value-type="string" calcext:value-type="string">
            <text:p>Pazo Barrant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3700" calcext:value-type="float">
            <text:p>37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ps9jsm1qg6wqft4ma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 Vino Albariño</text:p>
          </table:table-cell>
          <table:table-cell office:value-type="string" calcext:value-type="string">
            <text:p>Pazo Barrantes</text:p>
          </table:table-cell>
          <table:table-cell office:value-type="float" office:value="57.386726" calcext:value-type="float">
            <text:p>57.3867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eritage Chilar (Anfora)</text:p>
          </table:table-cell>
          <table:table-cell office:value-type="string" calcext:value-type="string">
            <text:p>Zora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zek2nc9322x9r3hxpdwdf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Zorah</text:p>
          </table:table-cell>
          <table:table-cell office:value-type="float" office:value="40.715652" calcext:value-type="float">
            <text:p>40.7156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adici Taurasi Ris. 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22aefsshb1emtk32p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asi Radici</text:p>
          </table:table-cell>
          <table:table-cell office:value-type="string" calcext:value-type="string">
            <text:p>Mastroberardino</text:p>
          </table:table-cell>
          <table:table-cell office:value-type="float" office:value="47.099243" calcext:value-type="float">
            <text:p>47.099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ernatsch Gschleier Alte Reben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280" calcext:value-type="float">
            <text:p>128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56.63568" calcext:value-type="float">
            <text:p>56.635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ivier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kt7bs74j8vh9chkk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Pivier</text:p>
          </table:table-cell>
          <table:table-cell office:value-type="string" calcext:value-type="string">
            <text:p>Cesconi</text:p>
          </table:table-cell>
          <table:table-cell office:value-type="float" office:value="34.073658" calcext:value-type="float">
            <text:p>34.0736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inot Noir Hausmannhof </text:p>
          </table:table-cell>
          <table:table-cell office:value-type="string" calcext:value-type="string">
            <text:p>Haderburg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s5qwgrhg1850c2bn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usmannhof Gewürztraminer</text:p>
          </table:table-cell>
          <table:table-cell office:value-type="string" calcext:value-type="string">
            <text:p>Haderburg</text:p>
          </table:table-cell>
          <table:table-cell office:value-type="float" office:value="41.573227" calcext:value-type="float">
            <text:p>41.5732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uvee Rot 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9hwa51xjdy77tbc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ndreas Baron Widmann</text:p>
          </table:table-cell>
          <table:table-cell office:value-type="float" office:value="37.23817" calcext:value-type="float">
            <text:p>37.238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erlot Brenntal </text:p>
          </table:table-cell>
          <table:table-cell office:value-type="string" calcext:value-type="string">
            <text:p>Kellerei Kurta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400" calcext:value-type="float">
            <text:p>34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5.047684" calcext:value-type="float">
            <text:p>35.0476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yrah La Monaca </text:p>
          </table:table-cell>
          <table:table-cell office:value-type="string" calcext:value-type="string">
            <text:p>Sallier de La 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avdrqyz5w85d4d0w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Domaine de la Tour</text:p>
          </table:table-cell>
          <table:table-cell office:value-type="float" office:value="24.190323" calcext:value-type="float">
            <text:p>24.1903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inot Noir </text:p>
          </table:table-cell>
          <table:table-cell office:value-type="string" calcext:value-type="string">
            <text:p>Palli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wfb0scdj23epqnt2k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Palliser Estate</text:p>
          </table:table-cell>
          <table:table-cell office:value-type="float" office:value="29.188732" calcext:value-type="float">
            <text:p>29.1887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lpolicella Ripasso Campi Magri </text:p>
          </table:table-cell>
          <table:table-cell office:value-type="string" calcext:value-type="string">
            <text:p>Corte Sant Alda,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639" calcext:value-type="float">
            <text:p>163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32yc5ev9xm3sa3m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Campi Magri</text:p>
          </table:table-cell>
          <table:table-cell office:value-type="string" calcext:value-type="string">
            <text:p>Corte Sant'Alda</text:p>
          </table:table-cell>
          <table:table-cell office:value-type="float" office:value="56.95762" calcext:value-type="float">
            <text:p>56.957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eroldego Sgarzon (Anfora) </text:p>
          </table:table-cell>
          <table:table-cell office:value-type="string" calcext:value-type="string">
            <text:p>Foradori,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51.41482" calcext:value-type="float">
            <text:p>51.414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ritage Sireni (Anfora) </text:p>
          </table:table-cell>
          <table:table-cell office:value-type="string" calcext:value-type="string">
            <text:p>Zora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zek2nc9322x9r3hxpdwdf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Zorah</text:p>
          </table:table-cell>
          <table:table-cell office:value-type="float" office:value="40.715652" calcext:value-type="float">
            <text:p>40.7156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ssenzia 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735" calcext:value-type="float">
            <text:p>17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hqz4qz7ra0dqmk7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ssenzia Dolomiti</text:p>
          </table:table-cell>
          <table:table-cell office:value-type="string" calcext:value-type="string">
            <text:p>Pojer e Sandri</text:p>
          </table:table-cell>
          <table:table-cell office:value-type="float" office:value="45.088463" calcext:value-type="float">
            <text:p>45.0884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cioto di Valpolicella Le Tordare </text:p>
          </table:table-cell>
          <table:table-cell office:value-type="string" calcext:value-type="string">
            <text:p>Cà la Bionda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2" calcext:value-type="float">
            <text:p>2012</text:p>
          </table:table-cell>
          <table:table-cell office:value-type="float" office:value="5500" calcext:value-type="float">
            <text:p>5500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hyjmrbdp066ep747s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Tordare Recioto della Valpolicella Classico</text:p>
          </table:table-cell>
          <table:table-cell office:value-type="string" calcext:value-type="string">
            <text:p>Ca' La Bionda</text:p>
          </table:table-cell>
          <table:table-cell office:value-type="float" office:value="50.017685" calcext:value-type="float">
            <text:p>50.0176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anyuls Leon Parce </text:p>
          </table:table-cell>
          <table:table-cell office:value-type="string" calcext:value-type="string">
            <text:p>Dom. de la Rectori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jvmq1skw7j1fvv4qkh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uvée Léon Parcé Banyuls</text:p>
          </table:table-cell>
          <table:table-cell office:value-type="string" calcext:value-type="string">
            <text:p>Domaine de la Rectorie</text:p>
          </table:table-cell>
          <table:table-cell office:value-type="float" office:value="47.80027" calcext:value-type="float">
            <text:p>47.800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Arunda Brut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030" calcext:value-type="float">
            <text:p>10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qpjnycj93jmb0chbj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Arunda</text:p>
          </table:table-cell>
          <table:table-cell office:value-type="float" office:value="30.287397" calcext:value-type="float">
            <text:p>30.2873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aeclarus Brut</text:p>
          </table:table-cell>
          <table:table-cell office:value-type="string" calcext:value-type="string">
            <text:p>St.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490" calcext:value-type="float">
            <text:p>149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aa05dyc9yfx41sfh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Extra Brut</text:p>
          </table:table-cell>
          <table:table-cell office:value-type="string" calcext:value-type="string">
            <text:p>Kellerei St. Pauls</text:p>
          </table:table-cell>
          <table:table-cell office:value-type="float" office:value="33.534763" calcext:value-type="float">
            <text:p>33.5347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Haderburg Pas Dosé 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35.802727" calcext:value-type="float">
            <text:p>35.8027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aderburg Pas Dosé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35.802727" calcext:value-type="float">
            <text:p>35.8027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Hausmannhof Riserva Brut 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3.227478" calcext:value-type="float">
            <text:p>43.22747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Valdobbiadene DOCG Extra Dry Coste Ponente Col Vetoraz</text:p>
          </table:table-cell>
          <table:table-cell office:value-type="string" calcext:value-type="string">
            <text:p>Col Vetora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d427es88zf1m2x3n7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aldobbiadene Extra Dry</text:p>
          </table:table-cell>
          <table:table-cell office:value-type="string" calcext:value-type="string">
            <text:p>Col Vetoraz</text:p>
          </table:table-cell>
          <table:table-cell office:value-type="float" office:value="52.415836" calcext:value-type="float">
            <text:p>52.4158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Valdobbiadene DOCG Brut Fagher Le Colture</text:p>
          </table:table-cell>
          <table:table-cell office:value-type="string" calcext:value-type="string">
            <text:p>Le Coltu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869" calcext:value-type="float">
            <text:p>86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yfmdwvdyrqtff6zzp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agher Valdobbiadene Brut</text:p>
          </table:table-cell>
          <table:table-cell office:value-type="string" calcext:value-type="string">
            <text:p>Le Colture</text:p>
          </table:table-cell>
          <table:table-cell office:value-type="float" office:value="47.28949" calcext:value-type="float">
            <text:p>47.2894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aldobbiadene DOCG Brut Millesimato Guia Foss Marai</text:p>
          </table:table-cell>
          <table:table-cell office:value-type="string" calcext:value-type="string">
            <text:p>Foss Ma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908" calcext:value-type="float">
            <text:p>90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4mm9b06j3qd2b49vp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uia Millesimato Brut</text:p>
          </table:table-cell>
          <table:table-cell office:value-type="string" calcext:value-type="string">
            <text:p>Foss Marai</text:p>
          </table:table-cell>
          <table:table-cell office:value-type="float" office:value="49.50387" calcext:value-type="float">
            <text:p>49.503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Cartizze DOCG Dry Bortolin</text:p>
          </table:table-cell>
          <table:table-cell office:value-type="string" calcext:value-type="string">
            <text:p>Borto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215" calcext:value-type="float">
            <text:p>12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x9aj5cfqh4wdsgkm5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rtizze Dry</text:p>
          </table:table-cell>
          <table:table-cell office:value-type="string" calcext:value-type="string">
            <text:p>Fratelli Bortolin</text:p>
          </table:table-cell>
          <table:table-cell office:value-type="float" office:value="31.308144" calcext:value-type="float">
            <text:p>31.3081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Franciacorta DOCG Extra Brut/ Brut Francesco I.,Uberti</text:p>
          </table:table-cell>
          <table:table-cell office:value-type="string" calcext:value-type="string">
            <text:p>U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670" calcext:value-type="float">
            <text:p>167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v0q62pz4wc2cv3eb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Francesco I Extra Brut</text:p>
          </table:table-cell>
          <table:table-cell office:value-type="string" calcext:value-type="string">
            <text:p>Uberti</text:p>
          </table:table-cell>
          <table:table-cell office:value-type="float" office:value="53.730583" calcext:value-type="float">
            <text:p>53.7305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ranciacorta DOCG Brut Saten, Bosio</text:p>
          </table:table-cell>
          <table:table-cell office:value-type="string" calcext:value-type="string">
            <text:p>Bos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730" calcext:value-type="float">
            <text:p>173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r8r6vxmed0qrr733d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</text:p>
          </table:table-cell>
          <table:table-cell office:value-type="string" calcext:value-type="string">
            <text:p>Bosio</text:p>
          </table:table-cell>
          <table:table-cell office:value-type="float" office:value="37.779636" calcext:value-type="float">
            <text:p>37.7796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Franciacorta DOCG Extra Brut, Comari del Salem,Uberti</text:p>
          </table:table-cell>
          <table:table-cell office:value-type="string" calcext:value-type="string">
            <text:p>U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v10cn44hem8c64kr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omarì del Salem Extra Brut</text:p>
          </table:table-cell>
          <table:table-cell office:value-type="string" calcext:value-type="string">
            <text:p>Uberti</text:p>
          </table:table-cell>
          <table:table-cell office:value-type="float" office:value="56.325615" calcext:value-type="float">
            <text:p>56.3256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Franciacorta DOCG Riserva Brut Annamaria Clementi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1500" calcext:value-type="float">
            <text:p>21500</text:p>
          </table:table-cell>
          <table:table-cell office:value-type="float" office:value="9570" calcext:value-type="float">
            <text:p>95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k9zsrd3qar06sbgpebrcwr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iserva Annamaria Clementi R.S. Brut</text:p>
          </table:table-cell>
          <table:table-cell office:value-type="string" calcext:value-type="string">
            <text:p>Ca' del Bosco</text:p>
          </table:table-cell>
          <table:table-cell office:value-type="float" office:value="50.434395" calcext:value-type="float">
            <text:p>50.4343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erle Brut Millesimato 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2200" calcext:value-type="float">
            <text:p>220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Brut</text:p>
          </table:table-cell>
          <table:table-cell office:value-type="string" calcext:value-type="string">
            <text:p>Ferrari</text:p>
          </table:table-cell>
          <table:table-cell office:value-type="float" office:value="31.737782" calcext:value-type="float">
            <text:p>31.7377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Trento DOC Brut Riserva Methius 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2600" calcext:value-type="float">
            <text:p>26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627724" calcext:value-type="float">
            <text:p>42.6277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Trento DOC Brut Riserva Methius 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500" calcext:value-type="float">
            <text:p>13500</text:p>
          </table:table-cell>
          <table:table-cell office:value-type="float" office:value="4700" calcext:value-type="float">
            <text:p>47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627724" calcext:value-type="float">
            <text:p>42.6277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Blauwal Riserva Extra Brut 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b8x6jbd5f7a5e2hnn1cmt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r Blauwal Extra Brut</text:p>
          </table:table-cell>
          <table:table-cell office:value-type="string" calcext:value-type="string">
            <text:p>Cesconi</text:p>
          </table:table-cell>
          <table:table-cell office:value-type="float" office:value="39.21068" calcext:value-type="float">
            <text:p>39.210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rento DOC Giulio Ferrari Riserva Del Fondatore Brut 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5000" calcext:value-type="float">
            <text:p>25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6.402573" calcext:value-type="float">
            <text:p>46.40257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Trento DOC Giulio Ferrari Riserva Del Fondatore Rose Brut 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40000" calcext:value-type="float">
            <text:p>400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6.402573" calcext:value-type="float">
            <text:p>46.4025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runda Excellor Rose Brut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qpc3zjjtbtyab67r1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Excellor Rosé Brut</text:p>
          </table:table-cell>
          <table:table-cell office:value-type="string" calcext:value-type="string">
            <text:p>Arunda</text:p>
          </table:table-cell>
          <table:table-cell office:value-type="float" office:value="40.390175" calcext:value-type="float">
            <text:p>40.390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ose Brut Pojer &amp; Sandri</text:p>
          </table:table-cell>
          <table:table-cell office:value-type="string" calcext:value-type="string">
            <text:p>Pojer&amp;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1889" calcext:value-type="float">
            <text:p>18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hb4w40vf68pxz2wa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osé Brut</text:p>
          </table:table-cell>
          <table:table-cell office:value-type="string" calcext:value-type="string">
            <text:p>Pojer e Sandri</text:p>
          </table:table-cell>
          <table:table-cell office:value-type="float" office:value="39.480686" calcext:value-type="float">
            <text:p>39.4806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ranciacorta Rose Brut Uberti</text:p>
          </table:table-cell>
          <table:table-cell office:value-type="string" calcext:value-type="string">
            <text:p>U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v0ptb4mbfcdt7wv2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Francesco I Rosé Brut</text:p>
          </table:table-cell>
          <table:table-cell office:value-type="string" calcext:value-type="string">
            <text:p>Uberti</text:p>
          </table:table-cell>
          <table:table-cell office:value-type="float" office:value="36.900322" calcext:value-type="float">
            <text:p>36.9003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Blanquette de Limoux Brut Tradition Antech </text:p>
          </table:table-cell>
          <table:table-cell office:value-type="string" calcext:value-type="string">
            <text:p>Ante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hpscp8ja18tz662nm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radition Blanquette de Limoux Brut</text:p>
          </table:table-cell>
          <table:table-cell office:value-type="string" calcext:value-type="string">
            <text:p>Antech</text:p>
          </table:table-cell>
          <table:table-cell office:value-type="float" office:value="47.900208" calcext:value-type="float">
            <text:p>47.9002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Guy Larmandier Premier Cru Brut</text:p>
          </table:table-cell>
          <table:table-cell office:value-type="string" calcext:value-type="string">
            <text:p>Guy Larmandi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950" calcext:value-type="float">
            <text:p>19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vdb5wxdwrspf4nygd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Brut</text:p>
          </table:table-cell>
          <table:table-cell office:value-type="string" calcext:value-type="string">
            <text:p>Guy Larmandier</text:p>
          </table:table-cell>
          <table:table-cell office:value-type="float" office:value="46.328526" calcext:value-type="float">
            <text:p>46.32852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ouis Roederer Brut Collection246 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640" calcext:value-type="float">
            <text:p>26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tt7c1kpf20kagq42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héophile Roederer Extra Dry Champagne</text:p>
          </table:table-cell>
          <table:table-cell office:value-type="string" calcext:value-type="string">
            <text:p>Louis Roederer</text:p>
          </table:table-cell>
          <table:table-cell office:value-type="float" office:value="41.90876" calcext:value-type="float">
            <text:p>41.908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Louis Roederer Brut Collection 244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4630" calcext:value-type="float">
            <text:p>46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t3r3m2xqxvqrmzvg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ollection 244</text:p>
          </table:table-cell>
          <table:table-cell office:value-type="string" calcext:value-type="string">
            <text:p>Louis Roederer</text:p>
          </table:table-cell>
          <table:table-cell office:value-type="float" office:value="46.920055" calcext:value-type="float">
            <text:p>46.9200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Louis Roederer Blanc de Blancs Brut 2016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000" calcext:value-type="float">
            <text:p>17000</text:p>
          </table:table-cell>
          <table:table-cell office:value-type="float" office:value="7650" calcext:value-type="float">
            <text:p>76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t9m8vtqxac1s8j9p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 (Vintage)</text:p>
          </table:table-cell>
          <table:table-cell office:value-type="string" calcext:value-type="string">
            <text:p>Louis Roederer</text:p>
          </table:table-cell>
          <table:table-cell office:value-type="float" office:value="44.35888" calcext:value-type="float">
            <text:p>44.35888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Louis Roederer Philippe Starck Brut Nature Vintage 2015</text:p>
          </table:table-cell>
          <table:table-cell office:value-type="string" calcext:value-type="string">
            <text:p>Roederer &amp; Star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6750" calcext:value-type="float">
            <text:p>67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tp9tfe5y8mvcvnbm5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by Philippe Starck Brut Nature</text:p>
          </table:table-cell>
          <table:table-cell office:value-type="string" calcext:value-type="string">
            <text:p>Louis Roederer</text:p>
          </table:table-cell>
          <table:table-cell office:value-type="float" office:value="39.308506" calcext:value-type="float">
            <text:p>39.308506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ierre Peters Blanc de Blancs Grand Cru Extra Brut</text:p>
          </table:table-cell>
          <table:table-cell office:value-type="string" calcext:value-type="string">
            <text:p>Pierre Peter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5700" calcext:value-type="float">
            <text:p>57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ve2z41qt724p109tk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Extra Brut Champagne Grand Cru 'Le Mesnil-sur-Oger'</text:p>
          </table:table-cell>
          <table:table-cell office:value-type="string" calcext:value-type="string">
            <text:p>Pierre Peters</text:p>
          </table:table-cell>
          <table:table-cell office:value-type="float" office:value="36.72068" calcext:value-type="float">
            <text:p>36.72068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Deutz Classic Brut</text:p>
          </table:table-cell>
          <table:table-cell office:value-type="string" calcext:value-type="string">
            <text:p>Deu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4725" calcext:value-type="float">
            <text:p>47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bvqnnfncmfrhr27r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William Deutz Millesimé Brut Champagne</text:p>
          </table:table-cell>
          <table:table-cell office:value-type="string" calcext:value-type="string">
            <text:p>Deutz</text:p>
          </table:table-cell>
          <table:table-cell office:value-type="float" office:value="37.908264" calcext:value-type="float">
            <text:p>37.90826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Cuvee William Deutz Brut 2013</text:p>
          </table:table-cell>
          <table:table-cell office:value-type="string" calcext:value-type="string">
            <text:p>Deutz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2500" calcext:value-type="float">
            <text:p>32500</text:p>
          </table:table-cell>
          <table:table-cell office:value-type="float" office:value="15279" calcext:value-type="float">
            <text:p>152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bvqnnfncmfrhr27r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William Deutz Millesimé Brut Champagne</text:p>
          </table:table-cell>
          <table:table-cell office:value-type="string" calcext:value-type="string">
            <text:p>Deutz</text:p>
          </table:table-cell>
          <table:table-cell office:value-type="float" office:value="47.165146" calcext:value-type="float">
            <text:p>47.1651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Bollinger Special Cuvee Brut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4950" calcext:value-type="float">
            <text:p>49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pecial Aÿ Brut</text:p>
          </table:table-cell>
          <table:table-cell office:value-type="string" calcext:value-type="string">
            <text:p>Bollinger</text:p>
          </table:table-cell>
          <table:table-cell office:value-type="float" office:value="36.945633" calcext:value-type="float">
            <text:p>36.945633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Bollinger Special Cuvee Brut Magnum/Deutz Brut Classic Magnum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9900" calcext:value-type="float">
            <text:p>99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pecial Aÿ Brut</text:p>
          </table:table-cell>
          <table:table-cell office:value-type="string" calcext:value-type="string">
            <text:p>Bollinger</text:p>
          </table:table-cell>
          <table:table-cell office:value-type="float" office:value="39.51216" calcext:value-type="float">
            <text:p>39.512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Bollinger La Grande Annee Brut 2014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4000" calcext:value-type="float">
            <text:p>24000</text:p>
          </table:table-cell>
          <table:table-cell office:value-type="float" office:value="10830" calcext:value-type="float">
            <text:p>108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6y229v3p9003jmyzy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a Grande Année Brut</text:p>
          </table:table-cell>
          <table:table-cell office:value-type="string" calcext:value-type="string">
            <text:p>Bollinger</text:p>
          </table:table-cell>
          <table:table-cell office:value-type="float" office:value="42.62003" calcext:value-type="float">
            <text:p>42.620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Bollinger B 13 Brut</text:p>
          </table:table-cell>
          <table:table-cell office:value-type="string" calcext:value-type="string">
            <text:p>Bollin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8950" calcext:value-type="float">
            <text:p>89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779enkj994gq7njmf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2003 By Bollinger Champagne Brut</text:p>
          </table:table-cell>
          <table:table-cell office:value-type="string" calcext:value-type="string">
            <text:p>Bollinger</text:p>
          </table:table-cell>
          <table:table-cell office:value-type="float" office:value="35.14039" calcext:value-type="float">
            <text:p>35.140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Bollinger PN VZ 16 /AYC 18 Brut</text:p>
          </table:table-cell>
          <table:table-cell office:value-type="string" calcext:value-type="string">
            <text:p>Bollin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7800" calcext:value-type="float">
            <text:p>78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778jfva8jchz2z8wm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N VZ Brut Champagne</text:p>
          </table:table-cell>
          <table:table-cell office:value-type="string" calcext:value-type="string">
            <text:p>Bollinger</text:p>
          </table:table-cell>
          <table:table-cell office:value-type="float" office:value="49.589424" calcext:value-type="float">
            <text:p>49.58942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Bollinger RD 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45000" calcext:value-type="float">
            <text:p>45000</text:p>
          </table:table-cell>
          <table:table-cell office:value-type="float" office:value="18600" calcext:value-type="float">
            <text:p>18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779enkj994gq7njmf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2003 By Bollinger Champagne Brut</text:p>
          </table:table-cell>
          <table:table-cell office:value-type="string" calcext:value-type="string">
            <text:p>Bollinger</text:p>
          </table:table-cell>
          <table:table-cell office:value-type="float" office:value="32.57386" calcext:value-type="float">
            <text:p>32.573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ol Roger Brut 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3820" calcext:value-type="float">
            <text:p>382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b74ewq2c6tvc8c57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</text:p>
          </table:table-cell>
          <table:table-cell office:value-type="string" calcext:value-type="string">
            <text:p>Pol Roger</text:p>
          </table:table-cell>
          <table:table-cell office:value-type="float" office:value="33.883392" calcext:value-type="float">
            <text:p>33.8833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osset Grand Rose Brut</text:p>
          </table:table-cell>
          <table:table-cell office:value-type="string" calcext:value-type="string">
            <text:p>Goss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5450" calcext:value-type="float">
            <text:p>54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rd5g0zb0ve5feecr5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Grand Rosé Brut</text:p>
          </table:table-cell>
          <table:table-cell office:value-type="string" calcext:value-type="string">
            <text:p>Gosset</text:p>
          </table:table-cell>
          <table:table-cell office:value-type="float" office:value="34.56564" calcext:value-type="float">
            <text:p>34.565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Dom Perigon Rose Brut Vintage 2006</text:p>
          </table:table-cell>
          <table:table-cell office:value-type="string" calcext:value-type="string">
            <text:p>Dom Perig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60000" calcext:value-type="float">
            <text:p>60000</text:p>
          </table:table-cell>
          <table:table-cell office:value-type="float" office:value="28289" calcext:value-type="float">
            <text:p>282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0.737076" calcext:value-type="float">
            <text:p>40.7370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Laurent Perrier Cuvee Rose Brut</text:p>
          </table:table-cell>
          <table:table-cell office:value-type="string" calcext:value-type="string">
            <text:p>Laurent Perr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5580" calcext:value-type="float">
            <text:p>55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hfqf9jmzma14b516x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Cuvée Rosé Brut</text:p>
          </table:table-cell>
          <table:table-cell office:value-type="string" calcext:value-type="string">
            <text:p>Laurent-Perrier</text:p>
          </table:table-cell>
          <table:table-cell office:value-type="float" office:value="39.606693" calcext:value-type="float">
            <text:p>39.6066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Jacquesson745/746 Extra Brut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5120" calcext:value-type="float">
            <text:p>51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dg7tddsmbdd3hscyf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746 Extra Brut</text:p>
          </table:table-cell>
          <table:table-cell office:value-type="string" calcext:value-type="string">
            <text:p>Jacquesson</text:p>
          </table:table-cell>
          <table:table-cell office:value-type="float" office:value="39.01893" calcext:value-type="float">
            <text:p>39.018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V. C. P. La Grande Dame Rose Brut </text:p>
          </table:table-cell>
          <table:table-cell office:value-type="string" calcext:value-type="string">
            <text:p>V.C.P.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45000" calcext:value-type="float">
            <text:p>45000</text:p>
          </table:table-cell>
          <table:table-cell office:value-type="float" office:value="21110" calcext:value-type="float">
            <text:p>211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f9ryv5fsq3fz24fw7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y S.C.P. Mataro</text:p>
          </table:table-cell>
          <table:table-cell office:value-type="string" calcext:value-type="string">
            <text:p>S.C. Pannell</text:p>
          </table:table-cell>
          <table:table-cell office:value-type="float" office:value="19.626778" calcext:value-type="float">
            <text:p>19.6267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ol Roger Cuvee Sir Winston Churchill </text:p>
          </table:table-cell>
          <table:table-cell office:value-type="string" calcext:value-type="string">
            <text:p>Pol Ro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17500" calcext:value-type="float">
            <text:p>17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bzga5159ds831syg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ir Winston Churchill Brut</text:p>
          </table:table-cell>
          <table:table-cell office:value-type="string" calcext:value-type="string">
            <text:p>Pol Roger</text:p>
          </table:table-cell>
          <table:table-cell office:value-type="float" office:value="54.59018" calcext:value-type="float">
            <text:p>54.590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Dom Perignon Cuvée Brut Vintage 2013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17051" calcext:value-type="float">
            <text:p>170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4.039352" calcext:value-type="float">
            <text:p>44.03935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Dom Perignon Cuvée Brut P2 Vintage 2000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kxm1ztzqza3vfez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2 Plénitude Brut</text:p>
          </table:table-cell>
          <table:table-cell office:value-type="string" calcext:value-type="string">
            <text:p>Dom Pérignon</text:p>
          </table:table-cell>
          <table:table-cell office:value-type="float" office:value="48.158516" calcext:value-type="float">
            <text:p>48.1585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. C. P. La Grande Dame Brut 2006</text:p>
          </table:table-cell>
          <table:table-cell office:value-type="string" calcext:value-type="string">
            <text:p>V. C. P.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35000" calcext:value-type="float">
            <text:p>35000</text:p>
          </table:table-cell>
          <table:table-cell office:value-type="float" office:value="13229" calcext:value-type="float">
            <text:p>132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f9ryv5fsq3fz24fw7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y S.C.P. Mataro</text:p>
          </table:table-cell>
          <table:table-cell office:value-type="string" calcext:value-type="string">
            <text:p>S.C. Pannell</text:p>
          </table:table-cell>
          <table:table-cell office:value-type="float" office:value="19.626778" calcext:value-type="float">
            <text:p>19.6267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Krug Grande Cuvée Brut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18019" calcext:value-type="float">
            <text:p>180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7h5x1nhhc1jnbgbg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Brut</text:p>
          </table:table-cell>
          <table:table-cell office:value-type="string" calcext:value-type="string">
            <text:p>Krug</text:p>
          </table:table-cell>
          <table:table-cell office:value-type="float" office:value="31.91642" calcext:value-type="float">
            <text:p>31.916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Krug Vintage 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60000" calcext:value-type="float">
            <text:p>60000</text:p>
          </table:table-cell>
          <table:table-cell office:value-type="float" office:value="16500" calcext:value-type="float">
            <text:p>16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7hs40y3jgkcmmk7q7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Krug</text:p>
          </table:table-cell>
          <table:table-cell office:value-type="float" office:value="28.68261" calcext:value-type="float">
            <text:p>28.6826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oederer Cristal Brut Millesime </text:p>
          </table:table-cell>
          <table:table-cell office:value-type="string" calcext:value-type="string">
            <text:p>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5000" calcext:value-type="float">
            <text:p>45000</text:p>
          </table:table-cell>
          <table:table-cell office:value-type="float" office:value="18300" calcext:value-type="float">
            <text:p>183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ristal Millésimé Brut</text:p>
          </table:table-cell>
          <table:table-cell office:value-type="string" calcext:value-type="string">
            <text:p>Louis Roederer</text:p>
          </table:table-cell>
          <table:table-cell office:value-type="float" office:value="37.86021" calcext:value-type="float">
            <text:p>37.860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Roederer Cristal Brut Millesime </text:p>
          </table:table-cell>
          <table:table-cell office:value-type="string" calcext:value-type="string">
            <text:p>Roeder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15000" calcext:value-type="float">
            <text:p>115000</text:p>
          </table:table-cell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ristal Millésimé Brut</text:p>
          </table:table-cell>
          <table:table-cell office:value-type="string" calcext:value-type="string">
            <text:p>Louis Roederer</text:p>
          </table:table-cell>
          <table:table-cell office:value-type="float" office:value="37.86021" calcext:value-type="float">
            <text:p>37.8602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Dom Ruinart Blanc de Blancs Brut Millesime 2007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45000" calcext:value-type="float">
            <text:p>45000</text:p>
          </table:table-cell>
          <table:table-cell office:value-type="float" office:value="18100" calcext:value-type="float">
            <text:p>18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rf51phafmfjxepwcz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Blanc de Blancs Extra Brut Champagne</text:p>
          </table:table-cell>
          <table:table-cell office:value-type="string" calcext:value-type="string">
            <text:p>Ruinart</text:p>
          </table:table-cell>
          <table:table-cell office:value-type="float" office:value="50.83348" calcext:value-type="float">
            <text:p>50.833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ol Roger Blanc de Blancs Brut Millesime 2015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7600" calcext:value-type="float">
            <text:p>760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bn1b1j0rwsn5s7ay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Pol Roger</text:p>
          </table:table-cell>
          <table:table-cell office:value-type="float" office:value="43.307266" calcext:value-type="float">
            <text:p>43.30726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Amor de Deutz Blanc de Blancs Brut Millesime 2011</text:p>
          </table:table-cell>
          <table:table-cell office:value-type="string" calcext:value-type="string">
            <text:p>Deu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5000" calcext:value-type="float">
            <text:p>35000</text:p>
          </table:table-cell>
          <table:table-cell office:value-type="float" office:value="19098" calcext:value-type="float">
            <text:p>190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b61xbp2j2hhp2gh7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Amour de Deutz Millésimé Brut</text:p>
          </table:table-cell>
          <table:table-cell office:value-type="string" calcext:value-type="string">
            <text:p>Deutz</text:p>
          </table:table-cell>
          <table:table-cell office:value-type="float" office:value="50.632305" calcext:value-type="float">
            <text:p>50.63230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Nicolas Feuillatte BdN Grand Cru Brut Millesime 2014</text:p>
          </table:table-cell>
          <table:table-cell office:value-type="string" calcext:value-type="string">
            <text:p>Nicolas Feuilla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500" calcext:value-type="float">
            <text:p>10500</text:p>
          </table:table-cell>
          <table:table-cell office:value-type="float" office:value="4248" calcext:value-type="float">
            <text:p>42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1ykpbpcm51kt98n2612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illésime Champagne Grand Cru ''''Aÿ''''</text:p>
          </table:table-cell>
          <table:table-cell office:value-type="string" calcext:value-type="string">
            <text:p>Nicolas Feuillatte</text:p>
          </table:table-cell>
          <table:table-cell office:value-type="float" office:value="46.112366" calcext:value-type="float">
            <text:p>46.11236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ailly Blanc de Noirs Brut</text:p>
          </table:table-cell>
          <table:table-cell office:value-type="string" calcext:value-type="string">
            <text:p>Mailly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4fy5hrknvdw0s725e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Mailly Brut Champagne Grand Cru 'Mailly'</text:p>
          </table:table-cell>
          <table:table-cell office:value-type="string" calcext:value-type="string">
            <text:p>Mailly</text:p>
          </table:table-cell>
          <table:table-cell office:value-type="float" office:value="31.672249" calcext:value-type="float">
            <text:p>31.672249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Guy Larmandier Cramant Blanc de Blancs Grand Cru </text:p>
          </table:table-cell>
          <table:table-cell office:value-type="string" calcext:value-type="string">
            <text:p>Guy Larmandi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7290" calcext:value-type="float">
            <text:p>72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vdanmrda67kg8mhy6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 Grand Cru 'Cramant'</text:p>
          </table:table-cell>
          <table:table-cell office:value-type="string" calcext:value-type="string">
            <text:p>Guy Larmandier</text:p>
          </table:table-cell>
          <table:table-cell office:value-type="float" office:value="51.86435" calcext:value-type="float">
            <text:p>51.864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Brut Jeroboam</text:p>
          </table:table-cell>
          <table:table-cell table:style-name="ce2"/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38000" calcext:value-type="float">
            <text:p>3800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dhf47geq1drrvmxdc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 Brut</text:p>
          </table:table-cell>
          <table:table-cell office:value-type="string" calcext:value-type="string">
            <text:p>Brut Dargent</text:p>
          </table:table-cell>
          <table:table-cell office:value-type="float" office:value="21.11579" calcext:value-type="float">
            <text:p>21.1157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Bruno Paillard Nec Plus Ultra 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50000" calcext:value-type="float">
            <text:p>5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h4jj2w8q9kvmrpy0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.P.U Rosé Champagne (Nec Plus Ultra)</text:p>
          </table:table-cell>
          <table:table-cell office:value-type="string" calcext:value-type="string">
            <text:p>Bruno Paillard</text:p>
          </table:table-cell>
          <table:table-cell office:value-type="float" office:value="45.07909" calcext:value-type="float">
            <text:p>45.0790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Salon Cuvee S Blanc de Blancs Le Mesnil </text:p>
          </table:table-cell>
          <table:table-cell office:value-type="string" calcext:value-type="string">
            <text:p>Sal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40000" calcext:value-type="float">
            <text:p>140000</text:p>
          </table:table-cell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vexbj0rhdtag7bx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Cuvée S Le Mesnil Brut</text:p>
          </table:table-cell>
          <table:table-cell office:value-type="string" calcext:value-type="string">
            <text:p>Salon</text:p>
          </table:table-cell>
          <table:table-cell office:value-type="float" office:value="41.84166" calcext:value-type="float">
            <text:p>41.841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Gewürztraminer Vigna Kolbenhof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3000" calcext:value-type="float">
            <text:p>13000</text:p>
          </table:table-cell>
          <table:table-cell office:value-type="float" office:value="3300" calcext:value-type="float">
            <text:p>3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44.19675" calcext:value-type="float">
            <text:p>44.196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Sauvignon Voglar </text:p>
          </table:table-cell>
          <table:table-cell office:value-type="string" calcext:value-type="string">
            <text:p>Dipoli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413357" calcext:value-type="float">
            <text:p>38.4133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Terlaner Weissburgunder Vorberg </text:p>
          </table:table-cell>
          <table:table-cell office:value-type="string" calcext:value-type="string">
            <text:p>KG.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4019" calcext:value-type="float">
            <text:p>40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bdnwg9520pzpkqx31n2978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Terlaner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3.854362" calcext:value-type="float">
            <text:p>43.8543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Vinschgauer Riesling </text:p>
          </table:table-cell>
          <table:table-cell office:value-type="string" calcext:value-type="string">
            <text:p>Falkenstein, Prat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2975" calcext:value-type="float">
            <text:p>29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axbqydzx212xvsed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Falkenstein</text:p>
          </table:table-cell>
          <table:table-cell office:value-type="float" office:value="29.627258" calcext:value-type="float">
            <text:p>29.6272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Chardonnay Formigar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0" calcext:value-type="float">
            <text:p>2010</text:p>
          </table:table-cell>
          <table:table-cell office:value-type="float" office:value="25000" calcext:value-type="float">
            <text:p>2500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59xnrk33rwwhzk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nell Formigar Chardonnay</text:p>
          </table:table-cell>
          <table:table-cell office:value-type="string" calcext:value-type="string">
            <text:p>Colterenzio (Schreckbichl)</text:p>
          </table:table-cell>
          <table:table-cell office:value-type="float" office:value="54.574745" calcext:value-type="float">
            <text:p>54.5747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abernet Löwengan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374947" calcext:value-type="float">
            <text:p>51.3749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abernet Löwengan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7" calcext:value-type="float">
            <text:p>2007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374947" calcext:value-type="float">
            <text:p>51.3749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Cabernet Sauvignon Ris. Mumelt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8.547411" calcext:value-type="float">
            <text:p>28.5474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Lagrein Riserva </text:p>
          </table:table-cell>
          <table:table-cell office:value-type="string" calcext:value-type="string">
            <text:p>Abtei Mu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uri Gries</text:p>
          </table:table-cell>
          <table:table-cell office:value-type="float" office:value="30.79679" calcext:value-type="float">
            <text:p>30.796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Lagrein Riserva Prestige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3950" calcext:value-type="float">
            <text:p>39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9.771255" calcext:value-type="float">
            <text:p>29.771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Lagrein Riserva Tab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6550" calcext:value-type="float">
            <text:p>65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2056" calcext:value-type="float">
            <text:p>35.720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grein Ris. Vigna Klosteranger </text:p>
          </table:table-cell>
          <table:table-cell office:value-type="string" calcext:value-type="string">
            <text:p>Abtei Mu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30000" calcext:value-type="float">
            <text:p>30000</text:p>
          </table:table-cell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36.942142" calcext:value-type="float">
            <text:p>36.9421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Pinot Nero Schweitzer 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5000" calcext:value-type="float">
            <text:p>150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c5nxx59wbtgq5eja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Schweizer</text:p>
          </table:table-cell>
          <table:table-cell office:value-type="string" calcext:value-type="string">
            <text:p>Franz Haas</text:p>
          </table:table-cell>
          <table:table-cell office:value-type="float" office:value="46.657204" calcext:value-type="float">
            <text:p>46.6572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Pinot Nero Ris. Trattmann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4000" calcext:value-type="float">
            <text:p>14000</text:p>
          </table:table-cell>
          <table:table-cell office:value-type="float" office:value="5150" calcext:value-type="float">
            <text:p>51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8.79957" calcext:value-type="float">
            <text:p>38.799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inot Nero Mazzon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1500" calcext:value-type="float">
            <text:p>11500</text:p>
          </table:table-cell>
          <table:table-cell office:value-type="float" office:value="3150" calcext:value-type="float">
            <text:p>31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brh0qmjah9pq4h94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Tenuta Gottardi</text:p>
          </table:table-cell>
          <table:table-cell office:value-type="float" office:value="32.570923" calcext:value-type="float">
            <text:p>32.5709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inot Nero Ris. Hausmannhof 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900" calcext:value-type="float">
            <text:p>159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s5qwgrhg1850c2bn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usmannhof Gewürztraminer</text:p>
          </table:table-cell>
          <table:table-cell office:value-type="string" calcext:value-type="string">
            <text:p>Haderburg</text:p>
          </table:table-cell>
          <table:table-cell office:value-type="float" office:value="41.573227" calcext:value-type="float">
            <text:p>41.5732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inot Nero Ris. Vigna S.Urbano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21500" calcext:value-type="float">
            <text:p>21500</text:p>
          </table:table-cell>
          <table:table-cell office:value-type="float" office:value="6100" calcext:value-type="float">
            <text:p>6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35.39295" calcext:value-type="float">
            <text:p>35.392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Pinot Nero Ris.680 </text:p>
          </table:table-cell>
          <table:table-cell office:value-type="string" calcext:value-type="string">
            <text:p>Maso Thal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1900" calcext:value-type="float">
            <text:p>119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88damq0a32stxky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680</text:p>
          </table:table-cell>
          <table:table-cell office:value-type="string" calcext:value-type="string">
            <text:p>Maso Thaler</text:p>
          </table:table-cell>
          <table:table-cell office:value-type="float" office:value="47.77308" calcext:value-type="float">
            <text:p>47.77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Merlot Ris. Praun </text:p>
          </table:table-cell>
          <table:table-cell office:value-type="string" calcext:value-type="string">
            <text:p>KG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4850" calcext:value-type="float">
            <text:p>48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sd2tj2mkccdr769mv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Bolen Vineyards</text:p>
          </table:table-cell>
          <table:table-cell office:value-type="float" office:value="19.869755" calcext:value-type="float">
            <text:p>19.8697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Kermes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7000" calcext:value-type="float">
            <text:p>1700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81447" calcext:value-type="float">
            <text:p>49.814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Cornelius Rosso </text:p>
          </table:table-cell>
          <table:table-cell office:value-type="string" calcext:value-type="string">
            <text:p>Schreckbichl-Colterenzio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h4zarmx6997qna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Cornelius Rosso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729813" calcext:value-type="float">
            <text:p>55.7298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Granato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3" calcext:value-type="float">
            <text:p>2003</text:p>
          </table:table-cell>
          <table:table-cell office:value-type="float" office:value="12900" calcext:value-type="float">
            <text:p>129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37.827095" calcext:value-type="float">
            <text:p>37.8270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ugum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1" calcext:value-type="float">
            <text:p>2011</text:p>
          </table:table-cell>
          <table:table-cell office:value-type="float" office:value="30000" calcext:value-type="float">
            <text:p>30000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6.966366" calcext:value-type="float">
            <text:p>36.9663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Iugum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6.966366" calcext:value-type="float">
            <text:p>36.9663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Cepparello </text:p>
          </table:table-cell>
          <table:table-cell office:value-type="string" calcext:value-type="string">
            <text:p>Isole &amp; Olen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21000" calcext:value-type="float">
            <text:p>21000</text:p>
          </table:table-cell>
          <table:table-cell office:value-type="float" office:value="9450" calcext:value-type="float">
            <text:p>94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1.618317" calcext:value-type="float">
            <text:p>41.6183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Mormoreto 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000" calcext:value-type="float">
            <text:p>17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0zvmsb439qg392b793x0mh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moreto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33.72377" calcext:value-type="float">
            <text:p>33.723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Chianti Cl. Gran Selezione Rialzi </text:p>
          </table:table-cell>
          <table:table-cell office:value-type="string" calcext:value-type="string">
            <text:p>Pe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3000" calcext:value-type="float">
            <text:p>13000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pet6gw28c09be84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Gaiole Rialzi</text:p>
          </table:table-cell>
          <table:table-cell office:value-type="string" calcext:value-type="string">
            <text:p>Frescobaldi - Tenuta Perano</text:p>
          </table:table-cell>
          <table:table-cell office:value-type="float" office:value="38.575264" calcext:value-type="float">
            <text:p>38.5752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Cor Römigber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5000" calcext:value-type="float">
            <text:p>25000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9.54853" calcext:value-type="float">
            <text:p>49.548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Cor Römigber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3" calcext:value-type="float">
            <text:p>2003</text:p>
          </table:table-cell>
          <table:table-cell office:value-type="float" office:value="50000" calcext:value-type="float">
            <text:p>5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9.54853" calcext:value-type="float">
            <text:p>49.54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Bricco dell’Uccellone 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7" calcext:value-type="float">
            <text:p>1997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fg3b1k5234ctc1ww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ricco dell'Uccellone Grappa</text:p>
          </table:table-cell>
          <table:table-cell office:value-type="string" calcext:value-type="string">
            <text:p>Braida</text:p>
          </table:table-cell>
          <table:table-cell office:value-type="float" office:value="46.947098" calcext:value-type="float">
            <text:p>46.94709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Amarone della Valpolicella Ravazzol </text:p>
          </table:table-cell>
          <table:table-cell office:value-type="string" calcext:value-type="string">
            <text:p>Ca la Bion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1000" calcext:value-type="float">
            <text:p>21000</text:p>
          </table:table-cell>
          <table:table-cell office:value-type="float" office:value="7865" calcext:value-type="float">
            <text:p>78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q63tdynt9d1qt0j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igneti di Ravazzol</text:p>
          </table:table-cell>
          <table:table-cell office:value-type="string" calcext:value-type="string">
            <text:p>Ca' La Bionda</text:p>
          </table:table-cell>
          <table:table-cell office:value-type="float" office:value="51.849182" calcext:value-type="float">
            <text:p>51.849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ote Rotie </text:p>
          </table:table-cell>
          <table:table-cell office:value-type="string" calcext:value-type="string">
            <text:p>Bonnefon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42hxhz954wvskp4gpk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</text:p>
          </table:table-cell>
          <table:table-cell office:value-type="string" calcext:value-type="string">
            <text:p>Patrick et Christophe Bonnefond</text:p>
          </table:table-cell>
          <table:table-cell office:value-type="float" office:value="30.82194" calcext:value-type="float">
            <text:p>30.821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Château Margaux </text:p>
          </table:table-cell>
          <table:table-cell office:value-type="string" calcext:value-type="string">
            <text:p>Ch. Margaux 1-er Grand Cru Class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1" calcext:value-type="float">
            <text:p>19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fnz8b12t8541304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du Château Margaux</text:p>
          </table:table-cell>
          <table:table-cell office:value-type="string" calcext:value-type="string">
            <text:p>Château Margaux</text:p>
          </table:table-cell>
          <table:table-cell office:value-type="float" office:value="31.710361" calcext:value-type="float">
            <text:p>31.71036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Château Latour </text:p>
          </table:table-cell>
          <table:table-cell office:value-type="string" calcext:value-type="string">
            <text:p>Ch. Latour DMG Pauillac Grand Cru Class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1" calcext:value-type="float">
            <text:p>1991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bdkw55s4kcvx6hfzw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ppillons de Château Latour</text:p>
          </table:table-cell>
          <table:table-cell office:value-type="string" calcext:value-type="string">
            <text:p>Château Latour</text:p>
          </table:table-cell>
          <table:table-cell office:value-type="float" office:value="29.60707" calcext:value-type="float">
            <text:p>29.607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Château Latour </text:p>
          </table:table-cell>
          <table:table-cell office:value-type="string" calcext:value-type="string">
            <text:p>Ch. Latour MG Pauillac Grand Cru Class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1" calcext:value-type="float">
            <text:p>1991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bdkw55s4kcvx6hfzw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ppillons de Château Latour</text:p>
          </table:table-cell>
          <table:table-cell office:value-type="string" calcext:value-type="string">
            <text:p>Château Latour</text:p>
          </table:table-cell>
          <table:table-cell office:value-type="float" office:value="29.60707" calcext:value-type="float">
            <text:p>29.607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Eisacktaler Sylvaner Praepositus </text:p>
          </table:table-cell>
          <table:table-cell office:value-type="string" calcext:value-type="string">
            <text:p>Abtei 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70" calcext:value-type="float">
            <text:p>127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187027" calcext:value-type="float">
            <text:p>33.1870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Eisacktaler Sylvaner Lahner </text:p>
          </table:table-cell>
          <table:table-cell office:value-type="string" calcext:value-type="string">
            <text:p>Tasch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e1r97vmb6wwkvs8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Lahner</text:p>
          </table:table-cell>
          <table:table-cell office:value-type="string" calcext:value-type="string">
            <text:p>Taschlerhof</text:p>
          </table:table-cell>
          <table:table-cell office:value-type="float" office:value="49.716373" calcext:value-type="float">
            <text:p>49.7163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Eisacktaler Grüner Veltliner </text:p>
          </table:table-cell>
          <table:table-cell office:value-type="string" calcext:value-type="string">
            <text:p>Hoandlhof, Nöss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20" calcext:value-type="float">
            <text:p>11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yn835s0jaah704tb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Manuel Nossing</text:p>
          </table:table-cell>
          <table:table-cell office:value-type="float" office:value="34.918373" calcext:value-type="float">
            <text:p>34.9183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Eisacktaler Grüner Veltliner </text:p>
          </table:table-cell>
          <table:table-cell office:value-type="string" calcext:value-type="string">
            <text:p>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yafsgaf75wrxykzt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Thomas Dorfmann</text:p>
          </table:table-cell>
          <table:table-cell office:value-type="float" office:value="35.197647" calcext:value-type="float">
            <text:p>35.1976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Eisacktaler Kerner </text:p>
          </table:table-cell>
          <table:table-cell office:value-type="string" calcext:value-type="string">
            <text:p>Hoandlhof, Nössing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20" calcext:value-type="float">
            <text:p>11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ak61jaga48f7sxf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Manni Nössing</text:p>
          </table:table-cell>
          <table:table-cell office:value-type="float" office:value="31.017473" calcext:value-type="float">
            <text:p>31.0174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Eisacktaler Kerner Aristos 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350" calcext:value-type="float">
            <text:p>13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6.099812" calcext:value-type="float">
            <text:p>26.099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Gewürztraminer Selida 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010" calcext:value-type="float">
            <text:p>10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elida</text:p>
          </table:table-cell>
          <table:table-cell office:value-type="string" calcext:value-type="string">
            <text:p>Tramin</text:p>
          </table:table-cell>
          <table:table-cell office:value-type="float" office:value="43.99237" calcext:value-type="float">
            <text:p>43.992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Eisacktaler Gewürztraminer </text:p>
          </table:table-cell>
          <table:table-cell office:value-type="string" calcext:value-type="string">
            <text:p>Tasch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240" calcext:value-type="float">
            <text:p>12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yevcdmzxx2s41hm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Taschlerhof</text:p>
          </table:table-cell>
          <table:table-cell office:value-type="float" office:value="37.50367" calcext:value-type="float">
            <text:p>37.503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Vigna Kolbenhof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9.30995" calcext:value-type="float">
            <text:p>39.309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Nußbaumer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110" calcext:value-type="float">
            <text:p>21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38.17459" calcext:value-type="float">
            <text:p>38.174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Lyra </text:p>
          </table:table-cell>
          <table:table-cell office:value-type="string" calcext:value-type="string">
            <text:p>KG. Nals-Margreid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250" calcext:value-type="float">
            <text:p>12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d94gmsevmg39n8s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yra Gewürztraminer</text:p>
          </table:table-cell>
          <table:table-cell office:value-type="string" calcext:value-type="string">
            <text:p>Nals Margreid</text:p>
          </table:table-cell>
          <table:table-cell office:value-type="float" office:value="52.577824" calcext:value-type="float">
            <text:p>52.577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Vigna Kastelaz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120" calcext:value-type="float">
            <text:p>212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mjdffxj8sm2hns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 office:value-type="float" office:value="54.052315" calcext:value-type="float">
            <text:p>54.05231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Argentum Bonum Kastelaz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3000" calcext:value-type="float">
            <text:p>13000</text:p>
          </table:table-cell>
          <table:table-cell office:value-type="float" office:value="5145" calcext:value-type="float">
            <text:p>51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mjdffxj8sm2hns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 office:value-type="float" office:value="47.32886" calcext:value-type="float">
            <text:p>47.328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Epokale 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Tramin</text:p>
          </table:table-cell>
          <table:table-cell office:value-type="float" office:value="39.57326" calcext:value-type="float">
            <text:p>39.573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Pirschrait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5500" calcext:value-type="float">
            <text:p>1550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697045bmx8ef7wqkx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onrad Oberhofer Pirchschrait</text:p>
          </table:table-cell>
          <table:table-cell office:value-type="string" calcext:value-type="string">
            <text:p>J. Hofstätter</text:p>
          </table:table-cell>
          <table:table-cell office:value-type="float" office:value="30.328522" calcext:value-type="float">
            <text:p>30.3285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iesling </text:p>
          </table:table-cell>
          <table:table-cell office:value-type="string" calcext:value-type="string">
            <text:p>Falkenstein, Pra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50" calcext:value-type="float">
            <text:p>13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axbqydzx212xvsed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Falkenstein</text:p>
          </table:table-cell>
          <table:table-cell office:value-type="float" office:value="29.627258" calcext:value-type="float">
            <text:p>29.6272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iesling Geieregg </text:p>
          </table:table-cell>
          <table:table-cell office:value-type="string" calcext:value-type="string">
            <text:p>Himmelreichhof, Markus Fli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1530" calcext:value-type="float">
            <text:p>153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v2ge1z76f3cpc5s60a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Markus Fries</text:p>
          </table:table-cell>
          <table:table-cell office:value-type="float" office:value="19.82724" calcext:value-type="float">
            <text:p>19.827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Cor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760" calcext:value-type="float">
            <text:p>76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076db8eed2560gn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a Pinot Bianco</text:p>
          </table:table-cell>
          <table:table-cell office:value-type="string" calcext:value-type="string">
            <text:p>Colterenzio (Schreckbichl)</text:p>
          </table:table-cell>
          <table:table-cell office:value-type="float" office:value="48.29503" calcext:value-type="float">
            <text:p>48.29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oriz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60" calcext:value-type="float">
            <text:p>106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hzwh9sccqzm8wx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Moriz</text:p>
          </table:table-cell>
          <table:table-cell office:value-type="string" calcext:value-type="string">
            <text:p>Tramin</text:p>
          </table:table-cell>
          <table:table-cell office:value-type="float" office:value="33.459927" calcext:value-type="float">
            <text:p>33.4599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Limes 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30" calcext:value-type="float">
            <text:p>17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agat09p3j6fbxn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imes</text:p>
          </table:table-cell>
          <table:table-cell office:value-type="string" calcext:value-type="string">
            <text:p>Ignaz Niedrist</text:p>
          </table:table-cell>
          <table:table-cell office:value-type="float" office:value="31.174809" calcext:value-type="float">
            <text:p>31.1748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iserva Kalkberg </text:p>
          </table:table-cell>
          <table:table-cell office:value-type="string" calcext:value-type="string">
            <text:p>KG.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6v90y00z6xe1k30ypd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lkberg</text:p>
          </table:table-cell>
          <table:table-cell office:value-type="string" calcext:value-type="string">
            <text:p>Kellerei St. Pauls</text:p>
          </table:table-cell>
          <table:table-cell office:value-type="float" office:value="32.36208" calcext:value-type="float">
            <text:p>32.362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iserva Vorberg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33432" calcext:value-type="float">
            <text:p>49.334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iserva Sanctissimus </text:p>
          </table:table-cell>
          <table:table-cell office:value-type="string" calcext:value-type="string">
            <text:p>KG. St. Paul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500" calcext:value-type="float">
            <text:p>11500</text:p>
          </table:table-cell>
          <table:table-cell office:value-type="float" office:value="3900" calcext:value-type="float">
            <text:p>39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zpdhbe29x72eh5m9k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tissimus Riserva</text:p>
          </table:table-cell>
          <table:table-cell office:value-type="string" calcext:value-type="string">
            <text:p>Kellerei St. Pauls</text:p>
          </table:table-cell>
          <table:table-cell office:value-type="float" office:value="38.23483" calcext:value-type="float">
            <text:p>38.234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Pepi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syyyyza4b81pgf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pi Sauvignon</text:p>
          </table:table-cell>
          <table:table-cell office:value-type="string" calcext:value-type="string">
            <text:p>Tramin</text:p>
          </table:table-cell>
          <table:table-cell office:value-type="float" office:value="36.468536" calcext:value-type="float">
            <text:p>36.4685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Turmhof 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50" calcext:value-type="float">
            <text:p>13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v1sfp6aatfcers04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urmhof</text:p>
          </table:table-cell>
          <table:table-cell office:value-type="string" calcext:value-type="string">
            <text:p>Tiefenbrunner</text:p>
          </table:table-cell>
          <table:table-cell office:value-type="float" office:value="38.961918" calcext:value-type="float">
            <text:p>38.9619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Voglar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650" calcext:value-type="float">
            <text:p>16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5.19467" calcext:value-type="float">
            <text:p>35.194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St. Valentin </text:p>
          </table:table-cell>
          <table:table-cell office:value-type="string" calcext:value-type="string">
            <text:p>KG. 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6.238901" calcext:value-type="float">
            <text:p>26.2389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889" calcext:value-type="float">
            <text:p>188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1.663033" calcext:value-type="float">
            <text:p>51.6630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Vom Kalk </text:p>
          </table:table-cell>
          <table:table-cell office:value-type="string" calcext:value-type="string">
            <text:p>Rohr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650" calcext:value-type="float">
            <text:p>16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62nh97n1qyf7whqrbd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om Kalk Sauvignon Blanc</text:p>
          </table:table-cell>
          <table:table-cell office:value-type="string" calcext:value-type="string">
            <text:p>Rohregger</text:p>
          </table:table-cell>
          <table:table-cell office:value-type="float" office:value="46.453484" calcext:value-type="float">
            <text:p>46.4534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Quarz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3107" calcext:value-type="float">
            <text:p>310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7.372215" calcext:value-type="float">
            <text:p>37.3722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Chardonnay Moraine </text:p>
          </table:table-cell>
          <table:table-cell office:value-type="string" calcext:value-type="string">
            <text:p>Untermoserhof,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30" calcext:value-type="float">
            <text:p>193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brt8w5dcm9411dkv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Moraine</text:p>
          </table:table-cell>
          <table:table-cell office:value-type="string" calcext:value-type="string">
            <text:p>Untermoserhof</text:p>
          </table:table-cell>
          <table:table-cell office:value-type="float" office:value="38.113987" calcext:value-type="float">
            <text:p>38.1139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Cardellino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305" calcext:value-type="float">
            <text:p>130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0.889164" calcext:value-type="float">
            <text:p>50.8891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89" calcext:value-type="float">
            <text:p>198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1.663033" calcext:value-type="float">
            <text:p>51.6630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Riserva Baron Salvadori </text:p>
          </table:table-cell>
          <table:table-cell office:value-type="string" calcext:value-type="string">
            <text:p>KG.Na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495" calcext:value-type="float">
            <text:p>249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38.991524" calcext:value-type="float">
            <text:p>38.9915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Riserva Vigna Crivelli 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2490" calcext:value-type="float">
            <text:p>249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qzdghhbbx1ckeepvm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Crivelli</text:p>
          </table:table-cell>
          <table:table-cell office:value-type="string" calcext:value-type="string">
            <text:p>Peter Zemmer</text:p>
          </table:table-cell>
          <table:table-cell office:value-type="float" office:value="51.33835" calcext:value-type="float">
            <text:p>51.338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Löwengan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4200" calcext:value-type="float">
            <text:p>42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8.44505" calcext:value-type="float">
            <text:p>48.445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Somereto 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8f331y2sf9rtd0b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mereto</text:p>
          </table:table-cell>
          <table:table-cell office:value-type="string" calcext:value-type="string">
            <text:p>Andrian</text:p>
          </table:table-cell>
          <table:table-cell office:value-type="float" office:value="35.108047" calcext:value-type="float">
            <text:p>35.108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Troy </text:p>
          </table:table-cell>
          <table:table-cell office:value-type="string" calcext:value-type="string">
            <text:p>KG.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200" calcext:value-type="float">
            <text:p>5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oy</text:p>
          </table:table-cell>
          <table:table-cell office:value-type="string" calcext:value-type="string">
            <text:p>Tramin</text:p>
          </table:table-cell>
          <table:table-cell office:value-type="float" office:value="34.89113" calcext:value-type="float">
            <text:p>34.891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iserva Kreuzweg 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38.689133" calcext:value-type="float">
            <text:p>38.6891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Löwengang INEDITO II (2013-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0" calcext:value-type="float">
            <text:p>3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cddyq8b5g2t87v8812bnx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Indedito II Bio</text:p>
          </table:table-cell>
          <table:table-cell office:value-type="string" calcext:value-type="string">
            <text:p>Alois Lageder</text:p>
          </table:table-cell>
          <table:table-cell office:value-type="float" office:value="59.345245" calcext:value-type="float">
            <text:p>59.3452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Magdalena</text:p>
          </table:table-cell>
          <table:table-cell office:value-type="string" calcext:value-type="string">
            <text:p>Nicolussi-Leck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019" calcext:value-type="float">
            <text:p>10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d1w002x6veypw2vn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dalena Chardonnay</text:p>
          </table:table-cell>
          <table:table-cell office:value-type="string" calcext:value-type="string">
            <text:p>Tenuta Nicolussi Leck</text:p>
          </table:table-cell>
          <table:table-cell office:value-type="float" office:value="44.55474" calcext:value-type="float">
            <text:p>44.554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St. Valentin </text:p>
          </table:table-cell>
          <table:table-cell office:value-type="string" calcext:value-type="string">
            <text:p>KG.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6.238901" calcext:value-type="float">
            <text:p>26.2389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Riserva Vigna Giatl 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89" calcext:value-type="float">
            <text:p>178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44.6911" calcext:value-type="float">
            <text:p>44.69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Porer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350" calcext:value-type="float">
            <text:p>13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ewa9d3h8hgbg3f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ORER Bio</text:p>
          </table:table-cell>
          <table:table-cell office:value-type="string" calcext:value-type="string">
            <text:p>Alois Lageder</text:p>
          </table:table-cell>
          <table:table-cell office:value-type="float" office:value="45.20573" calcext:value-type="float">
            <text:p>45.205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Puiten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090" calcext:value-type="float">
            <text:p>109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djz02r2jrx04dae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iten</text:p>
          </table:table-cell>
          <table:table-cell office:value-type="string" calcext:value-type="string">
            <text:p>Colterenzio (Schreckbichl)</text:p>
          </table:table-cell>
          <table:table-cell office:value-type="float" office:value="48.945244" calcext:value-type="float">
            <text:p>48.9452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Feldmarschall von Fenner 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2800" calcext:value-type="float">
            <text:p>28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8.513096" calcext:value-type="float">
            <text:p>48.513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De Vite Bianco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jakf7b6s583vd9fwy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de ViTe</text:p>
          </table:table-cell>
          <table:table-cell office:value-type="string" calcext:value-type="string">
            <text:p>J. Hofstätter</text:p>
          </table:table-cell>
          <table:table-cell office:value-type="float" office:value="28.47702" calcext:value-type="float">
            <text:p>28.477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Terlaner Klassisch </text:p>
          </table:table-cell>
          <table:table-cell office:value-type="string" calcext:value-type="string">
            <text:p>Kellerei Terla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05" calcext:value-type="float">
            <text:p>110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593266" calcext:value-type="float">
            <text:p>50.5932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Manna 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1714" calcext:value-type="float">
            <text:p>17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9.04453" calcext:value-type="float">
            <text:p>39.04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Sophie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2490" calcext:value-type="float">
            <text:p>249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6.36419" calcext:value-type="float">
            <text:p>36.364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Stoan </text:p>
          </table:table-cell>
          <table:table-cell office:value-type="string" calcext:value-type="string">
            <text:p>KG.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980" calcext:value-type="float">
            <text:p>198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8424" calcext:value-type="float">
            <text:p>41.284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Grande Cuvee Beyound the Clouds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3940" calcext:value-type="float">
            <text:p>39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8.936333" calcext:value-type="float">
            <text:p>58.9363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Nova Domus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718" calcext:value-type="float">
            <text:p>271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941162" calcext:value-type="float">
            <text:p>52.94116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Cason Weiss-Bianco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ebg41e2rphqrdq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òn Hirschprunn Bianco Bio</text:p>
          </table:table-cell>
          <table:table-cell office:value-type="string" calcext:value-type="string">
            <text:p>Alois Lageder</text:p>
          </table:table-cell>
          <table:table-cell office:value-type="float" office:value="47.708538" calcext:value-type="float">
            <text:p>47.7085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Terlaner I. Grande Cuvee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5000" calcext:value-type="float">
            <text:p>35000</text:p>
          </table:table-cell>
          <table:table-cell office:value-type="float" office:value="9851" calcext:value-type="float">
            <text:p>98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pjxvcdzw8y12ke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I Primo Grande Cuvée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869644" calcext:value-type="float">
            <text:p>57.8696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G. 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5000" calcext:value-type="float">
            <text:p>35000</text:p>
          </table:table-cell>
          <table:table-cell office:value-type="float" office:value="9450" calcext:value-type="float">
            <text:p>94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34.07756" calcext:value-type="float">
            <text:p>34.077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Amos 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adc1mc21dcvk401k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mos</text:p>
          </table:table-cell>
          <table:table-cell office:value-type="string" calcext:value-type="string">
            <text:p>Cantina Kurtatsch</text:p>
          </table:table-cell>
          <table:table-cell office:value-type="float" office:value="29.039227" calcext:value-type="float">
            <text:p>29.0392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NAMA </text:p>
          </table:table-cell>
          <table:table-cell office:value-type="string" calcext:value-type="string">
            <text:p>KG.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7800" calcext:value-type="float">
            <text:p>7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49.45907" calcext:value-type="float">
            <text:p>49.459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Luis Rosé </text:p>
          </table:table-cell>
          <table:table-cell office:value-type="string" calcext:value-type="string">
            <text:p>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40" calcext:value-type="float">
            <text:p>144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2hgaqemr8j6cqws9r5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24.894552" calcext:value-type="float">
            <text:p>24.8945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La Rose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390" calcext:value-type="float">
            <text:p>139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32.6729" calcext:value-type="float">
            <text:p>32.67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Lagrein Krätzer Spätgelesen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p2yhgep79fn1jsj0c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Kretzer</text:p>
          </table:table-cell>
          <table:table-cell office:value-type="string" calcext:value-type="string">
            <text:p>Erbhof Unterganzner</text:p>
          </table:table-cell>
          <table:table-cell office:value-type="float" office:value="41.41516" calcext:value-type="float">
            <text:p>41.41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Cuvee Rosé 448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595" calcext:value-type="float">
            <text:p>59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m55943frzm8we4eyft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448 s.l.m Rosé</text:p>
          </table:table-cell>
          <table:table-cell office:value-type="string" calcext:value-type="string">
            <text:p>Girlan</text:p>
          </table:table-cell>
          <table:table-cell office:value-type="float" office:value="35.15747" calcext:value-type="float">
            <text:p>35.157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St. Magdalener Klassisch Hub </text:p>
          </table:table-cell>
          <table:table-cell office:value-type="string" calcext:value-type="string">
            <text:p>Untermoserhof,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20" calcext:value-type="float">
            <text:p>14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zxc9q898fw3t452b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Hub</text:p>
          </table:table-cell>
          <table:table-cell office:value-type="string" calcext:value-type="string">
            <text:p>Untermoserhof</text:p>
          </table:table-cell>
          <table:table-cell office:value-type="float" office:value="55.07579" calcext:value-type="float">
            <text:p>55.075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St. Magdalener Klassisch Moar </text:p>
          </table:table-cell>
          <table:table-cell office:value-type="string" calcext:value-type="string">
            <text:p>KG.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170" calcext:value-type="float">
            <text:p>117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3ec4ejvnc7a8gxn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Moa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7.213715" calcext:value-type="float">
            <text:p>37.2137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St. Magdalener Klassisch ANTHEOS 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490" calcext:value-type="float">
            <text:p>149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vc6e1gszjkytz02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Antheos</text:p>
          </table:table-cell>
          <table:table-cell office:value-type="string" calcext:value-type="string">
            <text:p>Ansitz Waldgries</text:p>
          </table:table-cell>
          <table:table-cell office:value-type="float" office:value="46.861443" calcext:value-type="float">
            <text:p>46.8614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Kalterersee Per 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030" calcext:value-type="float">
            <text:p>103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h1p85as3ahxz7nr9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 Sé Kalterersee Classico Superiore</text:p>
          </table:table-cell>
          <table:table-cell office:value-type="string" calcext:value-type="string">
            <text:p>Elena Walch</text:p>
          </table:table-cell>
          <table:table-cell office:value-type="float" office:value="56.531715" calcext:value-type="float">
            <text:p>56.5317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Kalterersee Vigna Der Keil </text:p>
          </table:table-cell>
          <table:table-cell office:value-type="string" calcext:value-type="string">
            <text:p>Maninco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bge484zecmydve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Keil</text:p>
          </table:table-cell>
          <table:table-cell office:value-type="string" calcext:value-type="string">
            <text:p>Manincor</text:p>
          </table:table-cell>
          <table:table-cell office:value-type="float" office:value="41.943253" calcext:value-type="float">
            <text:p>41.9432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Kalterersee Alte Reben </text:p>
          </table:table-cell>
          <table:table-cell office:value-type="string" calcext:value-type="string">
            <text:p>Rohr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650" calcext:value-type="float">
            <text:p>16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n5fd7hcf5h6n4fyz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Alte Reben</text:p>
          </table:table-cell>
          <table:table-cell office:value-type="string" calcext:value-type="string">
            <text:p>Rohregger</text:p>
          </table:table-cell>
          <table:table-cell office:value-type="float" office:value="49.340553" calcext:value-type="float">
            <text:p>49.3405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Vernatsch Schickenburg </text:p>
          </table:table-cell>
          <table:table-cell office:value-type="string" calcext:value-type="string">
            <text:p>KG.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1mqv62ngwhn5zcqt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Graf von Meran Schickenburg</text:p>
          </table:table-cell>
          <table:table-cell office:value-type="string" calcext:value-type="string">
            <text:p>Kellerei Meran</text:p>
          </table:table-cell>
          <table:table-cell office:value-type="float" office:value="35.276253" calcext:value-type="float">
            <text:p>35.2762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Riserva Patricia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10" calcext:value-type="float">
            <text:p>11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smf95bvw0mp9sxwy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Girlan</text:p>
          </table:table-cell>
          <table:table-cell office:value-type="float" office:value="35.48544" calcext:value-type="float">
            <text:p>35.48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Mazzon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689" calcext:value-type="float">
            <text:p>168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58hgt6bmzqhy84n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Mazzon</text:p>
          </table:table-cell>
          <table:table-cell office:value-type="string" calcext:value-type="string">
            <text:p>Weingut Gottardi</text:p>
          </table:table-cell>
          <table:table-cell office:value-type="float" office:value="32.13099" calcext:value-type="float">
            <text:p>32.130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Riserva Lafoa </text:p>
          </table:table-cell>
          <table:table-cell office:value-type="string" calcext:value-type="string">
            <text:p>Schreckbichl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700" calcext:value-type="float">
            <text:p>6700</text:p>
          </table:table-cell>
          <table:table-cell office:value-type="float" office:value="2500" calcext:value-type="float">
            <text:p>25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3z5w90zkenw3yg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1.898952" calcext:value-type="float">
            <text:p>51.8989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Riserva Mazon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655" calcext:value-type="float">
            <text:p>265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f1xzamprrnxx004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zon</text:p>
          </table:table-cell>
          <table:table-cell office:value-type="string" calcext:value-type="string">
            <text:p>J. Hofstätter</text:p>
          </table:table-cell>
          <table:table-cell office:value-type="float" office:value="27.86845" calcext:value-type="float">
            <text:p>27.868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Blauburgunder </text:p>
          </table:table-cell>
          <table:table-cell office:value-type="string" calcext:value-type="string">
            <text:p>Franz Haa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825" calcext:value-type="float">
            <text:p>18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qgfsmyye79gasa38a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Franz Keller</text:p>
          </table:table-cell>
          <table:table-cell office:value-type="float" office:value="21.205133" calcext:value-type="float">
            <text:p>21.2051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Pigeno 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680" calcext:value-type="float">
            <text:p>168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39.90158" calcext:value-type="float">
            <text:p>39.901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Ludwig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500" calcext:value-type="float">
            <text:p>25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575157" calcext:value-type="float">
            <text:p>48.5751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Riserva Trattman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580" calcext:value-type="float">
            <text:p>25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8.6334" calcext:value-type="float">
            <text:p>38.633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Riserva Burgum Novum 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340324" calcext:value-type="float">
            <text:p>45.3403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Riserva Maglen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extx2bt5q0y3cr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aglen</text:p>
          </table:table-cell>
          <table:table-cell office:value-type="string" calcext:value-type="string">
            <text:p>Tramin</text:p>
          </table:table-cell>
          <table:table-cell office:value-type="float" office:value="38.181778" calcext:value-type="float">
            <text:p>38.1817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Riserva Hausmannhof 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3150" calcext:value-type="float">
            <text:p>31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3.227478" calcext:value-type="float">
            <text:p>43.2274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Riserva Vigna Kofl </text:p>
          </table:table-cell>
          <table:table-cell office:value-type="string" calcext:value-type="string">
            <text:p>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790" calcext:value-type="float">
            <text:p>279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akm3me5609hqtywhc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Kofl</text:p>
          </table:table-cell>
          <table:table-cell office:value-type="string" calcext:value-type="string">
            <text:p>Peter Zemmer</text:p>
          </table:table-cell>
          <table:table-cell office:value-type="float" office:value="34.96257" calcext:value-type="float">
            <text:p>34.962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Mazzon Riserva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2870" calcext:value-type="float">
            <text:p>287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6eyk0vrp2w5w8h4f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üdtiroler Blauburgunder Riserva Mazzon</text:p>
          </table:table-cell>
          <table:table-cell office:value-type="string" calcext:value-type="string">
            <text:p>Weingut Gottardi</text:p>
          </table:table-cell>
          <table:table-cell office:value-type="float" office:value="33.04272" calcext:value-type="float">
            <text:p>33.042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Mason di Mason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500" calcext:value-type="float">
            <text:p>12500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0.432613" calcext:value-type="float">
            <text:p>40.4326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Riserva Villa Barthenau Vigna S. Urbano 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4350" calcext:value-type="float">
            <text:p>43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54.941833" calcext:value-type="float">
            <text:p>54.94183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Riserva Selection Bruno Gottardi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rd3g06bnqbdvyp3t6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Mazzon Selection</text:p>
          </table:table-cell>
          <table:table-cell office:value-type="string" calcext:value-type="string">
            <text:p>Weingut Gottardi</text:p>
          </table:table-cell>
          <table:table-cell office:value-type="float" office:value="27.644417" calcext:value-type="float">
            <text:p>27.6444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Riserva Vigna Ganger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9500" calcext:value-type="float">
            <text:p>19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40.11798" calcext:value-type="float">
            <text:p>40.117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Riserva Vigna Roccolo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9000" calcext:value-type="float">
            <text:p>29000</text:p>
          </table:table-cell>
          <table:table-cell office:value-type="float" office:value="14000" calcext:value-type="float">
            <text:p>14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fabp5ymjj2tqgf2t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olo Ludwig Barth von Barthenau</text:p>
          </table:table-cell>
          <table:table-cell office:value-type="string" calcext:value-type="string">
            <text:p>J. Hofstätter</text:p>
          </table:table-cell>
          <table:table-cell office:value-type="float" office:value="26.581692" calcext:value-type="float">
            <text:p>26.581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Ponkler 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5050" calcext:value-type="float">
            <text:p>505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ònkler</text:p>
          </table:table-cell>
          <table:table-cell office:value-type="string" calcext:value-type="string">
            <text:p>Franz Haas</text:p>
          </table:table-cell>
          <table:table-cell office:value-type="float" office:value="40.60572" calcext:value-type="float">
            <text:p>40.605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Riserva Wildmonn </text:p>
          </table:table-cell>
          <table:table-cell office:value-type="string" calcext:value-type="string">
            <text:p>Wildmon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0.484615" calcext:value-type="float">
            <text:p>30.484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Riserva 680 </text:p>
          </table:table-cell>
          <table:table-cell office:value-type="string" calcext:value-type="string">
            <text:p>Maso Thal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88damq0a32stxky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680</text:p>
          </table:table-cell>
          <table:table-cell office:value-type="string" calcext:value-type="string">
            <text:p>Maso Thaler</text:p>
          </table:table-cell>
          <table:table-cell office:value-type="float" office:value="43.46746" calcext:value-type="float">
            <text:p>43.467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Prestige Riserva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920" calcext:value-type="float">
            <text:p>192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2.286665" calcext:value-type="float">
            <text:p>22.2866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Riserva Tab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3150" calcext:value-type="float">
            <text:p>31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8.235966" calcext:value-type="float">
            <text:p>28.2359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Riserva Urban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hxk56xm9rbe5d0q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Tramin</text:p>
          </table:table-cell>
          <table:table-cell office:value-type="float" office:value="38.546917" calcext:value-type="float">
            <text:p>38.546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Riserva </text:p>
          </table:table-cell>
          <table:table-cell office:value-type="string" calcext:value-type="string">
            <text:p>Untermoserhof,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30" calcext:value-type="float">
            <text:p>193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zsdfbab4dtrghkytq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Untermoserhof</text:p>
          </table:table-cell>
          <table:table-cell office:value-type="float" office:value="33.384163" calcext:value-type="float">
            <text:p>33.3841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Riserva </text:p>
          </table:table-cell>
          <table:table-cell office:value-type="string" calcext:value-type="string">
            <text:p>Abtei Mu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8s0thnkx7w0kka5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Muri Gries</text:p>
          </table:table-cell>
          <table:table-cell office:value-type="float" office:value="22.15544" calcext:value-type="float">
            <text:p>22.155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Riserva Berger Gei </text:p>
          </table:table-cell>
          <table:table-cell office:value-type="string" calcext:value-type="string">
            <text:p>Niedriest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rger Gei Südtiroler Lagrein Gries Riserva</text:p>
          </table:table-cell>
          <table:table-cell office:value-type="string" calcext:value-type="string">
            <text:p>Ignaz Niedrist</text:p>
          </table:table-cell>
          <table:table-cell office:value-type="float" office:value="31.652231" calcext:value-type="float">
            <text:p>31.65223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Riserva Porphyr </text:p>
          </table:table-cell>
          <table:table-cell office:value-type="string" calcext:value-type="string">
            <text:p>KG. Terla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3565" calcext:value-type="float">
            <text:p>356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819157" calcext:value-type="float">
            <text:p>41.8191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Riserva Furggl </text:p>
          </table:table-cell>
          <table:table-cell office:value-type="string" calcext:value-type="string">
            <text:p>Zemm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89" calcext:value-type="float">
            <text:p>178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33.473785" calcext:value-type="float">
            <text:p>33.4737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Riserva Mirell </text:p>
          </table:table-cell>
          <table:table-cell office:value-type="string" calcext:value-type="string">
            <text:p>Waldgrie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34.915077" calcext:value-type="float">
            <text:p>34.9150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Riserva </text:p>
          </table:table-cell>
          <table:table-cell office:value-type="string" calcext:value-type="string">
            <text:p>Glögglhof,Goj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1995" calcext:value-type="float">
            <text:p>199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 – Glögglhof</text:p>
          </table:table-cell>
          <table:table-cell office:value-type="float" office:value="41.41999" calcext:value-type="float">
            <text:p>41.4199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Riserva Klosteranger </text:p>
          </table:table-cell>
          <table:table-cell office:value-type="string" calcext:value-type="string">
            <text:p>Abtei Mu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6100" calcext:value-type="float">
            <text:p>6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33.43678" calcext:value-type="float">
            <text:p>33.436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Riserva Roblinus </text:p>
          </table:table-cell>
          <table:table-cell office:value-type="string" calcext:value-type="string">
            <text:p>Waldgrie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33.534897" calcext:value-type="float">
            <text:p>33.5348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Riserva Tor di Lupo </text:p>
          </table:table-cell>
          <table:table-cell office:value-type="string" calcext:value-type="string">
            <text:p>KG.Andria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2620" calcext:value-type="float">
            <text:p>262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Andrian</text:p>
          </table:table-cell>
          <table:table-cell office:value-type="float" office:value="42.80944" calcext:value-type="float">
            <text:p>42.809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Riserva Campaner </text:p>
          </table:table-cell>
          <table:table-cell office:value-type="string" calcext:value-type="string">
            <text:p>KG.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altern</text:p>
          </table:table-cell>
          <table:table-cell office:value-type="float" office:value="34.192482" calcext:value-type="float">
            <text:p>34.1924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Riserva Mumelt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2500" calcext:value-type="float">
            <text:p>25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9.127499" calcext:value-type="float">
            <text:p>29.1274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Istric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625" calcext:value-type="float">
            <text:p>16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48.628292" calcext:value-type="float">
            <text:p>48.6282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Löwengang Vigneto Storico 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99kjdyfr17zhgfk7mv0vs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öwengang Uvaggio Storico Bio</text:p>
          </table:table-cell>
          <table:table-cell office:value-type="string" calcext:value-type="string">
            <text:p>Alois Lageder</text:p>
          </table:table-cell>
          <table:table-cell office:value-type="float" office:value="38.466568" calcext:value-type="float">
            <text:p>38.46656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Riserva Vigna Castel Ringberg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925" calcext:value-type="float">
            <text:p>29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2vennccgcpgs1e2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2.10647" calcext:value-type="float">
            <text:p>62.106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Riserva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3z5w90zkenw3yg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1.898952" calcext:value-type="float">
            <text:p>51.8989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Riserva Freienfeld </text:p>
          </table:table-cell>
          <table:table-cell office:value-type="string" calcext:value-type="string">
            <text:p>KG.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3900" calcext:value-type="float">
            <text:p>39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5.66349" calcext:value-type="float">
            <text:p>35.663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iserva Quintessenz </text:p>
          </table:table-cell>
          <table:table-cell office:value-type="string" calcext:value-type="string">
            <text:p>KG.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700" calcext:value-type="float">
            <text:p>6700</text:p>
          </table:table-cell>
          <table:table-cell office:value-type="float" office:value="2530" calcext:value-type="float">
            <text:p>25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altern</text:p>
          </table:table-cell>
          <table:table-cell office:value-type="float" office:value="34.318092" calcext:value-type="float">
            <text:p>34.3180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Fihl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zek1bgbjcw1vqbme07w4v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ihl</text:p>
          </table:table-cell>
          <table:table-cell office:value-type="string" calcext:value-type="string">
            <text:p>Peter Dipoli</text:p>
          </table:table-cell>
          <table:table-cell office:value-type="float" office:value="36.09253" calcext:value-type="float">
            <text:p>36.092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Riserva Vigna Kastelaz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815" calcext:value-type="float">
            <text:p>28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jr9a27wz76vak5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Vigna Kastelaz</text:p>
          </table:table-cell>
          <table:table-cell office:value-type="string" calcext:value-type="string">
            <text:p>Elena Walch</text:p>
          </table:table-cell>
          <table:table-cell office:value-type="float" office:value="55.262848" calcext:value-type="float">
            <text:p>55.26284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Riserva Praun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300" calcext:value-type="float">
            <text:p>2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b9tjevqd85kkx545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17.550148" calcext:value-type="float">
            <text:p>17.5501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Riserva Siebeneich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650" calcext:value-type="float">
            <text:p>165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825706" calcext:value-type="float">
            <text:p>55.8257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Riserva Lona </text:p>
          </table:table-cell>
          <table:table-cell office:value-type="string" calcext:value-type="string">
            <text:p>KG.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na</text:p>
          </table:table-cell>
          <table:table-cell office:value-type="string" calcext:value-type="string">
            <text:p>Kellerei St. Pauls</text:p>
          </table:table-cell>
          <table:table-cell office:value-type="float" office:value="28.318548" calcext:value-type="float">
            <text:p>28.3185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Riserva Gant </text:p>
          </table:table-cell>
          <table:table-cell office:value-type="string" calcext:value-type="string">
            <text:p>KG.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277" calcext:value-type="float">
            <text:p>327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34.656097" calcext:value-type="float">
            <text:p>34.6560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Pinot Noir Grafenau</text:p>
          </table:table-cell>
          <table:table-cell office:value-type="string" calcext:value-type="string">
            <text:p>Stachlburg Kripp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671" calcext:value-type="float">
            <text:p>167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jgfjjh9yphhfwqy7x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olfsthurn Pinot Grigio</text:p>
          </table:table-cell>
          <table:table-cell office:value-type="string" calcext:value-type="string">
            <text:p>Stachlburg</text:p>
          </table:table-cell>
          <table:table-cell office:value-type="float" office:value="30.91468" calcext:value-type="float">
            <text:p>30.914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Lehm&amp; Kies </text:p>
          </table:table-cell>
          <table:table-cell office:value-type="string" calcext:value-type="string">
            <text:p>Untermoserhof,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930" calcext:value-type="float">
            <text:p>193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ezf412rqcrze1f9re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hm &amp; Kies Merlot - Cabernet Franc Riserva</text:p>
          </table:table-cell>
          <table:table-cell office:value-type="string" calcext:value-type="string">
            <text:p>Untermoserhof</text:p>
          </table:table-cell>
          <table:table-cell office:value-type="float" office:value="42.71446" calcext:value-type="float">
            <text:p>42.714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Lacus </text:p>
          </table:table-cell>
          <table:table-cell office:value-type="string" calcext:value-type="string">
            <text:p>Schull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400" calcext:value-type="float">
            <text:p>34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39.648506" calcext:value-type="float">
            <text:p>39.6485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Cor Römigber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900" calcext:value-type="float">
            <text:p>8900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9.54853" calcext:value-type="float">
            <text:p>49.548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Iugum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3075" calcext:value-type="float">
            <text:p>30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6.966366" calcext:value-type="float">
            <text:p>36.9663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oam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3100" calcext:value-type="float">
            <text:p>3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</text:p>
          </table:table-cell>
          <table:table-cell office:value-type="string" calcext:value-type="string">
            <text:p>Tramin</text:p>
          </table:table-cell>
          <table:table-cell office:value-type="float" office:value="39.222744" calcext:value-type="float">
            <text:p>39.2227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Frauenriegel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260" calcext:value-type="float">
            <text:p>326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42.971535" calcext:value-type="float">
            <text:p>42.9715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Brenntal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4150" calcext:value-type="float">
            <text:p>41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zek24b5mpn7h59v5xaxm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Franc Brenntal</text:p>
          </table:table-cell>
          <table:table-cell office:value-type="string" calcext:value-type="string">
            <text:p>Peter Dipoli</text:p>
          </table:table-cell>
          <table:table-cell office:value-type="float" office:value="34.772167" calcext:value-type="float">
            <text:p>34.7721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Cornelius Rosso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050" calcext:value-type="float">
            <text:p>20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h4zarmx6997qna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Cornelius Rosso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729813" calcext:value-type="float">
            <text:p>55.7298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Anticus Riserva Baron Salvadori </text:p>
          </table:table-cell>
          <table:table-cell office:value-type="string" calcext:value-type="string">
            <text:p>KG. Na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3200" calcext:value-type="float">
            <text:p>32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46.922165" calcext:value-type="float">
            <text:p>46.9221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Marzemino </text:p>
          </table:table-cell>
          <table:table-cell office:value-type="string" calcext:value-type="string">
            <text:p>Simonc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735" calcext:value-type="float">
            <text:p>73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5p94khp5zk8jmv7b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zemino Trentino</text:p>
          </table:table-cell>
          <table:table-cell office:value-type="string" calcext:value-type="string">
            <text:p>Armando Simoncelli</text:p>
          </table:table-cell>
          <table:table-cell office:value-type="float" office:value="32.014" calcext:value-type="float">
            <text:p>32.0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Navesel </text:p>
          </table:table-cell>
          <table:table-cell office:value-type="string" calcext:value-type="string">
            <text:p>Simonc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040" calcext:value-type="float">
            <text:p>10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5awm9br2s074kqp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vesel</text:p>
          </table:table-cell>
          <table:table-cell office:value-type="string" calcext:value-type="string">
            <text:p>Armando Simoncelli</text:p>
          </table:table-cell>
          <table:table-cell office:value-type="float" office:value="32.663208" calcext:value-type="float">
            <text:p>32.6632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Teroldego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Bio</text:p>
          </table:table-cell>
          <table:table-cell office:value-type="string" calcext:value-type="string">
            <text:p>Foradori</text:p>
          </table:table-cell>
          <table:table-cell office:value-type="float" office:value="37.962753" calcext:value-type="float">
            <text:p>37.9627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Rosso Faye Vigneto Paradisot 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605" calcext:value-type="float">
            <text:p>260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hb1srqsz9kam268b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Rosso Faye</text:p>
          </table:table-cell>
          <table:table-cell office:value-type="string" calcext:value-type="string">
            <text:p>Pojer e Sandri</text:p>
          </table:table-cell>
          <table:table-cell office:value-type="float" office:value="47.935738" calcext:value-type="float">
            <text:p>47.9357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ranato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37.827095" calcext:value-type="float">
            <text:p>37.8270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Soave Classico Superiore Calvarino </text:p>
          </table:table-cell>
          <table:table-cell office:value-type="string" calcext:value-type="string">
            <text:p>Piero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795" calcext:value-type="float">
            <text:p>17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4tjshy9tb20x9c3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alvarino Bio</text:p>
          </table:table-cell>
          <table:table-cell office:value-type="string" calcext:value-type="string">
            <text:p>Pieropan</text:p>
          </table:table-cell>
          <table:table-cell office:value-type="float" office:value="45.598785" calcext:value-type="float">
            <text:p>45.5987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Valpolicella Classico Ripasso </text:p>
          </table:table-cell>
          <table:table-cell office:value-type="string" calcext:value-type="string">
            <text:p>Le Rago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wb236hxyjmm7fm8r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Classico Superiore</text:p>
          </table:table-cell>
          <table:table-cell office:value-type="string" calcext:value-type="string">
            <text:p>Le Ragose</text:p>
          </table:table-cell>
          <table:table-cell office:value-type="float" office:value="43.47197" calcext:value-type="float">
            <text:p>43.4719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Amarone della Valpolicella Ravazzol </text:p>
          </table:table-cell>
          <table:table-cell office:value-type="string" calcext:value-type="string">
            <text:p>Ca la Bio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4350" calcext:value-type="float">
            <text:p>43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q63tdynt9d1qt0j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igneti di Ravazzol</text:p>
          </table:table-cell>
          <table:table-cell office:value-type="string" calcext:value-type="string">
            <text:p>Ca' La Bionda</text:p>
          </table:table-cell>
          <table:table-cell office:value-type="float" office:value="51.849182" calcext:value-type="float">
            <text:p>51.8491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Valpolicella Superiore 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000" calcext:value-type="float">
            <text:p>18000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3fswy0qzrny1518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 30°</text:p>
          </table:table-cell>
          <table:table-cell office:value-type="string" calcext:value-type="string">
            <text:p>Dal Forno Romano</text:p>
          </table:table-cell>
          <table:table-cell office:value-type="float" office:value="50.059937" calcext:value-type="float">
            <text:p>50.05993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2000" calcext:value-type="float">
            <text:p>22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53.567066" calcext:value-type="float">
            <text:p>53.5670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45000" calcext:value-type="float">
            <text:p>45000</text:p>
          </table:table-cell>
          <table:table-cell office:value-type="float" office:value="17380" calcext:value-type="float">
            <text:p>1738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26xa2kf0g9zy74sr0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Quintarelli Giuseppe</text:p>
          </table:table-cell>
          <table:table-cell office:value-type="float" office:value="38.87845" calcext:value-type="float">
            <text:p>38.878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Rosso del Pepi 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8000" calcext:value-type="float">
            <text:p>18000</text:p>
          </table:table-cell>
          <table:table-cell office:value-type="float" office:value="8130" calcext:value-type="float">
            <text:p>81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26xfc975m5cvpkaqy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Bepi</text:p>
          </table:table-cell>
          <table:table-cell office:value-type="string" calcext:value-type="string">
            <text:p>Quintarelli Giuseppe</text:p>
          </table:table-cell>
          <table:table-cell office:value-type="float" office:value="39.09735" calcext:value-type="float">
            <text:p>39.097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Barbera d’Alba Bricco del Pilone </text:p>
          </table:table-cell>
          <table:table-cell office:value-type="string" calcext:value-type="string">
            <text:p>Benev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450" calcext:value-type="float">
            <text:p>14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2ps3kcjt48rjmrds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Bricco del Pilone</text:p>
          </table:table-cell>
          <table:table-cell office:value-type="string" calcext:value-type="string">
            <text:p>Benevelli Piero</text:p>
          </table:table-cell>
          <table:table-cell office:value-type="float" office:value="48.404415" calcext:value-type="float">
            <text:p>48.4044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Barbera d’Alba 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940" calcext:value-type="float">
            <text:p>9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qx64n8ab70jgnv5p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Comm. G.B. Burlotto</text:p>
          </table:table-cell>
          <table:table-cell office:value-type="float" office:value="29.917238" calcext:value-type="float">
            <text:p>29.9172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Barbaresco Riserva Camp Gros Martinenga </text:p>
          </table:table-cell>
          <table:table-cell office:value-type="string" calcext:value-type="string">
            <text:p>Marchesi di Gres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7950" calcext:value-type="float">
            <text:p>79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e3wjhgv6vbesqa3cad33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Camp Gros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60.030407" calcext:value-type="float">
            <text:p>60.0304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Barbaresco </text:p>
          </table:table-cell>
          <table:table-cell office:value-type="string" calcext:value-type="string">
            <text:p>/20 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3000" calcext:value-type="float">
            <text:p>33000</text:p>
          </table:table-cell>
          <table:table-cell office:value-type="float" office:value="11800" calcext:value-type="float">
            <text:p>118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68648" calcext:value-type="float">
            <text:p>33.1686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Barbaresco Asili </text:p>
          </table:table-cell>
          <table:table-cell office:value-type="string" calcext:value-type="string">
            <text:p>Ca del Baj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860" calcext:value-type="float">
            <text:p>286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c8rj85z2agynpqdy1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’ del Baio</text:p>
          </table:table-cell>
          <table:table-cell office:value-type="float" office:value="46.973606" calcext:value-type="float">
            <text:p>46.9736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Barolo 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000" calcext:value-type="float">
            <text:p>1000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qx6vzm9te2hadxvrq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omm. G.B. Burlotto</text:p>
          </table:table-cell>
          <table:table-cell office:value-type="float" office:value="23.95761" calcext:value-type="float">
            <text:p>23.957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Barolo Sori Ginestra 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4500" calcext:value-type="float">
            <text:p>14500</text:p>
          </table:table-cell>
          <table:table-cell office:value-type="float" office:value="6300" calcext:value-type="float">
            <text:p>63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969395" calcext:value-type="float">
            <text:p>62.9693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Barolo Brunate </text:p>
          </table:table-cell>
          <table:table-cell office:value-type="string" calcext:value-type="string">
            <text:p>Ceretto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0500" calcext:value-type="float">
            <text:p>20500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45.008926" calcext:value-type="float">
            <text:p>45.0089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Barolo Castiglione </text:p>
          </table:table-cell>
          <table:table-cell office:value-type="string" calcext:value-type="string">
            <text:p>Vietti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3250" calcext:value-type="float">
            <text:p>32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5.85379" calcext:value-type="float">
            <text:p>45.853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Barolo Cannubi Boschis </text:p>
          </table:table-cell>
          <table:table-cell office:value-type="string" calcext:value-type="string">
            <text:p>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35000" calcext:value-type="float">
            <text:p>350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k5c7gnchh79svj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nnubi Boschis sibi et paucis</text:p>
          </table:table-cell>
          <table:table-cell office:value-type="string" calcext:value-type="string">
            <text:p>Sandrone Luciano</text:p>
          </table:table-cell>
          <table:table-cell office:value-type="float" office:value="40.56338" calcext:value-type="float">
            <text:p>40.56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Barolo Ris. Monfortino 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4.54911" calcext:value-type="float">
            <text:p>54.549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Monprá </text:p>
          </table:table-cell>
          <table:table-cell office:value-type="string" calcext:value-type="string">
            <text:p>Conterno Fantino (NE, BA, 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23696" calcext:value-type="float">
            <text:p>53.236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Darmagi </text:p>
          </table:table-cell>
          <table:table-cell office:value-type="string" calcext:value-type="string">
            <text:p>Gaja (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0.260124" calcext:value-type="float">
            <text:p>40.2601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Brunello di Montalcino Riserva </text:p>
          </table:table-cell>
          <table:table-cell office:value-type="string" calcext:value-type="string">
            <text:p>Cost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5000" calcext:value-type="float">
            <text:p>25000</text:p>
          </table:table-cell>
          <table:table-cell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syxs8dwymf4jv8d8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Conti Costanti</text:p>
          </table:table-cell>
          <table:table-cell office:value-type="float" office:value="42.555565" calcext:value-type="float">
            <text:p>42.5555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Brunello di Montalcino Il Greppo 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5000" calcext:value-type="float">
            <text:p>35000</text:p>
          </table:table-cell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49.429314" calcext:value-type="float">
            <text:p>49.42931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Brunello di Montalcino Riserva Il Greppo </text:p>
          </table:table-cell>
          <table:table-cell office:value-type="string" calcext:value-type="string">
            <text:p>Biondi-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75000" calcext:value-type="float">
            <text:p>75000</text:p>
          </table:table-cell>
          <table:table-cell office:value-type="float" office:value="9500" calcext:value-type="float">
            <text:p>9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rdtvnd5fjvjwac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Biondi-Santi</text:p>
          </table:table-cell>
          <table:table-cell office:value-type="float" office:value="50.48816" calcext:value-type="float">
            <text:p>50.488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Chianti Classico Riserva Berardenga </text:p>
          </table:table-cell>
          <table:table-cell office:value-type="string" calcext:value-type="string">
            <text:p>/19 Fe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1825" calcext:value-type="float">
            <text:p>18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0t6p0t3n44zpj4y7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Berardenga</text:p>
          </table:table-cell>
          <table:table-cell office:value-type="string" calcext:value-type="string">
            <text:p>Fèlsina</text:p>
          </table:table-cell>
          <table:table-cell office:value-type="float" office:value="50.431374" calcext:value-type="float">
            <text:p>50.43137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Chianti Rufina Riserva Vecchie Viti 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80" calcext:value-type="float">
            <text:p>148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3h9t4st9ev0cs778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ùfina Riserva Nipozzano Vecchie Viti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41.32136" calcext:value-type="float">
            <text:p>41.321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Chianti Classico Gran Selezione Rialzi </text:p>
          </table:table-cell>
          <table:table-cell office:value-type="string" calcext:value-type="string">
            <text:p>Per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770" calcext:value-type="float">
            <text:p>277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pet6gw28c09be84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Gaiole Rialzi</text:p>
          </table:table-cell>
          <table:table-cell office:value-type="string" calcext:value-type="string">
            <text:p>Frescobaldi - Tenuta Perano</text:p>
          </table:table-cell>
          <table:table-cell office:value-type="float" office:value="42.22197" calcext:value-type="float">
            <text:p>42.221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Morellino di Scansano Riserva </text:p>
          </table:table-cell>
          <table:table-cell office:value-type="string" calcext:value-type="string">
            <text:p>Moris Farm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300" calcext:value-type="float">
            <text:p>13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jqjxd57cdj9zk84f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c di Jèur Riserva Dario</text:p>
          </table:table-cell>
          <table:table-cell office:value-type="string" calcext:value-type="string">
            <text:p>Zorzutti Moris</text:p>
          </table:table-cell>
          <table:table-cell office:value-type="float" office:value="23.37756" calcext:value-type="float">
            <text:p>23.377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Syrah Collezione Privata </text:p>
          </table:table-cell>
          <table:table-cell office:value-type="string" calcext:value-type="string">
            <text:p>/18 Isole &amp;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3250" calcext:value-type="float">
            <text:p>32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z0yav67tygzhbs0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Toscana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43.79879" calcext:value-type="float">
            <text:p>43.798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Vigna L’Apparita </text:p>
          </table:table-cell>
          <table:table-cell office:value-type="string" calcext:value-type="string">
            <text:p>Castello di Ama (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60sygzpm3fmahg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'Apparita</text:p>
          </table:table-cell>
          <table:table-cell office:value-type="string" calcext:value-type="string">
            <text:p>Castello di Ama</text:p>
          </table:table-cell>
          <table:table-cell office:value-type="float" office:value="45.81736" calcext:value-type="float">
            <text:p>45.817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Lamaione </text:p>
          </table:table-cell>
          <table:table-cell office:value-type="string" calcext:value-type="string">
            <text:p>/20 Frescobaldi (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200" calcext:value-type="float">
            <text:p>9200</text:p>
          </table:table-cell>
          <table:table-cell office:value-type="float" office:value="3710" calcext:value-type="float">
            <text:p>37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n2091v2jgm0sbhgj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amaione</text:p>
          </table:table-cell>
          <table:table-cell office:value-type="string" calcext:value-type="string">
            <text:p>Frescobaldi - Tenuta CastelGiocondo</text:p>
          </table:table-cell>
          <table:table-cell office:value-type="float" office:value="23.48323" calcext:value-type="float">
            <text:p>23.483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Lucente </text:p>
          </table:table-cell>
          <table:table-cell office:value-type="string" calcext:value-type="string">
            <text:p>Frescobaldi (SG,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889" calcext:value-type="float">
            <text:p>18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 office:value-type="float" office:value="29.95259" calcext:value-type="float">
            <text:p>29.952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Cabreo Il Borgo </text:p>
          </table:table-cell>
          <table:table-cell office:value-type="string" calcext:value-type="string">
            <text:p>Cabreo (CS, CF, M,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y7s19x8j0f86yg17m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reo Il Borgo Grappa</text:p>
          </table:table-cell>
          <table:table-cell office:value-type="string" calcext:value-type="string">
            <text:p>Cabreo</text:p>
          </table:table-cell>
          <table:table-cell office:value-type="float" office:value="51.426826" calcext:value-type="float">
            <text:p>51.4268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Le Serre Nuove </text:p>
          </table:table-cell>
          <table:table-cell office:value-type="string" calcext:value-type="string">
            <text:p>Ornellaia (M, CS, PV, 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229" calcext:value-type="float">
            <text:p>322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Le Serre Nuove</text:p>
          </table:table-cell>
          <table:table-cell office:value-type="string" calcext:value-type="string">
            <text:p>Ornellaia</text:p>
          </table:table-cell>
          <table:table-cell office:value-type="float" office:value="45.145973" calcext:value-type="float">
            <text:p>45.1459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Magari </text:p>
          </table:table-cell>
          <table:table-cell office:value-type="string" calcext:value-type="string">
            <text:p>Ca Marcanda, Gaja (M, 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p8p767re0qdjjj1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ari</text:p>
          </table:table-cell>
          <table:table-cell office:value-type="string" calcext:value-type="string">
            <text:p>Gaja - Ca' Marcanda</text:p>
          </table:table-cell>
          <table:table-cell office:value-type="float" office:value="64.69626" calcext:value-type="float">
            <text:p>64.696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Il Pino di Biserno </text:p>
          </table:table-cell>
          <table:table-cell office:value-type="string" calcext:value-type="string">
            <text:p>Tenuta di Biserno (CF, M, CS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350" calcext:value-type="float">
            <text:p>33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49.95789" calcext:value-type="float">
            <text:p>49.957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Fontalloro </text:p>
          </table:table-cell>
          <table:table-cell office:value-type="string" calcext:value-type="string">
            <text:p>Felsina (SG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4180" calcext:value-type="float">
            <text:p>418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122322" calcext:value-type="float">
            <text:p>42.1223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Mormoreto </text:p>
          </table:table-cell>
          <table:table-cell office:value-type="string" calcext:value-type="string">
            <text:p>Frescobaldi (CS, M, CF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200" calcext:value-type="float">
            <text:p>9200</text:p>
          </table:table-cell>
          <table:table-cell office:value-type="float" office:value="3460" calcext:value-type="float">
            <text:p>34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0zvmsb439qg392b793x0mh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moreto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33.72377" calcext:value-type="float">
            <text:p>33.723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Cepparello </text:p>
          </table:table-cell>
          <table:table-cell office:value-type="string" calcext:value-type="string">
            <text:p>Isole &amp; Olena (SG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1.618317" calcext:value-type="float">
            <text:p>41.6183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Masseto </text:p>
          </table:table-cell>
          <table:table-cell office:value-type="string" calcext:value-type="string">
            <text:p>/17Tenuta Massetto (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46200" calcext:value-type="float">
            <text:p>46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40529" calcext:value-type="float">
            <text:p>34.405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Le Pergole Torte 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4500" calcext:value-type="float">
            <text:p>24500</text:p>
          </table:table-cell>
          <table:table-cell office:value-type="float" office:value="3900" calcext:value-type="float">
            <text:p>39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193443" calcext:value-type="float">
            <text:p>46.1934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Luce della Vite </text:p>
          </table:table-cell>
          <table:table-cell office:value-type="string" calcext:value-type="string">
            <text:p>Frescobaldi (SG, 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 office:value-type="float" office:value="27.207191" calcext:value-type="float">
            <text:p>27.2071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Tignanello </text:p>
          </table:table-cell>
          <table:table-cell office:value-type="string" calcext:value-type="string">
            <text:p>Antinori (SG, CS, 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1500" calcext:value-type="float">
            <text:p>21500</text:p>
          </table:table-cell>
          <table:table-cell office:value-type="float" office:value="9500" calcext:value-type="float">
            <text:p>9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x1pq3nb7tbcms1x4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Tignanello</text:p>
          </table:table-cell>
          <table:table-cell office:value-type="string" calcext:value-type="string">
            <text:p>Antinori</text:p>
          </table:table-cell>
          <table:table-cell office:value-type="float" office:value="37.919243" calcext:value-type="float">
            <text:p>37.919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Vigna d’Alceo </text:p>
          </table:table-cell>
          <table:table-cell office:value-type="string" calcext:value-type="string">
            <text:p>Castello dei Rampolla (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20500" calcext:value-type="float">
            <text:p>205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3321wmpyfhspgj7f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'Alceo</text:p>
          </table:table-cell>
          <table:table-cell office:value-type="string" calcext:value-type="string">
            <text:p>Castello dei Rampolla</text:p>
          </table:table-cell>
          <table:table-cell office:value-type="float" office:value="54.44509" calcext:value-type="float">
            <text:p>54.4450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Ornellaia </text:p>
          </table:table-cell>
          <table:table-cell office:value-type="string" calcext:value-type="string">
            <text:p>Tenuta dell’Ornellaia (CS, M, CF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8000" calcext:value-type="float">
            <text:p>38000</text:p>
          </table:table-cell>
          <table:table-cell office:value-type="float" office:value="11600" calcext:value-type="float">
            <text:p>1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22483" calcext:value-type="float">
            <text:p>43.224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Tenuta San Guido (CS, 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356598" calcext:value-type="float">
            <text:p>48.3565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string" calcext:value-type="string">
            <text:p>Lodovico </text:p>
          </table:table-cell>
          <table:table-cell office:value-type="string" calcext:value-type="string">
            <text:p>Tenuta di Biserno (CF, M, 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0000" calcext:value-type="float">
            <text:p>7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r74yzfbj0q7yfkkm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ovico</text:p>
          </table:table-cell>
          <table:table-cell office:value-type="string" calcext:value-type="string">
            <text:p>Biserno</text:p>
          </table:table-cell>
          <table:table-cell office:value-type="float" office:value="46.369537" calcext:value-type="float">
            <text:p>46.3695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Biserno di Biserno </text:p>
          </table:table-cell>
          <table:table-cell office:value-type="string" calcext:value-type="string">
            <text:p>Tenuta di Biserno (CF, M, CS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0" calcext:value-type="float">
            <text:p>25000</text:p>
          </table:table-cell>
          <table:table-cell office:value-type="float" office:value="9900" calcext:value-type="float">
            <text:p>99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6846f0w722wxdzvfs9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di Biserno</text:p>
          </table:table-cell>
          <table:table-cell office:value-type="string" calcext:value-type="string">
            <text:p>Biserno</text:p>
          </table:table-cell>
          <table:table-cell office:value-type="float" office:value="53.513424" calcext:value-type="float">
            <text:p>53.5134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Lux Vitis </text:p>
          </table:table-cell>
          <table:table-cell office:value-type="string" calcext:value-type="string">
            <text:p>/19 Frescobaldi (CS, SG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0" calcext:value-type="float">
            <text:p>25000</text:p>
          </table:table-cell>
          <table:table-cell office:value-type="float" office:value="9300" calcext:value-type="float">
            <text:p>9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 office:value-type="float" office:value="34.72259" calcext:value-type="float">
            <text:p>34.7225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Cabernet Sauvignon Collezione Privata </text:p>
          </table:table-cell>
          <table:table-cell office:value-type="string" calcext:value-type="string">
            <text:p>Isole &amp;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zg7embvffj1cb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Toscana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43.362614" calcext:value-type="float">
            <text:p>43.3626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string" calcext:value-type="string">
            <text:p>Opera Omnia </text:p>
          </table:table-cell>
          <table:table-cell office:value-type="string" calcext:value-type="string">
            <text:p>La Madonnina (CS, 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jcqv0exs1yf33jdk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pera Omnia Bolgheri Superiore</text:p>
          </table:table-cell>
          <table:table-cell office:value-type="string" calcext:value-type="string">
            <text:p>La Madonnina</text:p>
          </table:table-cell>
          <table:table-cell office:value-type="float" office:value="47.17417" calcext:value-type="float">
            <text:p>47.1741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urriga </text:p>
          </table:table-cell>
          <table:table-cell office:value-type="string" calcext:value-type="string">
            <text:p>Argiolas (Cannonau, Carignano, Bobal, Malvasia Nera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000" calcext:value-type="float">
            <text:p>12000</text:p>
          </table:table-cell>
          <table:table-cell office:value-type="float" office:value="5050" calcext:value-type="float">
            <text:p>50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rwyrtxrwcmh0h2ma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urriga Isola dei Nuraghi</text:p>
          </table:table-cell>
          <table:table-cell office:value-type="string" calcext:value-type="string">
            <text:p>Argiolas</text:p>
          </table:table-cell>
          <table:table-cell office:value-type="float" office:value="32.367943" calcext:value-type="float">
            <text:p>32.367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Ghirada Cara Gonare Barbagia Rosso </text:p>
          </table:table-cell>
          <table:table-cell office:value-type="string" calcext:value-type="string">
            <text:p>Teularju (Cannonau, Carignan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3650" calcext:value-type="float">
            <text:p>36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czfm88bcn3vh271fq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gia Rosso Ghirada Cara'Gonare</text:p>
          </table:table-cell>
          <table:table-cell office:value-type="string" calcext:value-type="string">
            <text:p>Teularju</text:p>
          </table:table-cell>
          <table:table-cell office:value-type="float" office:value="64.702225" calcext:value-type="float">
            <text:p>64.70222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Chardonnay Contea di Sclafani Tenuta Regeleali </text:p>
          </table:table-cell>
          <table:table-cell office:value-type="string" calcext:value-type="string">
            <text:p>Tasca d’Alme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j76yn3fkn6r9pbn6y31jm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Conte</text:p>
          </table:table-cell>
          <table:table-cell office:value-type="string" calcext:value-type="string">
            <text:p>Tasca d’Almerita</text:p>
          </table:table-cell>
          <table:table-cell office:value-type="float" office:value="45.022427" calcext:value-type="float">
            <text:p>45.0224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Tascante </text:p>
          </table:table-cell>
          <table:table-cell office:value-type="string" calcext:value-type="string">
            <text:p>Tasca d’Almerita (Nerello M.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900" calcext:value-type="float">
            <text:p>4900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mc8z8exy47yj0asxc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scante Seconda Vendemmia</text:p>
          </table:table-cell>
          <table:table-cell office:value-type="string" calcext:value-type="string">
            <text:p>Tasca D'Almerita - Tenuta Regaleali</text:p>
          </table:table-cell>
          <table:table-cell office:value-type="float" office:value="40.341537" calcext:value-type="float">
            <text:p>40.34153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Cabernet Sauvignon Vigna S. Francesco Tenuta Regeleali </text:p>
          </table:table-cell>
          <table:table-cell office:value-type="string" calcext:value-type="string">
            <text:p>Tasca d’Alme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2500" calcext:value-type="float">
            <text:p>25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h0w3zk5d3k1mp4drypms0k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Vigna San Francesco</text:p>
          </table:table-cell>
          <table:table-cell office:value-type="string" calcext:value-type="string">
            <text:p>Tasca d’Almerita</text:p>
          </table:table-cell>
          <table:table-cell office:value-type="float" office:value="52.583275" calcext:value-type="float">
            <text:p>52.5832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Riesling Trocken GG Hermannshöhle </text:p>
          </table:table-cell>
          <table:table-cell office:value-type="string" calcext:value-type="string">
            <text:p>Dönnhof, Na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000" calcext:value-type="float">
            <text:p>13000</text:p>
          </table:table-cell>
          <table:table-cell office:value-type="float" office:value="4450" calcext:value-type="float">
            <text:p>44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3e12vjya19bk71pp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Hermannshöhle</text:p>
          </table:table-cell>
          <table:table-cell office:value-type="string" calcext:value-type="string">
            <text:p>Dönnhoff</text:p>
          </table:table-cell>
          <table:table-cell office:value-type="float" office:value="42.759148" calcext:value-type="float">
            <text:p>42.75914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Riesling Graacher Domprobst Auslese </text:p>
          </table:table-cell>
          <table:table-cell office:value-type="string" calcext:value-type="string">
            <text:p>Willy Schäfer, Mosel (lieblich, dolce, sweet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7000" calcext:value-type="float">
            <text:p>170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tbgtqhvnwx2b3zyc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acher Domprobst Riesling Kabinett</text:p>
          </table:table-cell>
          <table:table-cell office:value-type="string" calcext:value-type="string">
            <text:p>Willi Schaefer</text:p>
          </table:table-cell>
          <table:table-cell office:value-type="float" office:value="46.896828" calcext:value-type="float">
            <text:p>46.8968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Riesling Limestone </text:p>
          </table:table-cell>
          <table:table-cell office:value-type="string" calcext:value-type="string">
            <text:p>/21 Keller, Rheinhes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5k55agva5qvnrvfw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Limestone</text:p>
          </table:table-cell>
          <table:table-cell office:value-type="string" calcext:value-type="string">
            <text:p>Keller</text:p>
          </table:table-cell>
          <table:table-cell office:value-type="float" office:value="33.43505" calcext:value-type="float">
            <text:p>33.435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Grüner Veltliner Smaragd Achleiten </text:p>
          </table:table-cell>
          <table:table-cell office:value-type="string" calcext:value-type="string">
            <text:p>Jäger,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2590" calcext:value-type="float">
            <text:p>259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42jrn7sd9yagc4yn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maragd Achleiten Grüner Veltliner</text:p>
          </table:table-cell>
          <table:table-cell office:value-type="string" calcext:value-type="string">
            <text:p>Jäger</text:p>
          </table:table-cell>
          <table:table-cell office:value-type="float" office:value="49.830948" calcext:value-type="float">
            <text:p>49.8309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Sauvignon Blanc Grassnitzberg </text:p>
          </table:table-cell>
          <table:table-cell office:value-type="string" calcext:value-type="string">
            <text:p>Tement STMK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240" calcext:value-type="float">
            <text:p>22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7q2431xqrbb9cj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Grassnitzberg Bio</text:p>
          </table:table-cell>
          <table:table-cell office:value-type="string" calcext:value-type="string">
            <text:p>Tement</text:p>
          </table:table-cell>
          <table:table-cell office:value-type="float" office:value="37.609344" calcext:value-type="float">
            <text:p>37.6093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Sauvignon Blanc Kapellenweingarten </text:p>
          </table:table-cell>
          <table:table-cell office:value-type="string" calcext:value-type="string">
            <text:p>Sattlerhof STM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750" calcext:value-type="float">
            <text:p>27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0bmh1r2w0kyav2q6h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apellenweingarten Sauvignon Blanc</text:p>
          </table:table-cell>
          <table:table-cell office:value-type="string" calcext:value-type="string">
            <text:p>Sattlerhof</text:p>
          </table:table-cell>
          <table:table-cell office:value-type="float" office:value="42.623287" calcext:value-type="float">
            <text:p>42.6232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Riesling Smaragd Steinriegel </text:p>
          </table:table-cell>
          <table:table-cell office:value-type="string" calcext:value-type="string">
            <text:p>Jäger,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2990" calcext:value-type="float">
            <text:p>299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42rp3zsnpcaj9cqm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maragd Steinriegl Riesling</text:p>
          </table:table-cell>
          <table:table-cell office:value-type="string" calcext:value-type="string">
            <text:p>Jäger</text:p>
          </table:table-cell>
          <table:table-cell office:value-type="float" office:value="45.097466" calcext:value-type="float">
            <text:p>45.0974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Riesling Smaragd Ried Loibenberg </text:p>
          </table:table-cell>
          <table:table-cell office:value-type="string" calcext:value-type="string">
            <text:p>E. Knoll,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3700" calcext:value-type="float">
            <text:p>37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3x456qzgfe6rtjd15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Ried Loibenberg</text:p>
          </table:table-cell>
          <table:table-cell office:value-type="string" calcext:value-type="string">
            <text:p>Domäne Wachau</text:p>
          </table:table-cell>
          <table:table-cell office:value-type="float" office:value="40.170776" calcext:value-type="float">
            <text:p>40.1707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Riesling Smaragd Dürnsteiner Kellerberg </text:p>
          </table:table-cell>
          <table:table-cell office:value-type="string" calcext:value-type="string">
            <text:p>F.X. Pichler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6150" calcext:value-type="float">
            <text:p>61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ycv185h7mz3s4470r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ürnsteiner Kellerberg Riesling Smaragd</text:p>
          </table:table-cell>
          <table:table-cell office:value-type="string" calcext:value-type="string">
            <text:p>F.X. Pichler</text:p>
          </table:table-cell>
          <table:table-cell office:value-type="float" office:value="58.21585" calcext:value-type="float">
            <text:p>58.215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Blaufränkisch Leithaberg </text:p>
          </table:table-cell>
          <table:table-cell office:value-type="string" calcext:value-type="string">
            <text:p>Heinrich, Gols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pc4eva648qpb44f6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Leithaberg Bio</text:p>
          </table:table-cell>
          <table:table-cell office:value-type="string" calcext:value-type="string">
            <text:p>Heinrich</text:p>
          </table:table-cell>
          <table:table-cell office:value-type="float" office:value="34.559433" calcext:value-type="float">
            <text:p>34.5594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Marques de Caceres Reserva </text:p>
          </table:table-cell>
          <table:table-cell office:value-type="string" calcext:value-type="string">
            <text:p>Marques de Caceres, Rio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1480" calcext:value-type="float">
            <text:p>14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ndj4dxw586wseq7ep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Reserva</text:p>
          </table:table-cell>
          <table:table-cell office:value-type="string" calcext:value-type="string">
            <text:p>Marqués de Cáceres</text:p>
          </table:table-cell>
          <table:table-cell office:value-type="float" office:value="37.633003" calcext:value-type="float">
            <text:p>37.6330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Tinto Pesquera Reserva </text:p>
          </table:table-cell>
          <table:table-cell office:value-type="string" calcext:value-type="string">
            <text:p>A. Fernandez, Ribera del Due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3200" calcext:value-type="float">
            <text:p>32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38ypyee0dwqshca76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to Pesquera Original</text:p>
          </table:table-cell>
          <table:table-cell office:value-type="string" calcext:value-type="string">
            <text:p>Alejandro Fernández</text:p>
          </table:table-cell>
          <table:table-cell office:value-type="float" office:value="35.20553" calcext:value-type="float">
            <text:p>35.205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Manoella Tinto </text:p>
          </table:table-cell>
          <table:table-cell office:value-type="string" calcext:value-type="string">
            <text:p>Wine &amp; Soul, Douro Cima Corgo (TN,TF,TR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za48rap1cndc93njk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uro Manoella Tinto</text:p>
          </table:table-cell>
          <table:table-cell office:value-type="string" calcext:value-type="string">
            <text:p>Wine &amp; Soul</text:p>
          </table:table-cell>
          <table:table-cell office:value-type="float" office:value="40.70108" calcext:value-type="float">
            <text:p>40.701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Chardonnay </text:p>
          </table:table-cell>
          <table:table-cell office:value-type="string" calcext:value-type="string">
            <text:p>Gantenbei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tf8wtpdaq6ehczn8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5.025038" calcext:value-type="float">
            <text:p>25.0250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string" calcext:value-type="string">
            <text:p>Pinot Noir 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037573" calcext:value-type="float">
            <text:p>28.0375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Kopàr </text:p>
          </table:table-cell>
          <table:table-cell office:value-type="string" calcext:value-type="string">
            <text:p>Gere, Villàny (CF, M 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2000" calcext:value-type="float">
            <text:p>120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qx8ad40jjzmpg0jrzp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opár</text:p>
          </table:table-cell>
          <table:table-cell office:value-type="string" calcext:value-type="string">
            <text:p>Gere</text:p>
          </table:table-cell>
          <table:table-cell office:value-type="float" office:value="29.369865" calcext:value-type="float">
            <text:p>29.3698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Solus </text:p>
          </table:table-cell>
          <table:table-cell office:value-type="string" calcext:value-type="string">
            <text:p>Gere, Villàny (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12000" calcext:value-type="float">
            <text:p>120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3vc1ae18btygbzzzkg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us Merlot</text:p>
          </table:table-cell>
          <table:table-cell office:value-type="string" calcext:value-type="string">
            <text:p>Gere</text:p>
          </table:table-cell>
          <table:table-cell office:value-type="float" office:value="22.803646" calcext:value-type="float">
            <text:p>22.8036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Merlot </text:p>
          </table:table-cell>
          <table:table-cell office:value-type="string" calcext:value-type="string">
            <text:p>Casa Laposto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980" calcext:value-type="float">
            <text:p>98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zek1dxqn08gskxqk355c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postolle</text:p>
          </table:table-cell>
          <table:table-cell office:value-type="float" office:value="29.774204" calcext:value-type="float">
            <text:p>29.7742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Malbec Saurus</text:p>
          </table:table-cell>
          <table:table-cell office:value-type="string" calcext:value-type="string">
            <text:p>Schro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650" calcext:value-type="float">
            <text:p>16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b6z4gyhc9ncdqfb1w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urus Malbec</text:p>
          </table:table-cell>
          <table:table-cell office:value-type="string" calcext:value-type="string">
            <text:p>Familia Schroeder</text:p>
          </table:table-cell>
          <table:table-cell office:value-type="float" office:value="35.93792" calcext:value-type="float">
            <text:p>35.937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Shiraz Kalimna Bin 28 </text:p>
          </table:table-cell>
          <table:table-cell office:value-type="string" calcext:value-type="string">
            <text:p>Penfol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000" calcext:value-type="float">
            <text:p>30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xnh4ynj2qd1y74xg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iraz Bin 28</text:p>
          </table:table-cell>
          <table:table-cell office:value-type="string" calcext:value-type="string">
            <text:p>Penfolds</text:p>
          </table:table-cell>
          <table:table-cell office:value-type="float" office:value="43.008" calcext:value-type="float">
            <text:p>43.0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Te Koko (SB) 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3750" calcext:value-type="float">
            <text:p>37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e0fwx8ezr0z8ghx0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e Koko</text:p>
          </table:table-cell>
          <table:table-cell office:value-type="string" calcext:value-type="string">
            <text:p>Cloudy Bay</text:p>
          </table:table-cell>
          <table:table-cell office:value-type="float" office:value="53.151913" calcext:value-type="float">
            <text:p>53.1519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Te Wahi (PN) 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299" calcext:value-type="float">
            <text:p>52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e8aar9jka72pvwv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 Wahi Pinot Noir</text:p>
          </table:table-cell>
          <table:table-cell office:value-type="string" calcext:value-type="string">
            <text:p>Cloudy Bay</text:p>
          </table:table-cell>
          <table:table-cell office:value-type="float" office:value="52.8514" calcext:value-type="float">
            <text:p>52.851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Cabernet S. Res. Knights Valley </text:p>
          </table:table-cell>
          <table:table-cell office:value-type="string" calcext:value-type="string">
            <text:p>Ber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3379" calcext:value-type="float">
            <text:p>337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q4y2jvmeyzp3vywd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Knights Valley</text:p>
          </table:table-cell>
          <table:table-cell office:value-type="string" calcext:value-type="string">
            <text:p>Beringer</text:p>
          </table:table-cell>
          <table:table-cell office:value-type="float" office:value="38.1276" calcext:value-type="float">
            <text:p>38.12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Ramnista (Xinomavro) </text:p>
          </table:table-cell>
          <table:table-cell office:value-type="string" calcext:value-type="string">
            <text:p>Kir Yianni Naouss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q32fpp61sn56gvhkv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mnista Le Bicentenaire Xinomavro</text:p>
          </table:table-cell>
          <table:table-cell office:value-type="string" calcext:value-type="string">
            <text:p>Kir Yianni</text:p>
          </table:table-cell>
          <table:table-cell office:value-type="float" office:value="52.77409" calcext:value-type="float">
            <text:p>52.7740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Chateau Musar Red </text:p>
          </table:table-cell>
          <table:table-cell office:value-type="string" calcext:value-type="string">
            <text:p>Chateau Musar (CS, Cinsault, Grenache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500" calcext:value-type="float">
            <text:p>8500</text:p>
          </table:table-cell>
          <table:table-cell office:value-type="float" office:value="2750" calcext:value-type="float">
            <text:p>27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0mns8n6x40kzw07nyt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hâteau Musar Rosé</text:p>
          </table:table-cell>
          <table:table-cell office:value-type="string" calcext:value-type="string">
            <text:p>Château Musar</text:p>
          </table:table-cell>
          <table:table-cell office:value-type="float" office:value="42.68554" calcext:value-type="float">
            <text:p>42.685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Ao Yun </text:p>
          </table:table-cell>
          <table:table-cell office:value-type="string" calcext:value-type="string">
            <text:p>Adong Yunnan (CS,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5000" calcext:value-type="float">
            <text:p>35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1ywha5cdrdmxjy7a1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eelhead Run Syrah</text:p>
          </table:table-cell>
          <table:table-cell office:value-type="string" calcext:value-type="string">
            <text:p>Sis &amp; Mae Wine Co.</text:p>
          </table:table-cell>
          <table:table-cell office:value-type="float" office:value="12.219673" calcext:value-type="float">
            <text:p>12.21967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Riesling Grand Cru Henriette </text:p>
          </table:table-cell>
          <table:table-cell office:value-type="string" calcext:value-type="string">
            <text:p>Moch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150" calcext:value-type="float">
            <text:p>21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keee5q9fnpwpafwd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Cuvée Henriette Altenberg de Bergbieten</text:p>
          </table:table-cell>
          <table:table-cell office:value-type="string" calcext:value-type="string">
            <text:p>Frederic Mochel</text:p>
          </table:table-cell>
          <table:table-cell office:value-type="float" office:value="22.591194" calcext:value-type="float">
            <text:p>22.5911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Gewürztraminer Grand Cru </text:p>
          </table:table-cell>
          <table:table-cell office:value-type="string" calcext:value-type="string">
            <text:p>Mochel, (lieblich, dolce, sweet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150" calcext:value-type="float">
            <text:p>21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wx25h8p9q0wkq2ha19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- Riesling</text:p>
          </table:table-cell>
          <table:table-cell office:value-type="string" calcext:value-type="string">
            <text:p>Liebich</text:p>
          </table:table-cell>
          <table:table-cell office:value-type="float" office:value="29.150696" calcext:value-type="float">
            <text:p>29.1506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string" calcext:value-type="string">
            <text:p>Pouilly Fume </text:p>
          </table:table-cell>
          <table:table-cell office:value-type="string" calcext:value-type="string">
            <text:p>De Ladoucett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fgp123d76ptczcktv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roix Pouilly Fumé</text:p>
          </table:table-cell>
          <table:table-cell office:value-type="string" calcext:value-type="string">
            <text:p>Baron de Ladoucette</text:p>
          </table:table-cell>
          <table:table-cell office:value-type="float" office:value="35.594967" calcext:value-type="float">
            <text:p>35.5949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Baron de L </text:p>
          </table:table-cell>
          <table:table-cell office:value-type="string" calcext:value-type="string">
            <text:p>De Ladoucett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njs21tt2q4m48fexv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Baron de L</text:p>
          </table:table-cell>
          <table:table-cell office:value-type="string" calcext:value-type="string">
            <text:p>Baron de Ladoucette</text:p>
          </table:table-cell>
          <table:table-cell office:value-type="float" office:value="35.452446" calcext:value-type="float">
            <text:p>35.4524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string" calcext:value-type="string">
            <text:p>Sancerre 1 er Cru Clos Du Roy </text:p>
          </table:table-cell>
          <table:table-cell office:value-type="string" calcext:value-type="string">
            <text:p>Pascal Joliv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3200" calcext:value-type="float">
            <text:p>3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ck4dq2x0ad8q8q928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Clos Du Roy Blanc</text:p>
          </table:table-cell>
          <table:table-cell office:value-type="string" calcext:value-type="string">
            <text:p>Pascal Jolivet</text:p>
          </table:table-cell>
          <table:table-cell office:value-type="float" office:value="52.025597" calcext:value-type="float">
            <text:p>52.0255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Savennieres La Roche Aux Moines </text:p>
          </table:table-cell>
          <table:table-cell office:value-type="string" calcext:value-type="string">
            <text:p>Dom. Aux Moin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69mwhh4zm1rhmn7r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ennières-Roche-aux-Moines Bio</text:p>
          </table:table-cell>
          <table:table-cell office:value-type="string" calcext:value-type="string">
            <text:p>Domaine Aux Moines</text:p>
          </table:table-cell>
          <table:table-cell office:value-type="float" office:value="54.31623" calcext:value-type="float">
            <text:p>54.316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Chablis Saint Pierre </text:p>
          </table:table-cell>
          <table:table-cell office:value-type="string" calcext:value-type="string">
            <text:p>Dom. Albert Pic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tgbckbx4am8dwv5c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Saint Pierre</text:p>
          </table:table-cell>
          <table:table-cell office:value-type="string" calcext:value-type="string">
            <text:p>Albert Pic</text:p>
          </table:table-cell>
          <table:table-cell office:value-type="float" office:value="48.822884" calcext:value-type="float">
            <text:p>48.8228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hablis 1er Cru Fourchaume </text:p>
          </table:table-cell>
          <table:table-cell office:value-type="string" calcext:value-type="string">
            <text:p>Dom. Fevr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200" calcext:value-type="float">
            <text:p>8200</text:p>
          </table:table-cell>
          <table:table-cell office:value-type="float" office:value="3048" calcext:value-type="float">
            <text:p>30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dj208t6ghryftqwx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Fourchaume'</text:p>
          </table:table-cell>
          <table:table-cell office:value-type="string" calcext:value-type="string">
            <text:p>Julie Fèvre</text:p>
          </table:table-cell>
          <table:table-cell office:value-type="float" office:value="37.781372" calcext:value-type="float">
            <text:p>37.7813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Macon Verze </text:p>
          </table:table-cell>
          <table:table-cell office:value-type="string" calcext:value-type="string">
            <text:p>Dom. Leflaive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700" calcext:value-type="float">
            <text:p>7700</text:p>
          </table:table-cell>
          <table:table-cell office:value-type="float" office:value="2990" calcext:value-type="float">
            <text:p>299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t6tdeqrhd6wyqhcg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Verzé</text:p>
          </table:table-cell>
          <table:table-cell office:value-type="string" calcext:value-type="string">
            <text:p>Domaine Leflaive</text:p>
          </table:table-cell>
          <table:table-cell office:value-type="float" office:value="34.443054" calcext:value-type="float">
            <text:p>34.4430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Corton Charlemagne 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2000" calcext:value-type="float">
            <text:p>3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tybvqr6mcqt0qt43r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Louis Latour</text:p>
          </table:table-cell>
          <table:table-cell office:value-type="float" office:value="40.595173" calcext:value-type="float">
            <text:p>40.59517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Chassagne-Montrachet 1-er Cru Morgeot </text:p>
          </table:table-cell>
          <table:table-cell office:value-type="string" calcext:value-type="string">
            <text:p>Dom. Vincent Girard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2500" calcext:value-type="float">
            <text:p>22500</text:p>
          </table:table-cell>
          <table:table-cell office:value-type="float" office:value="9750" calcext:value-type="float">
            <text:p>97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td6sn6b52ncz7tt9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Morgeot Blanc</text:p>
          </table:table-cell>
          <table:table-cell office:value-type="string" calcext:value-type="string">
            <text:p>Vincent Girardin</text:p>
          </table:table-cell>
          <table:table-cell office:value-type="float" office:value="43.582306" calcext:value-type="float">
            <text:p>43.5823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Montrachet Grand Cru </text:p>
          </table:table-cell>
          <table:table-cell office:value-type="string" calcext:value-type="string">
            <text:p>/15 Dom. J.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2ejs3qrckwp1pyhm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rachet Grand Cru</text:p>
          </table:table-cell>
          <table:table-cell office:value-type="string" calcext:value-type="string">
            <text:p>Prieur-Brunet</text:p>
          </table:table-cell>
          <table:table-cell office:value-type="float" office:value="30.460348" calcext:value-type="float">
            <text:p>30.4603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Bourgogne Blanc Les Setilles </text:p>
          </table:table-cell>
          <table:table-cell office:value-type="string" calcext:value-type="string">
            <text:p>O. Leflaive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5a2mjgqy1fvsgy2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Les Sétilles</text:p>
          </table:table-cell>
          <table:table-cell office:value-type="string" calcext:value-type="string">
            <text:p>Olivier Leflaive</text:p>
          </table:table-cell>
          <table:table-cell office:value-type="float" office:value="37.576508" calcext:value-type="float">
            <text:p>37.5765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Chassagne-Montrachet</text:p>
          </table:table-cell>
          <table:table-cell office:value-type="string" calcext:value-type="string">
            <text:p>Fernand&amp;Laurent P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5450" calcext:value-type="float">
            <text:p>54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693sz9pxetgkt6zpb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</text:p>
          </table:table-cell>
          <table:table-cell office:value-type="string" calcext:value-type="string">
            <text:p>Domaine Fernand &amp; Laurent Pillot</text:p>
          </table:table-cell>
          <table:table-cell office:value-type="float" office:value="46.483337" calcext:value-type="float">
            <text:p>46.4833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Morgon</text:p>
          </table:table-cell>
          <table:table-cell office:value-type="string" calcext:value-type="string">
            <text:p>Chateau du Jacqu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gzxg0mpc15ax7pv7x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craine Morgon</text:p>
          </table:table-cell>
          <table:table-cell office:value-type="string" calcext:value-type="string">
            <text:p>Jacques Charlet</text:p>
          </table:table-cell>
          <table:table-cell office:value-type="float" office:value="20.960724" calcext:value-type="float">
            <text:p>20.9607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Gevrey-Chambertin Vielle Vignes </text:p>
          </table:table-cell>
          <table:table-cell office:value-type="string" calcext:value-type="string">
            <text:p>Rossignol - Trap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x6npscn3wrt5r5eyh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Rossignol-Trapet</text:p>
          </table:table-cell>
          <table:table-cell office:value-type="float" office:value="46.82151" calcext:value-type="float">
            <text:p>46.821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Gevrey-Chambertin Vielle Vignes </text:p>
          </table:table-cell>
          <table:table-cell office:value-type="string" calcext:value-type="string">
            <text:p>/20 Dom. Laur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000" calcext:value-type="float">
            <text:p>15000</text:p>
          </table:table-cell>
          <table:table-cell office:value-type="float" office:value="6600" calcext:value-type="float">
            <text:p>66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kzr8jwqpdb3pp845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inique Laurent</text:p>
          </table:table-cell>
          <table:table-cell office:value-type="float" office:value="28.925962" calcext:value-type="float">
            <text:p>28.9259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Corton Languettes </text:p>
          </table:table-cell>
          <table:table-cell office:value-type="string" calcext:value-type="string">
            <text:p>Dom. Voari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9" calcext:value-type="float">
            <text:p>198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vrdc92sxh0653xwq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 Grand Cru 'Les Languettes'</text:p>
          </table:table-cell>
          <table:table-cell office:value-type="string" calcext:value-type="string">
            <text:p>Domaine Michel Voarick</text:p>
          </table:table-cell>
          <table:table-cell office:value-type="float" office:value="31.90842" calcext:value-type="float">
            <text:p>31.908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Nuits-Saint-Georges Les Fleurieres </text:p>
          </table:table-cell>
          <table:table-cell office:value-type="string" calcext:value-type="string">
            <text:p>Dom J. J. Confu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office:value-type="float" office:value="5100" calcext:value-type="float">
            <text:p>51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mbzbj5twxvbww2h1j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Les Fleurières</text:p>
          </table:table-cell>
          <table:table-cell office:value-type="string" calcext:value-type="string">
            <text:p>Jean-Jacques Confuron</text:p>
          </table:table-cell>
          <table:table-cell office:value-type="float" office:value="41.90447" calcext:value-type="float">
            <text:p>41.904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Fixin 1-er Cru Clos du Chapitre</text:p>
          </table:table-cell>
          <table:table-cell office:value-type="string" calcext:value-type="string">
            <text:p>Dom. Meo Camuz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4900" calcext:value-type="float">
            <text:p>49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kypsyd9d27k05zhw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 1er Cru 'Clos du Chapitre'</text:p>
          </table:table-cell>
          <table:table-cell office:value-type="string" calcext:value-type="string">
            <text:p>Méo-Camuzet</text:p>
          </table:table-cell>
          <table:table-cell office:value-type="float" office:value="57.77576" calcext:value-type="float">
            <text:p>57.775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Nuits-Saint-Georges 1-er Cru Les Cras </text:p>
          </table:table-cell>
          <table:table-cell office:value-type="string" calcext:value-type="string">
            <text:p>Dom. du Comte Liger Bela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jvt2pvzw9d5pxdmy5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ras Nuits-Saint-Georges Premier Cru</text:p>
          </table:table-cell>
          <table:table-cell office:value-type="string" calcext:value-type="string">
            <text:p>Domaine du Comte Liger-Belair</text:p>
          </table:table-cell>
          <table:table-cell office:value-type="float" office:value="57.399017" calcext:value-type="float">
            <text:p>57.3990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Vosne-Romanee </text:p>
          </table:table-cell>
          <table:table-cell office:value-type="string" calcext:value-type="string">
            <text:p>Dom. du Comte Liger Bela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600" calcext:value-type="float">
            <text:p>116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axbwbpzg37nxhzxha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u Comte Liger-Belair</text:p>
          </table:table-cell>
          <table:table-cell office:value-type="float" office:value="52.06971" calcext:value-type="float">
            <text:p>52.069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Vosne-Romanee Vielles Vignes </text:p>
          </table:table-cell>
          <table:table-cell office:value-type="string" calcext:value-type="string">
            <text:p>Dom. Biz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2m2hzhamq7wqmpkas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Vosne-Romanée</text:p>
          </table:table-cell>
          <table:table-cell office:value-type="string" calcext:value-type="string">
            <text:p>Domaine Bizot</text:p>
          </table:table-cell>
          <table:table-cell office:value-type="float" office:value="42.80642" calcext:value-type="float">
            <text:p>42.806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Clos de la Roche Grand Cru </text:p>
          </table:table-cell>
          <table:table-cell office:value-type="string" calcext:value-type="string">
            <text:p>Dom. Armand Rouss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r91b1djrmh2rz5ajp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Roche Grand Cru</text:p>
          </table:table-cell>
          <table:table-cell office:value-type="string" calcext:value-type="string">
            <text:p>Domaine Armand Rousseau</text:p>
          </table:table-cell>
          <table:table-cell office:value-type="float" office:value="47.40735" calcext:value-type="float">
            <text:p>47.407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Clos de la Roche Grand Cru </text:p>
          </table:table-cell>
          <table:table-cell office:value-type="string" calcext:value-type="string">
            <text:p>Dom. Jad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0" calcext:value-type="float">
            <text:p>45000</text:p>
          </table:table-cell>
          <table:table-cell office:value-type="float" office:value="18400" calcext:value-type="float">
            <text:p>184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kyntda6rjcgpe6f7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Roche Grand Cru</text:p>
          </table:table-cell>
          <table:table-cell office:value-type="string" calcext:value-type="string">
            <text:p>Louis Jadot</text:p>
          </table:table-cell>
          <table:table-cell office:value-type="float" office:value="35.768284" calcext:value-type="float">
            <text:p>35.7682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Beaune 1-er Cru Vignes de L`Enfant Jesus </text:p>
          </table:table-cell>
          <table:table-cell office:value-type="string" calcext:value-type="string">
            <text:p>Dom. Bouchard Père et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1000" calcext:value-type="float">
            <text:p>21000</text:p>
          </table:table-cell>
          <table:table-cell office:value-type="float" office:value="8673" calcext:value-type="float">
            <text:p>86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xbcqvwwstsecy6t3s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 de l'Enfant Jésus Beaune 1er Cru 'Les Grèves'</text:p>
          </table:table-cell>
          <table:table-cell office:value-type="string" calcext:value-type="string">
            <text:p>Bouchard Père &amp; Fils</text:p>
          </table:table-cell>
          <table:table-cell office:value-type="float" office:value="50.096703" calcext:value-type="float">
            <text:p>50.0967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Volnay 1-er Cru Le Fremiets </text:p>
          </table:table-cell>
          <table:table-cell office:value-type="string" calcext:value-type="string">
            <text:p>Dom. D Angerv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500" calcext:value-type="float">
            <text:p>26500</text:p>
          </table:table-cell>
          <table:table-cell office:value-type="float" office:value="12000" calcext:value-type="float">
            <text:p>1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mbqqqg8cdjtqecz16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emiet Volnay 1er Cru</text:p>
          </table:table-cell>
          <table:table-cell office:value-type="string" calcext:value-type="string">
            <text:p>Domaine Marquis d'Angerville</text:p>
          </table:table-cell>
          <table:table-cell office:value-type="float" office:value="37.446964" calcext:value-type="float">
            <text:p>37.4469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Volnay 1-er Cru Clos des Ducks </text:p>
          </table:table-cell>
          <table:table-cell office:value-type="string" calcext:value-type="string">
            <text:p>Dom. D Angervill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mby0dmen10cevr0s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Clos des Ducs' Monopole</text:p>
          </table:table-cell>
          <table:table-cell office:value-type="string" calcext:value-type="string">
            <text:p>Domaine Marquis d'Angerville</text:p>
          </table:table-cell>
          <table:table-cell office:value-type="float" office:value="38.199135" calcext:value-type="float">
            <text:p>38.1991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Volnay</text:p>
          </table:table-cell>
          <table:table-cell office:value-type="string" calcext:value-type="string">
            <text:p>Dom. D Angerv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7500" calcext:value-type="float">
            <text:p>17500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mbfn47m3tpaw5penn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</text:p>
          </table:table-cell>
          <table:table-cell office:value-type="string" calcext:value-type="string">
            <text:p>Domaine Marquis d'Angerville</text:p>
          </table:table-cell>
          <table:table-cell office:value-type="float" office:value="29.473999" calcext:value-type="float">
            <text:p>29.4739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Santenay 1-er Cru Le Beuregard </text:p>
          </table:table-cell>
          <table:table-cell office:value-type="string" calcext:value-type="string">
            <text:p>/20 V. Girard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3950" calcext:value-type="float">
            <text:p>39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tde016k1486yerj5t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Premier Cru Beauregard</text:p>
          </table:table-cell>
          <table:table-cell office:value-type="string" calcext:value-type="string">
            <text:p>Vincent Girardin</text:p>
          </table:table-cell>
          <table:table-cell office:value-type="float" office:value="32.50522" calcext:value-type="float">
            <text:p>32.505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Clos Floridene Blanc </text:p>
          </table:table-cell>
          <table:table-cell office:value-type="string" calcext:value-type="string">
            <text:p>Graves Denis Dubourdieu (SB,SEM,M)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ywdeqmbhx4pr1vjbx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e Sauvignon Blanc</text:p>
          </table:table-cell>
          <table:table-cell office:value-type="string" calcext:value-type="string">
            <text:p>Denis Dubourdieu</text:p>
          </table:table-cell>
          <table:table-cell office:value-type="float" office:value="41.78527" calcext:value-type="float">
            <text:p>41.785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Le Petit Château Smith Haut Lafitte Blanc </text:p>
          </table:table-cell>
          <table:table-cell office:value-type="string" calcext:value-type="string">
            <text:p>Pessac L.(SB,SE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20fatefxctcj1yw7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ohn Smith Vineyard Graciano</text:p>
          </table:table-cell>
          <table:table-cell office:value-type="string" calcext:value-type="string">
            <text:p>Ser</text:p>
          </table:table-cell>
          <table:table-cell office:value-type="float" office:value="23.033094" calcext:value-type="float">
            <text:p>23.0330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Château Smith Haut Lafitte Blanc </text:p>
          </table:table-cell>
          <table:table-cell office:value-type="string" calcext:value-type="string">
            <text:p>Pessac L.(SB,SEM)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0" calcext:value-type="float">
            <text:p>35000</text:p>
          </table:table-cell>
          <table:table-cell office:value-type="float" office:value="15400" calcext:value-type="float">
            <text:p>15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20fatefxctcj1yw7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ohn Smith Vineyard Graciano</text:p>
          </table:table-cell>
          <table:table-cell office:value-type="string" calcext:value-type="string">
            <text:p>Ser</text:p>
          </table:table-cell>
          <table:table-cell office:value-type="float" office:value="23.033094" calcext:value-type="float">
            <text:p>23.0330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Château Batalley </text:p>
          </table:table-cell>
          <table:table-cell office:value-type="string" calcext:value-type="string">
            <text:p>Pauillac Grand Cru Classe Magnum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25000" calcext:value-type="float">
            <text:p>25000</text:p>
          </table:table-cell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ec6ntyjnj5ewcpzy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Château de Champlong L''''Insensé</text:p>
          </table:table-cell>
          <table:table-cell office:value-type="string" calcext:value-type="string">
            <text:p>Jacques Plasse</text:p>
          </table:table-cell>
          <table:table-cell office:value-type="float" office:value="19.786259" calcext:value-type="float">
            <text:p>19.78625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Château Margaux </text:p>
          </table:table-cell>
          <table:table-cell office:value-type="string" calcext:value-type="string">
            <text:p>Margaux Grand Cru Classe Magnum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1" calcext:value-type="float">
            <text:p>19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fnz8b12t8541304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du Château Margaux</text:p>
          </table:table-cell>
          <table:table-cell office:value-type="string" calcext:value-type="string">
            <text:p>Château Margaux</text:p>
          </table:table-cell>
          <table:table-cell office:value-type="float" office:value="31.710361" calcext:value-type="float">
            <text:p>31.71036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Château Le Boscq </text:p>
          </table:table-cell>
          <table:table-cell office:value-type="string" calcext:value-type="string">
            <text:p>St. Estephe Cru Bourgeois Supe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000" calcext:value-type="float">
            <text:p>8000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t7kj6g456m7evax2cp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Drunk Rooster Chardonnay</text:p>
          </table:table-cell>
          <table:table-cell office:value-type="string" calcext:value-type="string">
            <text:p>Bourgeois</text:p>
          </table:table-cell>
          <table:table-cell office:value-type="float" office:value="25.996143" calcext:value-type="float">
            <text:p>25.9961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Château Brane Cantenac </text:p>
          </table:table-cell>
          <table:table-cell office:value-type="string" calcext:value-type="string">
            <text:p>Margaux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7850" calcext:value-type="float">
            <text:p>78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fnz8b12t8541304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du Château Margaux</text:p>
          </table:table-cell>
          <table:table-cell office:value-type="string" calcext:value-type="string">
            <text:p>Château Margaux</text:p>
          </table:table-cell>
          <table:table-cell office:value-type="float" office:value="23.93546" calcext:value-type="float">
            <text:p>23.935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Château Cantenac Brown </text:p>
          </table:table-cell>
          <table:table-cell office:value-type="string" calcext:value-type="string">
            <text:p>Margaux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7120" calcext:value-type="float">
            <text:p>71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fnz8b12t8541304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du Château Margaux</text:p>
          </table:table-cell>
          <table:table-cell office:value-type="string" calcext:value-type="string">
            <text:p>Château Margaux</text:p>
          </table:table-cell>
          <table:table-cell office:value-type="float" office:value="23.93546" calcext:value-type="float">
            <text:p>23.935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Château Palmer 2006/</text:p>
          </table:table-cell>
          <table:table-cell office:value-type="string" calcext:value-type="string">
            <text:p>Marg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45000" calcext:value-type="float">
            <text:p>45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fnz8b12t8541304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du Château Margaux</text:p>
          </table:table-cell>
          <table:table-cell office:value-type="string" calcext:value-type="string">
            <text:p>Château Margaux</text:p>
          </table:table-cell>
          <table:table-cell office:value-type="float" office:value="23.93546" calcext:value-type="float">
            <text:p>23.9354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hâteau de Pez </text:p>
          </table:table-cell>
          <table:table-cell office:value-type="string" calcext:value-type="string">
            <text:p>St. Estephe Cru Bourgeois Exceptio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300" calcext:value-type="float">
            <text:p>3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5m6kt08fqp70qsvw3az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uvée de l''''Écu Brut Champagne</text:p>
          </table:table-cell>
          <table:table-cell office:value-type="string" calcext:value-type="string">
            <text:p>Bourgeois</text:p>
          </table:table-cell>
          <table:table-cell office:value-type="float" office:value="24.135832" calcext:value-type="float">
            <text:p>24.1358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Château Phelan Segur </text:p>
          </table:table-cell>
          <table:table-cell office:value-type="string" calcext:value-type="string">
            <text:p>St. Estep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000" calcext:value-type="float">
            <text:p>16000</text:p>
          </table:table-cell>
          <table:table-cell office:value-type="float" office:value="6600" calcext:value-type="float">
            <text:p>66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ycw57c5ksfsc2m9mr6djq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ireaud Saint-Estèphe</text:p>
          </table:table-cell>
          <table:table-cell office:value-type="string" calcext:value-type="string">
            <text:p>Marquis de Saint-Estèphe</text:p>
          </table:table-cell>
          <table:table-cell office:value-type="float" office:value="18.672897" calcext:value-type="float">
            <text:p>18.6728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Château Talbot </text:p>
          </table:table-cell>
          <table:table-cell office:value-type="string" calcext:value-type="string">
            <text:p>St. Jul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500" calcext:value-type="float">
            <text:p>18500</text:p>
          </table:table-cell>
          <table:table-cell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2axxeyjtmkh5xz30z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lin De Philibert Les Bons Cépages</text:p>
          </table:table-cell>
          <table:table-cell office:value-type="string" calcext:value-type="string">
            <text:p>Julien Damoy</text:p>
          </table:table-cell>
          <table:table-cell office:value-type="float" office:value="18.630814" calcext:value-type="float">
            <text:p>18.6308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Château Lafon Rochet </text:p>
          </table:table-cell>
          <table:table-cell office:value-type="string" calcext:value-type="string">
            <text:p>St. Estephe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5430" calcext:value-type="float">
            <text:p>54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ec6ntyjnj5ewcpzy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Château de Champlong L''''Insensé</text:p>
          </table:table-cell>
          <table:table-cell office:value-type="string" calcext:value-type="string">
            <text:p>Jacques Plasse</text:p>
          </table:table-cell>
          <table:table-cell office:value-type="float" office:value="19.786259" calcext:value-type="float">
            <text:p>19.7862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Château La Pointe </text:p>
          </table:table-cell>
          <table:table-cell office:value-type="string" calcext:value-type="string">
            <text:p>Pome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75vnc2rfxxx5y9w7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Petite Frog Picpoul de Pinet</text:p>
          </table:table-cell>
          <table:table-cell office:value-type="string" calcext:value-type="string">
            <text:p>Les Costières de Pomerols</text:p>
          </table:table-cell>
          <table:table-cell office:value-type="float" office:value="15.161621" calcext:value-type="float">
            <text:p>15.1616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Château Chasse Spleen </text:p>
          </table:table-cell>
          <table:table-cell office:value-type="string" calcext:value-type="string">
            <text:p>Moulis Cru Bour. Exceptio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jbj67z85jsgh49qc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des Tuquos Madiran</text:p>
          </table:table-cell>
          <table:table-cell office:value-type="string" calcext:value-type="string">
            <text:p>Cru Du Paradis</text:p>
          </table:table-cell>
          <table:table-cell office:value-type="float" office:value="17.831385" calcext:value-type="float">
            <text:p>17.8313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Château Grand Corbin Despagne </text:p>
          </table:table-cell>
          <table:table-cell office:value-type="string" calcext:value-type="string">
            <text:p>/16 St Emilion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4194" calcext:value-type="float">
            <text:p>41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nt2w4ma4w9fqnt6q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it Corbin-Despagne Saint-Émilion Grand Cru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26.250626" calcext:value-type="float">
            <text:p>26.2506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Château Ampeleia </text:p>
          </table:table-cell>
          <table:table-cell office:value-type="string" calcext:value-type="string">
            <text:p>Castillon Cotes de BD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000" calcext:value-type="float">
            <text:p>50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572n1p8ayrrbfwy4x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Roc de Boyer Bordeaux</text:p>
          </table:table-cell>
          <table:table-cell office:value-type="string" calcext:value-type="string">
            <text:p>Castillo de Alvaro</text:p>
          </table:table-cell>
          <table:table-cell office:value-type="float" office:value="18.555733" calcext:value-type="float">
            <text:p>18.55573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Château Haut Brion </text:p>
          </table:table-cell>
          <table:table-cell office:value-type="string" calcext:value-type="string">
            <text:p>Pessac Leognan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9" calcext:value-type="float">
            <text:p>1989</text:p>
          </table:table-cell>
          <table:table-cell office:value-type="float" office:value="300000" calcext:value-type="float">
            <text:p>30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0fn07fxs441xpg97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essan Graves</text:p>
          </table:table-cell>
          <table:table-cell office:value-type="string" calcext:value-type="string">
            <text:p>Château Pessan</text:p>
          </table:table-cell>
          <table:table-cell office:value-type="float" office:value="22.58305" calcext:value-type="float">
            <text:p>22.583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ote-Rotie Les Rochaines </text:p>
          </table:table-cell>
          <table:table-cell office:value-type="string" calcext:value-type="string">
            <text:p>/05 Bonnefon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6900" calcext:value-type="float">
            <text:p>6900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ct1wsrfz0d2ck6s5g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Rochains Côte-Rôtie</text:p>
          </table:table-cell>
          <table:table-cell office:value-type="string" calcext:value-type="string">
            <text:p>Patrick et Christophe Bonnefond</text:p>
          </table:table-cell>
          <table:table-cell office:value-type="float" office:value="39.708393" calcext:value-type="float">
            <text:p>39.7083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string" calcext:value-type="string">
            <text:p>Chateauneuf du Pape Rouge </text:p>
          </table:table-cell>
          <table:table-cell office:value-type="string" calcext:value-type="string">
            <text:p>Ch. le Nert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4950" calcext:value-type="float">
            <text:p>49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jnjytqmfwr4p28xg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âteau La Nerthe</text:p>
          </table:table-cell>
          <table:table-cell office:value-type="float" office:value="38.456932" calcext:value-type="float">
            <text:p>38.45693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Chateauneuf du Pape Rouge Tradition </text:p>
          </table:table-cell>
          <table:table-cell office:value-type="string" calcext:value-type="string">
            <text:p>Domaine de La Solitu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843" calcext:value-type="float">
            <text:p>284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6kk70r066gm7ypm97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Jacquinotte Châteauneuf-du-Pape</text:p>
          </table:table-cell>
          <table:table-cell office:value-type="string" calcext:value-type="string">
            <text:p>Domaine de la Solitude</text:p>
          </table:table-cell>
          <table:table-cell office:value-type="float" office:value="41.936325" calcext:value-type="float">
            <text:p>41.9363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Chateau Montus Cuvee Prestige </text:p>
          </table:table-cell>
          <table:table-cell office:value-type="string" calcext:value-type="string">
            <text:p>Alain Brumo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jbeqyw4fqncp8k60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us</text:p>
          </table:table-cell>
          <table:table-cell office:value-type="string" calcext:value-type="string">
            <text:p>Alain Brumont</text:p>
          </table:table-cell>
          <table:table-cell office:value-type="float" office:value="46.199203" calcext:value-type="float">
            <text:p>46.1992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Marsala Superiore Riserva Oro Dolce Bip Benjamin 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ss78xfzsq8v4krdt7v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Bip Benjamin Marsala Superiore Riserva Oro Dolce</text:p>
          </table:table-cell>
          <table:table-cell office:value-type="string" calcext:value-type="string">
            <text:p>Cantine Pellegrino</text:p>
          </table:table-cell>
          <table:table-cell office:value-type="float" office:value="48.393513" calcext:value-type="float">
            <text:p>48.3935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Marsala Superiore Rubino Dolce Uncle Joseph 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ss41hs7xyy2gwdc3fd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Uncle Joseph Marsala Superiore Rubino Dolce</text:p>
          </table:table-cell>
          <table:table-cell office:value-type="string" calcext:value-type="string">
            <text:p>Cantine Pellegrino</text:p>
          </table:table-cell>
          <table:table-cell office:value-type="float" office:value="50.885933" calcext:value-type="float">
            <text:p>50.88593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Almacenista Fino del Puerto Jose Luis Gonzalez Obregon Solera Sherry Emilio Lustau</text:p>
          </table:table-cell>
          <table:table-cell office:value-type="string" calcext:value-type="string">
            <text:p>Emilio Lustau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mbhdrrmw8rprbvxkn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Fino del Puerto Almacenista José Luis González Obregón</text:p>
          </table:table-cell>
          <table:table-cell office:value-type="string" calcext:value-type="string">
            <text:p>Lustau</text:p>
          </table:table-cell>
          <table:table-cell office:value-type="float" office:value="61.739075" calcext:value-type="float">
            <text:p>61.7390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Alvear Medium Dry Montilla Morilles</text:p>
          </table:table-cell>
          <table:table-cell office:value-type="string" calcext:value-type="string">
            <text:p>Alvea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930" calcext:value-type="float">
            <text:p>9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st0a07c1hkz35v6jh84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Medium Dry</text:p>
          </table:table-cell>
          <table:table-cell office:value-type="string" calcext:value-type="string">
            <text:p>Alvear</text:p>
          </table:table-cell>
          <table:table-cell office:value-type="float" office:value="37.289047" calcext:value-type="float">
            <text:p>37.2890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Madeira Bual 5 Years Old Cossart Gordon</text:p>
          </table:table-cell>
          <table:table-cell office:value-type="string" calcext:value-type="string">
            <text:p>Cossart Gordon 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nm5nxqgdq0p8k66sf3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5 Years Old Madeira Bual Medium Rich</text:p>
          </table:table-cell>
          <table:table-cell office:value-type="string" calcext:value-type="string">
            <text:p>Cossart Gordon</text:p>
          </table:table-cell>
          <table:table-cell office:value-type="float" office:value="63.228565" calcext:value-type="float">
            <text:p>63.2285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te Bottled Vintage </text:p>
          </table:table-cell>
          <table:table-cell office:value-type="string" calcext:value-type="string">
            <text:p>Ramos Pi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zd1k8krz2hz5c7638f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Late Bottled Vintage Port</text:p>
          </table:table-cell>
          <table:table-cell office:value-type="string" calcext:value-type="string">
            <text:p>Ramos Pinto</text:p>
          </table:table-cell>
          <table:table-cell office:value-type="float" office:value="55.118034" calcext:value-type="float">
            <text:p>55.11803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10 Years Ramos Pinto Quinta De Ervamoira </text:p>
          </table:table-cell>
          <table:table-cell office:value-type="string" calcext:value-type="string">
            <text:p>Ramos Pi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3jrhe3se3psv9a4pw9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inta de Ervamoira Tinto</text:p>
          </table:table-cell>
          <table:table-cell office:value-type="string" calcext:value-type="string">
            <text:p>Ramos Pinto</text:p>
          </table:table-cell>
          <table:table-cell office:value-type="float" office:value="58.775826" calcext:value-type="float">
            <text:p>58.7758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string" calcext:value-type="string">
            <text:p>Porto Colheita </text:p>
          </table:table-cell>
          <table:table-cell office:value-type="string" calcext:value-type="string">
            <text:p>Niepo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9500" calcext:value-type="float">
            <text:p>9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2mr6sm635cgjtt4n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olheita Port</text:p>
          </table:table-cell>
          <table:table-cell office:value-type="string" calcext:value-type="string">
            <text:p>Niepoort</text:p>
          </table:table-cell>
          <table:table-cell office:value-type="float" office:value="35.06967" calcext:value-type="float">
            <text:p>35.069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Porto Ruby Ramos Pinto</text:p>
          </table:table-cell>
          <table:table-cell office:value-type="string" calcext:value-type="string">
            <text:p>Ramos Pi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10pnnd8kxa97990mh2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Ruby Port</text:p>
          </table:table-cell>
          <table:table-cell office:value-type="string" calcext:value-type="string">
            <text:p>Ramos Pinto</text:p>
          </table:table-cell>
          <table:table-cell office:value-type="float" office:value="49.609856" calcext:value-type="float">
            <text:p>49.6098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string" calcext:value-type="string">
            <text:p>Manoella White Port 10 Years Wine &amp; Soul</text:p>
          </table:table-cell>
          <table:table-cell office:value-type="string" calcext:value-type="string">
            <text:p>Wine &amp; Sou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325" calcext:value-type="float">
            <text:p>23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0c5fxmgzdhp7c3xtwd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Manoella 10 Years White Porto</text:p>
          </table:table-cell>
          <table:table-cell office:value-type="string" calcext:value-type="string">
            <text:p>Wine &amp; Soul</text:p>
          </table:table-cell>
          <table:table-cell office:value-type="float" office:value="52.454887" calcext:value-type="float">
            <text:p>52.4548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string" calcext:value-type="string">
            <text:p>Porto Vintage Pintas</text:p>
          </table:table-cell>
          <table:table-cell office:value-type="string" calcext:value-type="string">
            <text:p>Wine &amp; Sou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8910" calcext:value-type="float">
            <text:p>891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zfnxvc32gtmgn60ntn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Pintas Vintage Port</text:p>
          </table:table-cell>
          <table:table-cell office:value-type="string" calcext:value-type="string">
            <text:p>Wine &amp; Soul</text:p>
          </table:table-cell>
          <table:table-cell office:value-type="float" office:value="44.2426" calcext:value-type="float">
            <text:p>44.24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Riesling Spätlese </text:p>
          </table:table-cell>
          <table:table-cell office:value-type="string" calcext:value-type="string">
            <text:p>Taschlerhof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q1a24vmxbzrwz5p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Spätlese Vendemmia Tardiva</text:p>
          </table:table-cell>
          <table:table-cell office:value-type="string" calcext:value-type="string">
            <text:p>Taschlerhof</text:p>
          </table:table-cell>
          <table:table-cell office:value-type="float" office:value="37.860863" calcext:value-type="float">
            <text:p>37.8608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Vinalia Goldmuskatell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900" calcext:value-type="float">
            <text:p>29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p0zn0zgxqr0n2vgr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alia Moscato Giallo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3.392393" calcext:value-type="float">
            <text:p>23.3923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Rosenmuskateller Moscato Rosa 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c50s127wjc6zgn9ve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Schweizer</text:p>
          </table:table-cell>
          <table:table-cell office:value-type="string" calcext:value-type="string">
            <text:p>Franz Haas</text:p>
          </table:table-cell>
          <table:table-cell office:value-type="float" office:value="37.41947" calcext:value-type="float">
            <text:p>37.419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Roen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ggeg8359hv3kevqa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Roen</text:p>
          </table:table-cell>
          <table:table-cell office:value-type="string" calcext:value-type="string">
            <text:p>Tramin</text:p>
          </table:table-cell>
          <table:table-cell office:value-type="float" office:value="36.98443" calcext:value-type="float">
            <text:p>36.984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Gewürztraminer Terminum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3300" calcext:value-type="float">
            <text:p>33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razjdhyknctjfdj0f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Terminum</text:p>
          </table:table-cell>
          <table:table-cell office:value-type="string" calcext:value-type="string">
            <text:p>Tramin</text:p>
          </table:table-cell>
          <table:table-cell office:value-type="float" office:value="45.215324" calcext:value-type="float">
            <text:p>45.2153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string" calcext:value-type="string">
            <text:p>Passithea Oro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pmv1w0qcj41v68bwe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ithea Oro Gewürztraminer</text:p>
          </table:table-cell>
          <table:table-cell office:value-type="string" calcext:value-type="string">
            <text:p>Girlan</text:p>
          </table:table-cell>
          <table:table-cell office:value-type="float" office:value="42.83586" calcext:value-type="float">
            <text:p>42.835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Serenade Passito Quintessenz 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altern</text:p>
          </table:table-cell>
          <table:table-cell office:value-type="float" office:value="38.766296" calcext:value-type="float">
            <text:p>38.7662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Kerner Praepositus Passito </text:p>
          </table:table-cell>
          <table:table-cell office:value-type="string" calcext:value-type="string">
            <text:p>Abtei Neustif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bqghbxfyn67gef4sk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erner Passito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7.465233" calcext:value-type="float">
            <text:p>37.465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Cantus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789" calcext:value-type="float">
            <text:p>17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50.000244" calcext:value-type="float">
            <text:p>50.0002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Merlino 17/04 Pojer &amp; Sandri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hej5gqw3qzhv5mezd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Merlino Rosso Fortificato</text:p>
          </table:table-cell>
          <table:table-cell office:value-type="string" calcext:value-type="string">
            <text:p>Pojer e Sandri</text:p>
          </table:table-cell>
          <table:table-cell office:value-type="float" office:value="43.352448" calcext:value-type="float">
            <text:p>43.3524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Vin Santo </text:p>
          </table:table-cell>
          <table:table-cell office:value-type="string" calcext:value-type="string">
            <text:p>Isole &amp; Olen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9500" calcext:value-type="float">
            <text:p>9500</text:p>
          </table:table-cell>
          <table:table-cell office:value-type="float" office:value="3700" calcext:value-type="float">
            <text:p>37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097adfg75hav354r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 Santo del Chianti Classico</text:p>
          </table:table-cell>
          <table:table-cell office:value-type="string" calcext:value-type="string">
            <text:p>Isole e Olena</text:p>
          </table:table-cell>
          <table:table-cell office:value-type="float" office:value="37.73246" calcext:value-type="float">
            <text:p>37.732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Moscato D’Asti </text:p>
          </table:table-cell>
          <table:table-cell office:value-type="string" calcext:value-type="string">
            <text:p>Sara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trw7835n9rgta1xv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Saracco</text:p>
          </table:table-cell>
          <table:table-cell office:value-type="float" office:value="41.95238" calcext:value-type="float">
            <text:p>41.952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Passito di Pantelleria Naturale NES 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2774" calcext:value-type="float">
            <text:p>27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sr6xzp062qmkv8mgg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di Pantelleria NES</text:p>
          </table:table-cell>
          <table:table-cell office:value-type="string" calcext:value-type="string">
            <text:p>Cantine Pellegrino</text:p>
          </table:table-cell>
          <table:table-cell office:value-type="float" office:value="39.152473" calcext:value-type="float">
            <text:p>39.1524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hâteau Guiraud </text:p>
          </table:table-cell>
          <table:table-cell office:value-type="string" calcext:value-type="string">
            <text:p>Sauternes Grand Cru Classe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ec6ntyjnj5ewcpzy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Château de Champlong L''''Insensé</text:p>
          </table:table-cell>
          <table:table-cell office:value-type="string" calcext:value-type="string">
            <text:p>Jacques Plasse</text:p>
          </table:table-cell>
          <table:table-cell office:value-type="float" office:value="19.786259" calcext:value-type="float">
            <text:p>19.7862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hâteau Rieussec </text:p>
          </table:table-cell>
          <table:table-cell office:value-type="string" calcext:value-type="string">
            <text:p>Sauternes Grand Cru Classe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7900" calcext:value-type="float">
            <text:p>79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ec6ntyjnj5ewcpzy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Château de Champlong L''''Insensé</text:p>
          </table:table-cell>
          <table:table-cell office:value-type="string" calcext:value-type="string">
            <text:p>Jacques Plasse</text:p>
          </table:table-cell>
          <table:table-cell office:value-type="float" office:value="19.786259" calcext:value-type="float">
            <text:p>19.7862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string" calcext:value-type="string">
            <text:p>Tokaji Aszu 6 Puttonyos 1999/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02" calcext:value-type="float">
            <text:p>2002</text:p>
          </table:table-cell>
          <table:table-cell office:value-type="float" office:value="16500" calcext:value-type="float">
            <text:p>16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v8bajaff1fvezvedkj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6 Puttonyos</text:p>
          </table:table-cell>
          <table:table-cell office:value-type="string" calcext:value-type="string">
            <text:p>Oremus</text:p>
          </table:table-cell>
          <table:table-cell office:value-type="float" office:value="53.57643" calcext:value-type="float">
            <text:p>53.576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Tokaji Esszencia </text:p>
          </table:table-cell>
          <table:table-cell office:value-type="string" calcext:value-type="string">
            <text:p>Disznokö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59900" calcext:value-type="float">
            <text:p>59900</text:p>
          </table:table-cell>
          <table:table-cell office:value-type="float" office:value="29500" calcext:value-type="float">
            <text:p>29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0a5zts73v3xhc80xg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Eszencia</text:p>
          </table:table-cell>
          <table:table-cell office:value-type="string" calcext:value-type="string">
            <text:p>Disznókó</text:p>
          </table:table-cell>
          <table:table-cell office:value-type="float" office:value="44.35743" calcext:value-type="float">
            <text:p>44.357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Muskat Ottonel TBA </text:p>
          </table:table-cell>
          <table:table-cell office:value-type="string" calcext:value-type="string">
            <text:p>Velich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9000" calcext:value-type="float">
            <text:p>900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yajwtsj9nwhjdmsxq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scat Ottonel</text:p>
          </table:table-cell>
          <table:table-cell office:value-type="string" calcext:value-type="string">
            <text:p>Velich</text:p>
          </table:table-cell>
          <table:table-cell office:value-type="float" office:value="42.3883" calcext:value-type="float">
            <text:p>42.38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Riesling Eiswein </text:p>
          </table:table-cell>
          <table:table-cell office:value-type="string" calcext:value-type="string">
            <text:p>P.J.Kühn, Rheingau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1100" calcext:value-type="float">
            <text:p>11100</text:p>
          </table:table-cell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96a0mh69sz9w1jvtk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Oestricher Doosberg Riesling Eiswein</text:p>
          </table:table-cell>
          <table:table-cell office:value-type="string" calcext:value-type="string">
            <text:p>Weinland Rheingau</text:p>
          </table:table-cell>
          <table:table-cell office:value-type="float" office:value="29.241013" calcext:value-type="float">
            <text:p>29.2410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Riesling Auslese Graacher Domprobst </text:p>
          </table:table-cell>
          <table:table-cell office:value-type="string" calcext:value-type="string">
            <text:p>Willy Schäfer, Mos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7000" calcext:value-type="float">
            <text:p>170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tbgtqhvnwx2b3zyc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acher Domprobst Riesling Kabinett</text:p>
          </table:table-cell>
          <table:table-cell office:value-type="string" calcext:value-type="string">
            <text:p>Willi Schaefer</text:p>
          </table:table-cell>
          <table:table-cell office:value-type="float" office:value="46.896828" calcext:value-type="float">
            <text:p>46.89682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Don Zolio Pedro Ximenez Very Sweet Sherry Dolce</text:p>
          </table:table-cell>
          <table:table-cell office:value-type="string" calcext:value-type="string">
            <text:p>Williams&amp;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wk8n54akrz9v1gsb5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Zoilo Pedro Ximenez 15 Years Old Sherry</text:p>
          </table:table-cell>
          <table:table-cell office:value-type="string" calcext:value-type="string">
            <text:p>Williams &amp; Humbert</text:p>
          </table:table-cell>
          <table:table-cell office:value-type="float" office:value="53.793716" calcext:value-type="float">
            <text:p>53.7937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Dulce Monastrel </text:p>
          </table:table-cell>
          <table:table-cell office:value-type="string" calcext:value-type="string">
            <text:p>Olivares Jumi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6500" calcext:value-type="float">
            <text:p>6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ta2a8hr4acrm4bp2r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nastrell Dulce</text:p>
          </table:table-cell>
          <table:table-cell office:value-type="string" calcext:value-type="string">
            <text:p>Olivares</text:p>
          </table:table-cell>
          <table:table-cell office:value-type="float" office:value="41.379864" calcext:value-type="float">
            <text:p>41.37986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Steinbock Sparkling ZERO Hofstätter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fg6y9zb95tbjqdyk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(Pinot Nero)</text:p>
          </table:table-cell>
          <table:table-cell office:value-type="string" calcext:value-type="string">
            <text:p>J. Hofstätter</text:p>
          </table:table-cell>
          <table:table-cell office:value-type="float" office:value="23.274227" calcext:value-type="float">
            <text:p>23.2742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Steinbock Riesling ZERO Hofstätter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gsnsv3w6pya2nk2w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Löss Riesling</text:p>
          </table:table-cell>
          <table:table-cell office:value-type="string" calcext:value-type="string">
            <text:p>Hofstetter</text:p>
          </table:table-cell>
          <table:table-cell office:value-type="float" office:value="24.850351" calcext:value-type="float">
            <text:p>24.850351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7">
          <table:table-cell table:formula="of:=IF(ISBLANK([.B2]); &quot;&quot;; 1)">
            <text:p/>
          </table:table-cell>
          <table:table-cell/>
          <table:table-cell office:value-type="string" calcext:value-type="string">
            <text:p>11.0</text:p>
          </table:table-cell>
          <table:table-cell/>
          <table:table-cell office:value-type="string" calcext:value-type="string">
            <text:p><text:s/>Rkatsiteli (Anfora) </text:p>
          </table:table-cell>
          <table:table-cell office:value-type="string" calcext:value-type="string">
            <text:p>Tsara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]); &quot;&quot;; 1)">
            <text:p/>
          </table:table-cell>
          <table:table-cell/>
          <table:table-cell office:value-type="string" calcext:value-type="string">
            <text:p>23.0</text:p>
          </table:table-cell>
          <table:table-cell/>
          <table:table-cell office:value-type="string" calcext:value-type="string">
            <text:p><text:s/>Pinot Noir Ris. </text:p>
          </table:table-cell>
          <table:table-cell office:value-type="string" calcext:value-type="string">
            <text:p>Niedrie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340" calcext:value-type="float">
            <text:p>23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4]); &quot;&quot;; 1)">
            <text:p/>
          </table:table-cell>
          <table:table-cell/>
          <table:table-cell office:value-type="string" calcext:value-type="string">
            <text:p>159.0</text:p>
          </table:table-cell>
          <table:table-cell/>
          <table:table-cell office:value-type="string" calcext:value-type="string">
            <text:p><text:s/>Cabochon Fuori Serie 023 Monterossa</text:p>
          </table:table-cell>
          <table:table-cell office:value-type="string" calcext:value-type="string">
            <text:p>Monte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3900" calcext:value-type="float">
            <text:p>39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5]); &quot;&quot;; 1)">
            <text:p/>
          </table:table-cell>
          <table:table-cell/>
          <table:table-cell office:value-type="string" calcext:value-type="string">
            <text:p>139.0</text:p>
          </table:table-cell>
          <table:table-cell/>
          <table:table-cell office:value-type="string" calcext:value-type="string">
            <text:p><text:s/>Teophile Rose Brut</text:p>
          </table:table-cell>
          <table:table-cell office:value-type="string" calcext:value-type="string">
            <text:p>Teophi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3250" calcext:value-type="float">
            <text:p>3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6]); &quot;&quot;; 1)">
            <text:p/>
          </table:table-cell>
          <table:table-cell/>
          <table:table-cell office:value-type="string" calcext:value-type="string">
            <text:p>401.0</text:p>
          </table:table-cell>
          <table:table-cell/>
          <table:table-cell office:value-type="string" calcext:value-type="string">
            <text:p><text:s/>Eisacktaler Sylvaner </text:p>
          </table:table-cell>
          <table:table-cell office:value-type="string" calcext:value-type="string">
            <text:p>Kuenhof, 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95" calcext:value-type="float">
            <text:p>12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7]); &quot;&quot;; 1)">
            <text:p/>
          </table:table-cell>
          <table:table-cell/>
          <table:table-cell office:value-type="string" calcext:value-type="string">
            <text:p>403.0</text:p>
          </table:table-cell>
          <table:table-cell/>
          <table:table-cell office:value-type="string" calcext:value-type="string">
            <text:p><text:s/>Eisacktaler Sylvaner Alte Reben 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8]); &quot;&quot;; 1)">
            <text:p/>
          </table:table-cell>
          <table:table-cell/>
          <table:table-cell office:value-type="string" calcext:value-type="string">
            <text:p>398.0</text:p>
          </table:table-cell>
          <table:table-cell/>
          <table:table-cell office:value-type="string" calcext:value-type="string">
            <text:p><text:s/>Eisacktaler Veltliner </text:p>
          </table:table-cell>
          <table:table-cell office:value-type="string" calcext:value-type="string">
            <text:p>Kuenhof,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9]); &quot;&quot;; 1)">
            <text:p/>
          </table:table-cell>
          <table:table-cell/>
          <table:table-cell office:value-type="string" calcext:value-type="string">
            <text:p>54.0</text:p>
          </table:table-cell>
          <table:table-cell/>
          <table:table-cell office:value-type="string" calcext:value-type="string">
            <text:p><text:s/>Riesling Kaiton </text:p>
          </table:table-cell>
          <table:table-cell office:value-type="string" calcext:value-type="string">
            <text:p>Kuenhof, 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45" calcext:value-type="float">
            <text:p>13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0]); &quot;&quot;; 1)">
            <text:p/>
          </table:table-cell>
          <table:table-cell/>
          <table:table-cell office:value-type="string" calcext:value-type="string">
            <text:p>57.0</text:p>
          </table:table-cell>
          <table:table-cell/>
          <table:table-cell office:value-type="string" calcext:value-type="string">
            <text:p><text:s/>Anadouron </text:p>
          </table:table-cell>
          <table:table-cell office:value-type="string" calcext:value-type="string">
            <text:p>Falkenstein, Pra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1]); &quot;&quot;; 1)">
            <text:p/>
          </table:table-cell>
          <table:table-cell/>
          <table:table-cell office:value-type="string" calcext:value-type="string">
            <text:p>543.0</text:p>
          </table:table-cell>
          <table:table-cell/>
          <table:table-cell office:value-type="string" calcext:value-type="string">
            <text:p><text:s/>MM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2]); &quot;&quot;; 1)">
            <text:p/>
          </table:table-cell>
          <table:table-cell/>
          <table:table-cell office:value-type="string" calcext:value-type="string">
            <text:p>711.0</text:p>
          </table:table-cell>
          <table:table-cell/>
          <table:table-cell office:value-type="string" calcext:value-type="string">
            <text:p><text:s/>Barolo </text:p>
          </table:table-cell>
          <table:table-cell office:value-type="string" calcext:value-type="string">
            <text:p><text:s/>Bricco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3]); &quot;&quot;; 1)">
            <text:p/>
          </table:table-cell>
          <table:table-cell/>
          <table:table-cell office:value-type="string" calcext:value-type="string">
            <text:p>840.0</text:p>
          </table:table-cell>
          <table:table-cell/>
          <table:table-cell office:value-type="string" calcext:value-type="string">
            <text:p><text:s/>Avvoltore </text:p>
          </table:table-cell>
          <table:table-cell office:value-type="string" calcext:value-type="string">
            <text:p><text:s text:c="2"/>Moris Farms (SG, CS, M, SY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2250" calcext:value-type="float">
            <text:p>2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4]); &quot;&quot;; 1)">
            <text:p/>
          </table:table-cell>
          <table:table-cell/>
          <table:table-cell office:value-type="string" calcext:value-type="string">
            <text:p>983.0</text:p>
          </table:table-cell>
          <table:table-cell/>
          <table:table-cell office:value-type="string" calcext:value-type="string">
            <text:p><text:s/>Essence de Dourthe 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8500" calcext:value-type="float">
            <text:p>2850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5]); &quot;&quot;; 1)">
            <text:p/>
          </table:table-cell>
          <table:table-cell/>
          <table:table-cell office:value-type="string" calcext:value-type="string">
            <text:p>987.0</text:p>
          </table:table-cell>
          <table:table-cell/>
          <table:table-cell office:value-type="string" calcext:value-type="string">
            <text:p><text:s/>Château Pichon- Longueville au Baron </text:p>
          </table:table-cell>
          <table:table-cell office:value-type="string" calcext:value-type="string">
            <text:p><text:s/>Pauill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6000" calcext:value-type="float">
            <text:p>3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6]); &quot;&quot;; 1)">
            <text:p/>
          </table:table-cell>
          <table:table-cell/>
          <table:table-cell office:value-type="string" calcext:value-type="string">
            <text:p>1216.0</text:p>
          </table:table-cell>
          <table:table-cell/>
          <table:table-cell office:value-type="string" calcext:value-type="string">
            <text:p><text:s/>Château Filhot </text:p>
          </table:table-cell>
          <table:table-cell office:value-type="string" calcext:value-type="string">
            <text:p><text:s/>Sauternes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" calcext:value-type="float">
            <text:p>45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7]); &quot;&quot;; 1)">
            <text:p/>
          </table:table-cell>
          <table:table-cell/>
          <table:table-cell office:value-type="string" calcext:value-type="string">
            <text:p>1112.0</text:p>
          </table:table-cell>
          <table:table-cell/>
          <table:table-cell office:value-type="string" calcext:value-type="string">
            <text:p><text:s/>Château Farluret </text:p>
          </table:table-cell>
          <table:table-cell office:value-type="string" calcext:value-type="string">
            <text:p><text:s/>Sautern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" calcext:value-type="float">
            <text:p>4500</text:p>
          </table:table-cell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8]); &quot;&quot;; 1)">
            <text:p/>
          </table:table-cell>
          <table:table-cell/>
          <table:table-cell office:value-type="string" calcext:value-type="string">
            <text:p>1217.0</text:p>
          </table:table-cell>
          <table:table-cell/>
          <table:table-cell office:value-type="string" calcext:value-type="string">
            <text:p><text:s/>Tokaji Szamorodni </text:p>
          </table:table-cell>
          <table:table-cell office:value-type="string" calcext:value-type="string">
            <text:p><text:s/>/17Szepsy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5T10:46:02.193146207</dc:date>
    <meta:editing-duration>PT10S</meta:editing-duration>
    <meta:editing-cycles>1</meta:editing-cycles>
    <meta:document-statistic meta:table-count="2" meta:cell-count="7869" meta:object-count="0"/>
    <meta:generator>LibreOffice/7.3.7.2$Linux_X86_64 LibreOffice_project/30$Build-2</meta:generator>
  </office:meta>
</office:document-meta>
</file>